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5.89cm"/>
    </style:style>
    <style:style style:name="co5" style:family="table-column">
      <style:table-column-properties fo:break-before="auto" style:column-width="4.092cm"/>
    </style:style>
    <style:style style:name="co6" style:family="table-column">
      <style:table-column-properties fo:break-before="auto" style:column-width="3.602cm"/>
    </style:style>
    <style:style style:name="co7" style:family="table-column">
      <style:table-column-properties fo:break-before="auto" style:column-width="3.166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3.82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79cm"/>
    </style:style>
    <style:style style:name="co12" style:family="table-column">
      <style:table-column-properties fo:break-before="auto" style:column-width="2.951cm"/>
    </style:style>
    <style:style style:name="co13" style:family="table-column">
      <style:table-column-properties fo:break-before="auto" style:column-width="1.3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Ejemplar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Margen Mejora (%)</text:p>
          </table:table-cell>
          <table:table-cell office:value-type="string" calcext:value-type="string">
            <text:p>Tiempo ejecuci�n</text:p>
          </table:table-cell>
          <table:table-cell office:value-type="string" calcext:value-type="string">
            <text:p><text:s/>M�todo Ordenaci�n</text:p>
          </table:table-cell>
          <table:table-cell office:value-type="string" calcext:value-type="string">
            <text:p><text:s text:c="4"/>M�todo Colocaci�n</text:p>
          </table:table-cell>
          <table:table-cell office:value-type="string" calcext:value-type="string">
            <text:p><text:s/>Optimizaci�n Local</text:p>
          </table:table-cell>
          <table:table-cell office:value-type="string" calcext:value-type="string">
            <text:p><text:s/>N�mero Mejoras</text:p>
          </table:table-cell>
          <table:table-cell office:value-type="string" calcext:value-type="string">
            <text:p><text:s/>Timeout</text:p>
          </table:table-cell>
          <table:table-cell office:value-type="string" calcext:value-type="string">
            <text:p>Ejemplar Random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Margen Mejora (%)</text:p>
          </table:table-cell>
          <table:table-cell office:value-type="string" calcext:value-type="string">
            <text:p>Tiempo ejecuci�n</text:p>
          </table:table-cell>
          <table:table-cell office:value-type="string" calcext:value-type="string">
            <text:p><text:s/>M�todo Ordenaci�n</text:p>
          </table:table-cell>
          <table:table-cell office:value-type="string" calcext:value-type="string">
            <text:p><text:s text:c="4"/>M�todo Colocaci�n</text:p>
          </table:table-cell>
          <table:table-cell office:value-type="string" calcext:value-type="string">
            <text:p><text:s/>Optimizaci�n Local</text:p>
          </table:table-cell>
          <table:table-cell office:value-type="string" calcext:value-type="string">
            <text:p><text:s/>N�mero Mejoras</text:p>
          </table:table-cell>
          <table:table-cell office:value-type="string" calcext:value-type="string">
            <text:p><text:s/>Timeout</text:p>
          </table:table-cell>
          <table:table-cell table:number-columns-repeated="2"/>
          <table:table-cell table:style-name="Default" office:value-type="string" calcext:value-type="string">
            <text:p>Random Win</text:p>
          </table:table-cell>
          <table:table-cell table:style-name="Default" office:value-type="string" calcext:value-type="string">
            <text:p>Random Fail</text:p>
          </table:table-cell>
          <table:table-cell table:style-name="Default" office:value-type="string" calcext:value-type="string">
            <text:p>Tie</text:p>
          </table:table-cell>
          <table:table-cell/>
        </table:table-row>
        <table:table-row table:style-name="ro2">
          <table:table-cell office:value-type="string" calcext:value-type="string">
            <text:p>ejemplar_calibrado_1.txt</text:p>
          </table:table-cell>
          <table:table-cell office:value-type="float" office:value="1046616.5363" calcext:value-type="float">
            <text:p>1046616,5363</text:p>
          </table:table-cell>
          <table:table-cell office:value-type="float" office:value="79934.3355" calcext:value-type="float">
            <text:p>79934,3355</text:p>
          </table:table-cell>
          <table:table-cell office:value-type="float" office:value="92.3625957810122" calcext:value-type="float">
            <text:p>92,3625957810122</text:p>
          </table:table-cell>
          <table:table-cell office:value-type="float" office:value="258.000010490417" calcext:value-type="float">
            <text:p>258,00001049041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1.txt</text:p>
          </table:table-cell>
          <table:table-cell office:value-type="float" office:value="1046616.5363" calcext:value-type="float">
            <text:p>1046616,5363</text:p>
          </table:table-cell>
          <table:table-cell office:value-type="float" office:value="80071.8318999999" calcext:value-type="float">
            <text:p>80071,8318999999</text:p>
          </table:table-cell>
          <table:table-cell office:value-type="float" office:value="92.3494585530752" calcext:value-type="float">
            <text:p>92,3494585530752</text:p>
          </table:table-cell>
          <table:table-cell office:value-type="float" office:value="258.011968851089" calcext:value-type="float">
            <text:p>258,01196885108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/>
          <table:table-cell table:formula="of:=[.C2]-[.M2]" office:value-type="float" office:value="-137.496399999945" calcext:value-type="float">
            <text:p>-137,496399999945</text:p>
          </table:table-cell>
          <table:table-cell table:formula="of:=IF([.V2]&gt;0;1;0)" office:value-type="float" office:value="0" calcext:value-type="float">
            <text:p>0</text:p>
          </table:table-cell>
          <table:table-cell table:formula="of:=IF([.V2]&lt;0;1;0)" office:value-type="float" office:value="1" calcext:value-type="float">
            <text:p>1</text:p>
          </table:table-cell>
          <table:table-cell table:formula="of:=IF([.V2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2.txt</text:p>
          </table:table-cell>
          <table:table-cell office:value-type="float" office:value="878505.274400001" calcext:value-type="float">
            <text:p>878505,274400001</text:p>
          </table:table-cell>
          <table:table-cell office:value-type="float" office:value="66522.1159999999" calcext:value-type="float">
            <text:p>66522,1159999999</text:p>
          </table:table-cell>
          <table:table-cell office:value-type="float" office:value="92.4278068739618" calcext:value-type="float">
            <text:p>92,4278068739618</text:p>
          </table:table-cell>
          <table:table-cell office:value-type="float" office:value="258.000066757202" calcext:value-type="float">
            <text:p>258,000066757202</text:p>
          </table:table-cell>
          <table:table-cell office:value-type="string" calcext:value-type="string">
            <text:p>TOTAL_PIECE_DURATION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2.txt</text:p>
          </table:table-cell>
          <table:table-cell office:value-type="float" office:value="878505.274400001" calcext:value-type="float">
            <text:p>878505,274400001</text:p>
          </table:table-cell>
          <table:table-cell office:value-type="float" office:value="77329.0330999999" calcext:value-type="float">
            <text:p>77329,0330999999</text:p>
          </table:table-cell>
          <table:table-cell office:value-type="float" office:value="91.1976586420823" calcext:value-type="float">
            <text:p>91,1976586420823</text:p>
          </table:table-cell>
          <table:table-cell office:value-type="float" office:value="258.029160261154" calcext:value-type="float">
            <text:p>258,02916026115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table:formula="of:=[.C3]-[.M3]" office:value-type="float" office:value="-10806.9171" calcext:value-type="float">
            <text:p>-10806,9171</text:p>
          </table:table-cell>
          <table:table-cell table:formula="of:=IF([.V3]&gt;0;1;0)" office:value-type="float" office:value="0" calcext:value-type="float">
            <text:p>0</text:p>
          </table:table-cell>
          <table:table-cell table:formula="of:=IF([.V3]&lt;0;1;0)" office:value-type="float" office:value="1" calcext:value-type="float">
            <text:p>1</text:p>
          </table:table-cell>
          <table:table-cell table:formula="of:=IF([.V3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3.txt</text:p>
          </table:table-cell>
          <table:table-cell office:value-type="float" office:value="692378.5528" calcext:value-type="float">
            <text:p>692378,5528</text:p>
          </table:table-cell>
          <table:table-cell office:value-type="float" office:value="81372.4210000002" calcext:value-type="float">
            <text:p>81372,4210000002</text:p>
          </table:table-cell>
          <table:table-cell office:value-type="float" office:value="88.2474087807995" calcext:value-type="float">
            <text:p>88,2474087807995</text:p>
          </table:table-cell>
          <table:table-cell office:value-type="float" office:value="258.015661716461" calcext:value-type="float">
            <text:p>258,01566171646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3.txt</text:p>
          </table:table-cell>
          <table:table-cell office:value-type="float" office:value="692378.5528" calcext:value-type="float">
            <text:p>692378,5528</text:p>
          </table:table-cell>
          <table:table-cell office:value-type="float" office:value="81604.0924" calcext:value-type="float">
            <text:p>81604,0924</text:p>
          </table:table-cell>
          <table:table-cell office:value-type="float" office:value="88.2139485589219" calcext:value-type="float">
            <text:p>88,2139485589219</text:p>
          </table:table-cell>
          <table:table-cell office:value-type="float" office:value="258.002695560455" calcext:value-type="float">
            <text:p>258,00269556045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/>
          <table:table-cell table:formula="of:=[.C4]-[.M4]" office:value-type="float" office:value="-231.671399999817" calcext:value-type="float">
            <text:p>-231,671399999817</text:p>
          </table:table-cell>
          <table:table-cell table:formula="of:=IF([.V4]&gt;0;1;0)" office:value-type="float" office:value="0" calcext:value-type="float">
            <text:p>0</text:p>
          </table:table-cell>
          <table:table-cell table:formula="of:=IF([.V4]&lt;0;1;0)" office:value-type="float" office:value="1" calcext:value-type="float">
            <text:p>1</text:p>
          </table:table-cell>
          <table:table-cell table:formula="of:=IF([.V4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4.txt</text:p>
          </table:table-cell>
          <table:table-cell office:value-type="float" office:value="1011503.186" calcext:value-type="float">
            <text:p>1011503,186</text:p>
          </table:table-cell>
          <table:table-cell office:value-type="float" office:value="75915.6779" calcext:value-type="float">
            <text:p>75915,6779</text:p>
          </table:table-cell>
          <table:table-cell office:value-type="float" office:value="92.4947663091197" calcext:value-type="float">
            <text:p>92,4947663091197</text:p>
          </table:table-cell>
          <table:table-cell office:value-type="float" office:value="258.015622615814" calcext:value-type="float">
            <text:p>258,01562261581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4.txt</text:p>
          </table:table-cell>
          <table:table-cell office:value-type="float" office:value="1011503.186" calcext:value-type="float">
            <text:p>1011503,186</text:p>
          </table:table-cell>
          <table:table-cell office:value-type="float" office:value="76610.3495" calcext:value-type="float">
            <text:p>76610,3495</text:p>
          </table:table-cell>
          <table:table-cell office:value-type="float" office:value="92.4260891551952" calcext:value-type="float">
            <text:p>92,4260891551952</text:p>
          </table:table-cell>
          <table:table-cell office:value-type="float" office:value="258.020436286926" calcext:value-type="float">
            <text:p>258,02043628692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/>
          <table:table-cell table:formula="of:=[.C5]-[.M5]" office:value-type="float" office:value="-694.671599999958" calcext:value-type="float">
            <text:p>-694,671599999958</text:p>
          </table:table-cell>
          <table:table-cell table:formula="of:=IF([.V5]&gt;0;1;0)" office:value-type="float" office:value="0" calcext:value-type="float">
            <text:p>0</text:p>
          </table:table-cell>
          <table:table-cell table:formula="of:=IF([.V5]&lt;0;1;0)" office:value-type="float" office:value="1" calcext:value-type="float">
            <text:p>1</text:p>
          </table:table-cell>
          <table:table-cell table:formula="of:=IF([.V5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5.txt</text:p>
          </table:table-cell>
          <table:table-cell office:value-type="float" office:value="799996.645799999" calcext:value-type="float">
            <text:p>799996,645799999</text:p>
          </table:table-cell>
          <table:table-cell office:value-type="float" office:value="83061.5887" calcext:value-type="float">
            <text:p>83061,5887</text:p>
          </table:table-cell>
          <table:table-cell office:value-type="float" office:value="89.617257880258" calcext:value-type="float">
            <text:p>89,617257880258</text:p>
          </table:table-cell>
          <table:table-cell office:value-type="float" office:value="258.015623092651" calcext:value-type="float">
            <text:p>258,015623092651</text:p>
          </table:table-cell>
          <table:table-cell office:value-type="string" calcext:value-type="string">
            <text:p>RUPTURE_COST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5.txt</text:p>
          </table:table-cell>
          <table:table-cell office:value-type="float" office:value="799996.645799999" calcext:value-type="float">
            <text:p>799996,645799999</text:p>
          </table:table-cell>
          <table:table-cell office:value-type="float" office:value="86235.9338" calcext:value-type="float">
            <text:p>86235,9338</text:p>
          </table:table-cell>
          <table:table-cell office:value-type="float" office:value="89.2204630790966" calcext:value-type="float">
            <text:p>89,2204630790966</text:p>
          </table:table-cell>
          <table:table-cell office:value-type="float" office:value="258.018976926804" calcext:value-type="float">
            <text:p>258,01897692680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/>
          <table:table-cell table:formula="of:=[.C6]-[.M6]" office:value-type="float" office:value="-3174.34509999999" calcext:value-type="float">
            <text:p>-3174,34509999999</text:p>
          </table:table-cell>
          <table:table-cell table:formula="of:=IF([.V6]&gt;0;1;0)" office:value-type="float" office:value="0" calcext:value-type="float">
            <text:p>0</text:p>
          </table:table-cell>
          <table:table-cell table:formula="of:=IF([.V6]&lt;0;1;0)" office:value-type="float" office:value="1" calcext:value-type="float">
            <text:p>1</text:p>
          </table:table-cell>
          <table:table-cell table:formula="of:=IF([.V6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6.txt</text:p>
          </table:table-cell>
          <table:table-cell office:value-type="float" office:value="956312.0344" calcext:value-type="float">
            <text:p>956312,0344</text:p>
          </table:table-cell>
          <table:table-cell office:value-type="float" office:value="80396.5061" calcext:value-type="float">
            <text:p>80396,5061</text:p>
          </table:table-cell>
          <table:table-cell office:value-type="float" office:value="91.5930676172614" calcext:value-type="float">
            <text:p>91,5930676172614</text:p>
          </table:table-cell>
          <table:table-cell office:value-type="float" office:value="258.015627384186" calcext:value-type="float">
            <text:p>258,015627384186</text:p>
          </table:table-cell>
          <table:table-cell office:value-type="string" calcext:value-type="string">
            <text:p>WORKING_COST_SU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6.txt</text:p>
          </table:table-cell>
          <table:table-cell office:value-type="float" office:value="956312.0344" calcext:value-type="float">
            <text:p>956312,0344</text:p>
          </table:table-cell>
          <table:table-cell office:value-type="float" office:value="80807.9020999999" calcext:value-type="float">
            <text:p>80807,9020999999</text:p>
          </table:table-cell>
          <table:table-cell office:value-type="float" office:value="91.550048604094" calcext:value-type="float">
            <text:p>91,550048604094</text:p>
          </table:table-cell>
          <table:table-cell office:value-type="float" office:value="258.02672958374" calcext:value-type="float">
            <text:p>258,0267295837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/>
          <table:table-cell table:formula="of:=[.C7]-[.M7]" office:value-type="float" office:value="-411.39599999995" calcext:value-type="float">
            <text:p>-411,39599999995</text:p>
          </table:table-cell>
          <table:table-cell table:formula="of:=IF([.V7]&gt;0;1;0)" office:value-type="float" office:value="0" calcext:value-type="float">
            <text:p>0</text:p>
          </table:table-cell>
          <table:table-cell table:formula="of:=IF([.V7]&lt;0;1;0)" office:value-type="float" office:value="1" calcext:value-type="float">
            <text:p>1</text:p>
          </table:table-cell>
          <table:table-cell table:formula="of:=IF([.V7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7.txt</text:p>
          </table:table-cell>
          <table:table-cell office:value-type="float" office:value="503223.6886" calcext:value-type="float">
            <text:p>503223,6886</text:p>
          </table:table-cell>
          <table:table-cell office:value-type="float" office:value="66916.4846" calcext:value-type="float">
            <text:p>66916,4846</text:p>
          </table:table-cell>
          <table:table-cell office:value-type="float" office:value="86.702437481398" calcext:value-type="float">
            <text:p>86,702437481398</text:p>
          </table:table-cell>
          <table:table-cell office:value-type="float" office:value="258.015622854233" calcext:value-type="float">
            <text:p>258,01562285423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7.txt</text:p>
          </table:table-cell>
          <table:table-cell office:value-type="float" office:value="503223.6886" calcext:value-type="float">
            <text:p>503223,6886</text:p>
          </table:table-cell>
          <table:table-cell office:value-type="float" office:value="68213.7414" calcext:value-type="float">
            <text:p>68213,7414</text:p>
          </table:table-cell>
          <table:table-cell office:value-type="float" office:value="86.4446481862221" calcext:value-type="float">
            <text:p>86,4446481862221</text:p>
          </table:table-cell>
          <table:table-cell office:value-type="float" office:value="258.035513877869" calcext:value-type="float">
            <text:p>258,03551387786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/>
          <table:table-cell table:formula="of:=[.C8]-[.M8]" office:value-type="float" office:value="-1297.25679999996" calcext:value-type="float">
            <text:p>-1297,25679999996</text:p>
          </table:table-cell>
          <table:table-cell table:formula="of:=IF([.V8]&gt;0;1;0)" office:value-type="float" office:value="0" calcext:value-type="float">
            <text:p>0</text:p>
          </table:table-cell>
          <table:table-cell table:formula="of:=IF([.V8]&lt;0;1;0)" office:value-type="float" office:value="1" calcext:value-type="float">
            <text:p>1</text:p>
          </table:table-cell>
          <table:table-cell table:formula="of:=IF([.V8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8.txt</text:p>
          </table:table-cell>
          <table:table-cell office:value-type="float" office:value="1340866.8708" calcext:value-type="float">
            <text:p>1340866,8708</text:p>
          </table:table-cell>
          <table:table-cell office:value-type="float" office:value="106670.9299" calcext:value-type="float">
            <text:p>106670,9299</text:p>
          </table:table-cell>
          <table:table-cell office:value-type="float" office:value="92.0446293198103" calcext:value-type="float">
            <text:p>92,0446293198103</text:p>
          </table:table-cell>
          <table:table-cell office:value-type="float" office:value="258.015624761581" calcext:value-type="float">
            <text:p>258,015624761581</text:p>
          </table:table-cell>
          <table:table-cell office:value-type="string" calcext:value-type="string">
            <text:p>WORKING_COST_AVERAGE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8.txt</text:p>
          </table:table-cell>
          <table:table-cell office:value-type="float" office:value="1340866.8708" calcext:value-type="float">
            <text:p>1340866,8708</text:p>
          </table:table-cell>
          <table:table-cell office:value-type="float" office:value="108248.5373" calcext:value-type="float">
            <text:p>108248,5373</text:p>
          </table:table-cell>
          <table:table-cell office:value-type="float" office:value="91.9269735379907" calcext:value-type="float">
            <text:p>91,9269735379907</text:p>
          </table:table-cell>
          <table:table-cell office:value-type="float" office:value="258.000825881958" calcext:value-type="float">
            <text:p>258,00082588195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/>
          <table:table-cell table:formula="of:=[.C9]-[.M9]" office:value-type="float" office:value="-1577.60739999994" calcext:value-type="float">
            <text:p>-1577,60739999994</text:p>
          </table:table-cell>
          <table:table-cell table:formula="of:=IF([.V9]&gt;0;1;0)" office:value-type="float" office:value="0" calcext:value-type="float">
            <text:p>0</text:p>
          </table:table-cell>
          <table:table-cell table:formula="of:=IF([.V9]&lt;0;1;0)" office:value-type="float" office:value="1" calcext:value-type="float">
            <text:p>1</text:p>
          </table:table-cell>
          <table:table-cell table:formula="of:=IF([.V9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9.txt</text:p>
          </table:table-cell>
          <table:table-cell office:value-type="float" office:value="1172856.2667" calcext:value-type="float">
            <text:p>1172856,2667</text:p>
          </table:table-cell>
          <table:table-cell office:value-type="float" office:value="116178.5183" calcext:value-type="float">
            <text:p>116178,5183</text:p>
          </table:table-cell>
          <table:table-cell office:value-type="float" office:value="90.0943942068123" calcext:value-type="float">
            <text:p>90,0943942068123</text:p>
          </table:table-cell>
          <table:table-cell office:value-type="float" office:value="258.046874284744" calcext:value-type="float">
            <text:p>258,046874284744</text:p>
          </table:table-cell>
          <table:table-cell office:value-type="string" calcext:value-type="string">
            <text:p>TOTAL_PIECE_DURATION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9.txt</text:p>
          </table:table-cell>
          <table:table-cell office:value-type="float" office:value="1172856.2667" calcext:value-type="float">
            <text:p>1172856,2667</text:p>
          </table:table-cell>
          <table:table-cell office:value-type="float" office:value="113195.7685" calcext:value-type="float">
            <text:p>113195,7685</text:p>
          </table:table-cell>
          <table:table-cell office:value-type="float" office:value="90.3487092396673" calcext:value-type="float">
            <text:p>90,3487092396673</text:p>
          </table:table-cell>
          <table:table-cell office:value-type="float" office:value="258.046167373657" calcext:value-type="float">
            <text:p>258,04616737365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/>
          <table:table-cell table:formula="of:=[.C10]-[.M10]" office:value-type="float" office:value="2982.7498000003" calcext:value-type="float">
            <text:p>2982,7498000003</text:p>
          </table:table-cell>
          <table:table-cell table:formula="of:=IF([.V10]&gt;0;1;0)" office:value-type="float" office:value="1" calcext:value-type="float">
            <text:p>1</text:p>
          </table:table-cell>
          <table:table-cell table:formula="of:=IF([.V10]&lt;0;1;0)" office:value-type="float" office:value="0" calcext:value-type="float">
            <text:p>0</text:p>
          </table:table-cell>
          <table:table-cell table:formula="of:=IF([.V10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10.txt</text:p>
          </table:table-cell>
          <table:table-cell office:value-type="float" office:value="1480549.0514" calcext:value-type="float">
            <text:p>1480549,0514</text:p>
          </table:table-cell>
          <table:table-cell office:value-type="float" office:value="79620.083" calcext:value-type="float">
            <text:p>79620,083</text:p>
          </table:table-cell>
          <table:table-cell office:value-type="float" office:value="94.6222596998923" calcext:value-type="float">
            <text:p>94,6222596998923</text:p>
          </table:table-cell>
          <table:table-cell office:value-type="float" office:value="258.015568256378" calcext:value-type="float">
            <text:p>258,015568256378</text:p>
          </table:table-cell>
          <table:table-cell office:value-type="string" calcext:value-type="string">
            <text:p>WORKING_COST_AVERAGE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10.txt</text:p>
          </table:table-cell>
          <table:table-cell office:value-type="float" office:value="1480549.0514" calcext:value-type="float">
            <text:p>1480549,0514</text:p>
          </table:table-cell>
          <table:table-cell office:value-type="float" office:value="79620.083" calcext:value-type="float">
            <text:p>79620,083</text:p>
          </table:table-cell>
          <table:table-cell office:value-type="float" office:value="94.6222596998923" calcext:value-type="float">
            <text:p>94,6222596998923</text:p>
          </table:table-cell>
          <table:table-cell office:value-type="float" office:value="258.007798194885" calcext:value-type="float">
            <text:p>258,00779819488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/>
          <table:table-cell table:formula="of:=[.C11]-[.M11]" office:value-type="float" office:value="0" calcext:value-type="float">
            <text:p>0</text:p>
          </table:table-cell>
          <table:table-cell table:formula="of:=IF([.V11]&gt;0;1;0)" office:value-type="float" office:value="0" calcext:value-type="float">
            <text:p>0</text:p>
          </table:table-cell>
          <table:table-cell table:formula="of:=IF([.V11]&lt;0;1;0)" office:value-type="float" office:value="0" calcext:value-type="float">
            <text:p>0</text:p>
          </table:table-cell>
          <table:table-cell table:formula="of:=IF([.V11]=0;1;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jemplar_calibrado_11.txt</text:p>
          </table:table-cell>
          <table:table-cell office:value-type="float" office:value="663232.651700002" calcext:value-type="float">
            <text:p>663232,651700002</text:p>
          </table:table-cell>
          <table:table-cell office:value-type="float" office:value="84131.1342" calcext:value-type="float">
            <text:p>84131,1342</text:p>
          </table:table-cell>
          <table:table-cell office:value-type="float" office:value="87.314989094045" calcext:value-type="float">
            <text:p>87,314989094045</text:p>
          </table:table-cell>
          <table:table-cell office:value-type="float" office:value="258.031199455261" calcext:value-type="float">
            <text:p>258,03119945526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11.txt</text:p>
          </table:table-cell>
          <table:table-cell office:value-type="float" office:value="663232.651700002" calcext:value-type="float">
            <text:p>663232,651700002</text:p>
          </table:table-cell>
          <table:table-cell office:value-type="float" office:value="83074.6665" calcext:value-type="float">
            <text:p>83074,6665</text:p>
          </table:table-cell>
          <table:table-cell office:value-type="float" office:value="87.4742797588354" calcext:value-type="float">
            <text:p>87,4742797588354</text:p>
          </table:table-cell>
          <table:table-cell office:value-type="float" office:value="258.013431310654" calcext:value-type="float">
            <text:p>258,01343131065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12]-[.M12]" office:value-type="float" office:value="1056.46770000001" calcext:value-type="float">
            <text:p>1056,46770000001</text:p>
          </table:table-cell>
          <table:table-cell table:formula="of:=IF([.V12]&gt;0;1;0)" office:value-type="float" office:value="1" calcext:value-type="float">
            <text:p>1</text:p>
          </table:table-cell>
          <table:table-cell table:formula="of:=IF([.V12]&lt;0;1;0)" office:value-type="float" office:value="0" calcext:value-type="float">
            <text:p>0</text:p>
          </table:table-cell>
          <table:table-cell table:formula="of:=IF([.V12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12.txt</text:p>
          </table:table-cell>
          <table:table-cell office:value-type="float" office:value="528955.4915" calcext:value-type="float">
            <text:p>528955,4915</text:p>
          </table:table-cell>
          <table:table-cell office:value-type="float" office:value="64768.3321000001" calcext:value-type="float">
            <text:p>64768,3321000001</text:p>
          </table:table-cell>
          <table:table-cell office:value-type="float" office:value="87.7554287381852" calcext:value-type="float">
            <text:p>87,7554287381852</text:p>
          </table:table-cell>
          <table:table-cell office:value-type="float" office:value="258.015621900558" calcext:value-type="float">
            <text:p>258,015621900558</text:p>
          </table:table-cell>
          <table:table-cell office:value-type="string" calcext:value-type="string">
            <text:p>TOTAL_PIECE_DURATION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12.txt</text:p>
          </table:table-cell>
          <table:table-cell office:value-type="float" office:value="528955.4915" calcext:value-type="float">
            <text:p>528955,4915</text:p>
          </table:table-cell>
          <table:table-cell office:value-type="float" office:value="64572.9052000009" calcext:value-type="float">
            <text:p>64572,9052000009</text:p>
          </table:table-cell>
          <table:table-cell office:value-type="float" office:value="87.7923745499103" calcext:value-type="float">
            <text:p>87,7923745499103</text:p>
          </table:table-cell>
          <table:table-cell office:value-type="float" office:value="258.007012367249" calcext:value-type="float">
            <text:p>258,00701236724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/>
          <table:table-cell table:formula="of:=[.C13]-[.M13]" office:value-type="float" office:value="195.426899999191" calcext:value-type="float">
            <text:p>195,426899999191</text:p>
          </table:table-cell>
          <table:table-cell table:formula="of:=IF([.V13]&gt;0;1;0)" office:value-type="float" office:value="1" calcext:value-type="float">
            <text:p>1</text:p>
          </table:table-cell>
          <table:table-cell table:formula="of:=IF([.V13]&lt;0;1;0)" office:value-type="float" office:value="0" calcext:value-type="float">
            <text:p>0</text:p>
          </table:table-cell>
          <table:table-cell table:formula="of:=IF([.V13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13.txt</text:p>
          </table:table-cell>
          <table:table-cell office:value-type="float" office:value="254594.4775" calcext:value-type="float">
            <text:p>254594,4775</text:p>
          </table:table-cell>
          <table:table-cell office:value-type="float" office:value="47808.3865" calcext:value-type="float">
            <text:p>47808,3865</text:p>
          </table:table-cell>
          <table:table-cell office:value-type="float" office:value="81.2217503814473" calcext:value-type="float">
            <text:p>81,2217503814473</text:p>
          </table:table-cell>
          <table:table-cell office:value-type="float" office:value="258.015623092651" calcext:value-type="float">
            <text:p>258,01562309265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13.txt</text:p>
          </table:table-cell>
          <table:table-cell office:value-type="float" office:value="254594.4775" calcext:value-type="float">
            <text:p>254594,4775</text:p>
          </table:table-cell>
          <table:table-cell office:value-type="float" office:value="47683.2436" calcext:value-type="float">
            <text:p>47683,2436</text:p>
          </table:table-cell>
          <table:table-cell office:value-type="float" office:value="81.270904197048" calcext:value-type="float">
            <text:p>81,270904197048</text:p>
          </table:table-cell>
          <table:table-cell office:value-type="float" office:value="258.00793170929" calcext:value-type="float">
            <text:p>258,0079317092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/>
          <table:table-cell table:formula="of:=[.C14]-[.M14]" office:value-type="float" office:value="125.142900000043" calcext:value-type="float">
            <text:p>125,142900000043</text:p>
          </table:table-cell>
          <table:table-cell table:formula="of:=IF([.V14]&gt;0;1;0)" office:value-type="float" office:value="1" calcext:value-type="float">
            <text:p>1</text:p>
          </table:table-cell>
          <table:table-cell table:formula="of:=IF([.V14]&lt;0;1;0)" office:value-type="float" office:value="0" calcext:value-type="float">
            <text:p>0</text:p>
          </table:table-cell>
          <table:table-cell table:formula="of:=IF([.V14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14.txt</text:p>
          </table:table-cell>
          <table:table-cell office:value-type="float" office:value="361545.213800001" calcext:value-type="float">
            <text:p>361545,213800001</text:p>
          </table:table-cell>
          <table:table-cell office:value-type="float" office:value="47566.4209" calcext:value-type="float">
            <text:p>47566,4209</text:p>
          </table:table-cell>
          <table:table-cell office:value-type="float" office:value="86.8435761048927" calcext:value-type="float">
            <text:p>86,8435761048927</text:p>
          </table:table-cell>
          <table:table-cell office:value-type="float" office:value="258.00000166893" calcext:value-type="float">
            <text:p>258,0000016689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14.txt</text:p>
          </table:table-cell>
          <table:table-cell office:value-type="float" office:value="361545.213800001" calcext:value-type="float">
            <text:p>361545,213800001</text:p>
          </table:table-cell>
          <table:table-cell office:value-type="float" office:value="46756.0397" calcext:value-type="float">
            <text:p>46756,0397</text:p>
          </table:table-cell>
          <table:table-cell office:value-type="float" office:value="87.0677199101675" calcext:value-type="float">
            <text:p>87,0677199101675</text:p>
          </table:table-cell>
          <table:table-cell office:value-type="float" office:value="258.001597642899" calcext:value-type="float">
            <text:p>258,00159764289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/>
          <table:table-cell table:formula="of:=[.C15]-[.M15]" office:value-type="float" office:value="810.381199999974" calcext:value-type="float">
            <text:p>810,381199999974</text:p>
          </table:table-cell>
          <table:table-cell table:formula="of:=IF([.V15]&gt;0;1;0)" office:value-type="float" office:value="1" calcext:value-type="float">
            <text:p>1</text:p>
          </table:table-cell>
          <table:table-cell table:formula="of:=IF([.V15]&lt;0;1;0)" office:value-type="float" office:value="0" calcext:value-type="float">
            <text:p>0</text:p>
          </table:table-cell>
          <table:table-cell table:formula="of:=IF([.V15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15.txt</text:p>
          </table:table-cell>
          <table:table-cell office:value-type="float" office:value="302721.478" calcext:value-type="float">
            <text:p>302721,478</text:p>
          </table:table-cell>
          <table:table-cell office:value-type="float" office:value="54693.1039" calcext:value-type="float">
            <text:p>54693,1039</text:p>
          </table:table-cell>
          <table:table-cell office:value-type="float" office:value="81.9328630854531" calcext:value-type="float">
            <text:p>81,9328630854531</text:p>
          </table:table-cell>
          <table:table-cell office:value-type="float" office:value="258.015624046326" calcext:value-type="float">
            <text:p>258,01562404632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15.txt</text:p>
          </table:table-cell>
          <table:table-cell office:value-type="float" office:value="302721.478" calcext:value-type="float">
            <text:p>302721,478</text:p>
          </table:table-cell>
          <table:table-cell office:value-type="float" office:value="55723.2591" calcext:value-type="float">
            <text:p>55723,2591</text:p>
          </table:table-cell>
          <table:table-cell office:value-type="float" office:value="81.5925650640487" calcext:value-type="float">
            <text:p>81,5925650640487</text:p>
          </table:table-cell>
          <table:table-cell office:value-type="float" office:value="258.007884263992" calcext:value-type="float">
            <text:p>258,00788426399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/>
          <table:table-cell table:formula="of:=[.C16]-[.M16]" office:value-type="float" office:value="-1030.1552" calcext:value-type="float">
            <text:p>-1030,1552</text:p>
          </table:table-cell>
          <table:table-cell table:formula="of:=IF([.V16]&gt;0;1;0)" office:value-type="float" office:value="0" calcext:value-type="float">
            <text:p>0</text:p>
          </table:table-cell>
          <table:table-cell table:formula="of:=IF([.V16]&lt;0;1;0)" office:value-type="float" office:value="1" calcext:value-type="float">
            <text:p>1</text:p>
          </table:table-cell>
          <table:table-cell table:formula="of:=IF([.V16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16.txt</text:p>
          </table:table-cell>
          <table:table-cell office:value-type="float" office:value="831939.464299999" calcext:value-type="float">
            <text:p>831939,464299999</text:p>
          </table:table-cell>
          <table:table-cell office:value-type="float" office:value="87086.3862" calcext:value-type="float">
            <text:p>87086,3862</text:p>
          </table:table-cell>
          <table:table-cell office:value-type="float" office:value="89.5321246392278" calcext:value-type="float">
            <text:p>89,5321246392278</text:p>
          </table:table-cell>
          <table:table-cell office:value-type="float" office:value="258.023453235626" calcext:value-type="float">
            <text:p>258,023453235626</text:p>
          </table:table-cell>
          <table:table-cell office:value-type="string" calcext:value-type="string">
            <text:p>WORKING_COST_AVERAGE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16.txt</text:p>
          </table:table-cell>
          <table:table-cell office:value-type="float" office:value="831939.464299999" calcext:value-type="float">
            <text:p>831939,464299999</text:p>
          </table:table-cell>
          <table:table-cell office:value-type="float" office:value="92052.3719999999" calcext:value-type="float">
            <text:p>92052,3719999999</text:p>
          </table:table-cell>
          <table:table-cell office:value-type="float" office:value="88.9352079147425" calcext:value-type="float">
            <text:p>88,9352079147425</text:p>
          </table:table-cell>
          <table:table-cell office:value-type="float" office:value="258.009043931961" calcext:value-type="float">
            <text:p>258,00904393196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/>
          <table:table-cell table:formula="of:=[.C17]-[.M17]" office:value-type="float" office:value="-4965.98579999995" calcext:value-type="float">
            <text:p>-4965,98579999995</text:p>
          </table:table-cell>
          <table:table-cell table:formula="of:=IF([.V17]&gt;0;1;0)" office:value-type="float" office:value="0" calcext:value-type="float">
            <text:p>0</text:p>
          </table:table-cell>
          <table:table-cell table:formula="of:=IF([.V17]&lt;0;1;0)" office:value-type="float" office:value="1" calcext:value-type="float">
            <text:p>1</text:p>
          </table:table-cell>
          <table:table-cell table:formula="of:=IF([.V17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17.txt</text:p>
          </table:table-cell>
          <table:table-cell office:value-type="float" office:value="582646.586600001" calcext:value-type="float">
            <text:p>582646,586600001</text:p>
          </table:table-cell>
          <table:table-cell office:value-type="float" office:value="68483.6885" calcext:value-type="float">
            <text:p>68483,6885</text:p>
          </table:table-cell>
          <table:table-cell office:value-type="float" office:value="88.2461014832967" calcext:value-type="float">
            <text:p>88,2461014832967</text:p>
          </table:table-cell>
          <table:table-cell office:value-type="float" office:value="258.015604496002" calcext:value-type="float">
            <text:p>258,01560449600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17.txt</text:p>
          </table:table-cell>
          <table:table-cell office:value-type="float" office:value="582646.586600001" calcext:value-type="float">
            <text:p>582646,586600001</text:p>
          </table:table-cell>
          <table:table-cell office:value-type="float" office:value="68490.6298000001" calcext:value-type="float">
            <text:p>68490,6298000001</text:p>
          </table:table-cell>
          <table:table-cell office:value-type="float" office:value="88.2449101436133" calcext:value-type="float">
            <text:p>88,2449101436133</text:p>
          </table:table-cell>
          <table:table-cell office:value-type="float" office:value="258.005665779114" calcext:value-type="float">
            <text:p>258,00566577911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/>
          <table:table-cell table:formula="of:=[.C18]-[.M18]" office:value-type="float" office:value="-6.94130000012228" calcext:value-type="float">
            <text:p>-6,94130000012228</text:p>
          </table:table-cell>
          <table:table-cell table:formula="of:=IF([.V18]&gt;0;1;0)" office:value-type="float" office:value="0" calcext:value-type="float">
            <text:p>0</text:p>
          </table:table-cell>
          <table:table-cell table:formula="of:=IF([.V18]&lt;0;1;0)" office:value-type="float" office:value="1" calcext:value-type="float">
            <text:p>1</text:p>
          </table:table-cell>
          <table:table-cell table:formula="of:=IF([.V18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18.txt</text:p>
          </table:table-cell>
          <table:table-cell office:value-type="float" office:value="492769.3146" calcext:value-type="float">
            <text:p>492769,3146</text:p>
          </table:table-cell>
          <table:table-cell office:value-type="float" office:value="65075.7191" calcext:value-type="float">
            <text:p>65075,7191</text:p>
          </table:table-cell>
          <table:table-cell office:value-type="float" office:value="86.7938775463678" calcext:value-type="float">
            <text:p>86,7938775463678</text:p>
          </table:table-cell>
          <table:table-cell office:value-type="float" office:value="258.006294488907" calcext:value-type="float">
            <text:p>258,00629448890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18.txt</text:p>
          </table:table-cell>
          <table:table-cell office:value-type="float" office:value="492769.3146" calcext:value-type="float">
            <text:p>492769,3146</text:p>
          </table:table-cell>
          <table:table-cell office:value-type="float" office:value="63728.2458999999" calcext:value-type="float">
            <text:p>63728,2458999999</text:p>
          </table:table-cell>
          <table:table-cell office:value-type="float" office:value="87.067326635034" calcext:value-type="float">
            <text:p>87,067326635034</text:p>
          </table:table-cell>
          <table:table-cell office:value-type="float" office:value="258.002268314362" calcext:value-type="float">
            <text:p>258,00226831436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table:formula="of:=[.C19]-[.M19]" office:value-type="float" office:value="1347.47320000007" calcext:value-type="float">
            <text:p>1347,47320000007</text:p>
          </table:table-cell>
          <table:table-cell table:formula="of:=IF([.V19]&gt;0;1;0)" office:value-type="float" office:value="1" calcext:value-type="float">
            <text:p>1</text:p>
          </table:table-cell>
          <table:table-cell table:formula="of:=IF([.V19]&lt;0;1;0)" office:value-type="float" office:value="0" calcext:value-type="float">
            <text:p>0</text:p>
          </table:table-cell>
          <table:table-cell table:formula="of:=IF([.V19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19.txt</text:p>
          </table:table-cell>
          <table:table-cell office:value-type="float" office:value="687485.8057" calcext:value-type="float">
            <text:p>687485,8057</text:p>
          </table:table-cell>
          <table:table-cell office:value-type="float" office:value="67264.9998" calcext:value-type="float">
            <text:p>67264,9998</text:p>
          </table:table-cell>
          <table:table-cell office:value-type="float" office:value="90.2157980219664" calcext:value-type="float">
            <text:p>90,2157980219664</text:p>
          </table:table-cell>
          <table:table-cell office:value-type="float" office:value="258.015622377396" calcext:value-type="float">
            <text:p>258,015622377396</text:p>
          </table:table-cell>
          <table:table-cell office:value-type="string" calcext:value-type="string">
            <text:p>WORKING_COST_SUM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19.txt</text:p>
          </table:table-cell>
          <table:table-cell office:value-type="float" office:value="687485.8057" calcext:value-type="float">
            <text:p>687485,8057</text:p>
          </table:table-cell>
          <table:table-cell office:value-type="float" office:value="67431.1611" calcext:value-type="float">
            <text:p>67431,1611</text:p>
          </table:table-cell>
          <table:table-cell office:value-type="float" office:value="90.1916286065948" calcext:value-type="float">
            <text:p>90,1916286065948</text:p>
          </table:table-cell>
          <table:table-cell office:value-type="float" office:value="258.000535964966" calcext:value-type="float">
            <text:p>258,00053596496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table:formula="of:=[.C20]-[.M20]" office:value-type="float" office:value="-166.161300000022" calcext:value-type="float">
            <text:p>-166,161300000022</text:p>
          </table:table-cell>
          <table:table-cell table:formula="of:=IF([.V20]&gt;0;1;0)" office:value-type="float" office:value="0" calcext:value-type="float">
            <text:p>0</text:p>
          </table:table-cell>
          <table:table-cell table:formula="of:=IF([.V20]&lt;0;1;0)" office:value-type="float" office:value="1" calcext:value-type="float">
            <text:p>1</text:p>
          </table:table-cell>
          <table:table-cell table:formula="of:=IF([.V20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20.txt</text:p>
          </table:table-cell>
          <table:table-cell office:value-type="float" office:value="801621.0562" calcext:value-type="float">
            <text:p>801621,0562</text:p>
          </table:table-cell>
          <table:table-cell office:value-type="float" office:value="88419.3845" calcext:value-type="float">
            <text:p>88419,3845</text:p>
          </table:table-cell>
          <table:table-cell office:value-type="float" office:value="88.9699273969745" calcext:value-type="float">
            <text:p>88,9699273969745</text:p>
          </table:table-cell>
          <table:table-cell office:value-type="float" office:value="258.015623092651" calcext:value-type="float">
            <text:p>258,015623092651</text:p>
          </table:table-cell>
          <table:table-cell office:value-type="string" calcext:value-type="string">
            <text:p>RUPTURE_COST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20.txt</text:p>
          </table:table-cell>
          <table:table-cell office:value-type="float" office:value="801621.0562" calcext:value-type="float">
            <text:p>801621,0562</text:p>
          </table:table-cell>
          <table:table-cell office:value-type="float" office:value="89768.9355" calcext:value-type="float">
            <text:p>89768,9355</text:p>
          </table:table-cell>
          <table:table-cell office:value-type="float" office:value="88.8015746585375" calcext:value-type="float">
            <text:p>88,8015746585375</text:p>
          </table:table-cell>
          <table:table-cell office:value-type="float" office:value="258.034719944" calcext:value-type="float">
            <text:p>258,03471994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/>
          <table:table-cell table:formula="of:=[.C21]-[.M21]" office:value-type="float" office:value="-1349.55100000001" calcext:value-type="float">
            <text:p>-1349,55100000001</text:p>
          </table:table-cell>
          <table:table-cell table:formula="of:=IF([.V21]&gt;0;1;0)" office:value-type="float" office:value="0" calcext:value-type="float">
            <text:p>0</text:p>
          </table:table-cell>
          <table:table-cell table:formula="of:=IF([.V21]&lt;0;1;0)" office:value-type="float" office:value="1" calcext:value-type="float">
            <text:p>1</text:p>
          </table:table-cell>
          <table:table-cell table:formula="of:=IF([.V21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21.txt</text:p>
          </table:table-cell>
          <table:table-cell office:value-type="float" office:value="1257212.1845" calcext:value-type="float">
            <text:p>1257212,1845</text:p>
          </table:table-cell>
          <table:table-cell office:value-type="float" office:value="101379.5984" calcext:value-type="float">
            <text:p>101379,5984</text:p>
          </table:table-cell>
          <table:table-cell office:value-type="float" office:value="91.9361584583815" calcext:value-type="float">
            <text:p>91,9361584583815</text:p>
          </table:table-cell>
          <table:table-cell office:value-type="float" office:value="258.015625715256" calcext:value-type="float">
            <text:p>258,01562571525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21.txt</text:p>
          </table:table-cell>
          <table:table-cell office:value-type="float" office:value="1257212.1845" calcext:value-type="float">
            <text:p>1257212,1845</text:p>
          </table:table-cell>
          <table:table-cell office:value-type="float" office:value="99794.7226" calcext:value-type="float">
            <text:p>99794,7226</text:p>
          </table:table-cell>
          <table:table-cell office:value-type="float" office:value="92.0622211723402" calcext:value-type="float">
            <text:p>92,0622211723402</text:p>
          </table:table-cell>
          <table:table-cell office:value-type="float" office:value="258.000875473022" calcext:value-type="float">
            <text:p>258,00087547302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22]-[.M22]" office:value-type="float" office:value="1584.87580000031" calcext:value-type="float">
            <text:p>1584,87580000031</text:p>
          </table:table-cell>
          <table:table-cell table:formula="of:=IF([.V22]&gt;0;1;0)" office:value-type="float" office:value="1" calcext:value-type="float">
            <text:p>1</text:p>
          </table:table-cell>
          <table:table-cell table:formula="of:=IF([.V22]&lt;0;1;0)" office:value-type="float" office:value="0" calcext:value-type="float">
            <text:p>0</text:p>
          </table:table-cell>
          <table:table-cell table:formula="of:=IF([.V22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22.txt</text:p>
          </table:table-cell>
          <table:table-cell office:value-type="float" office:value="2179698.53949999" calcext:value-type="float">
            <text:p>2179698,53949999</text:p>
          </table:table-cell>
          <table:table-cell office:value-type="float" office:value="112474.2455" calcext:value-type="float">
            <text:p>112474,2455</text:p>
          </table:table-cell>
          <table:table-cell office:value-type="float" office:value="94.8399173802355" calcext:value-type="float">
            <text:p>94,8399173802355</text:p>
          </table:table-cell>
          <table:table-cell office:value-type="float" office:value="258.031248092651" calcext:value-type="float">
            <text:p>258,03124809265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22.txt</text:p>
          </table:table-cell>
          <table:table-cell office:value-type="float" office:value="2179698.53949999" calcext:value-type="float">
            <text:p>2179698,53949999</text:p>
          </table:table-cell>
          <table:table-cell office:value-type="float" office:value="112177.9089" calcext:value-type="float">
            <text:p>112177,9089</text:p>
          </table:table-cell>
          <table:table-cell office:value-type="float" office:value="94.8535126822752" calcext:value-type="float">
            <text:p>94,8535126822752</text:p>
          </table:table-cell>
          <table:table-cell office:value-type="float" office:value="258.025354623795" calcext:value-type="float">
            <text:p>258,02535462379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/>
          <table:table-cell table:formula="of:=[.C23]-[.M23]" office:value-type="float" office:value="296.336599999981" calcext:value-type="float">
            <text:p>296,336599999981</text:p>
          </table:table-cell>
          <table:table-cell table:formula="of:=IF([.V23]&gt;0;1;0)" office:value-type="float" office:value="1" calcext:value-type="float">
            <text:p>1</text:p>
          </table:table-cell>
          <table:table-cell table:formula="of:=IF([.V23]&lt;0;1;0)" office:value-type="float" office:value="0" calcext:value-type="float">
            <text:p>0</text:p>
          </table:table-cell>
          <table:table-cell table:formula="of:=IF([.V23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23.txt</text:p>
          </table:table-cell>
          <table:table-cell office:value-type="float" office:value="839081.393600001" calcext:value-type="float">
            <text:p>839081,393600001</text:p>
          </table:table-cell>
          <table:table-cell office:value-type="float" office:value="82480.5206" calcext:value-type="float">
            <text:p>82480,5206</text:p>
          </table:table-cell>
          <table:table-cell office:value-type="float" office:value="90.1701406765648" calcext:value-type="float">
            <text:p>90,1701406765648</text:p>
          </table:table-cell>
          <table:table-cell office:value-type="float" office:value="258.000178337097" calcext:value-type="float">
            <text:p>258,000178337097</text:p>
          </table:table-cell>
          <table:table-cell office:value-type="string" calcext:value-type="string">
            <text:p>NUM_OPERATIONS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23.txt</text:p>
          </table:table-cell>
          <table:table-cell office:value-type="float" office:value="839081.393600001" calcext:value-type="float">
            <text:p>839081,393600001</text:p>
          </table:table-cell>
          <table:table-cell office:value-type="float" office:value="88480.5837000002" calcext:value-type="float">
            <text:p>88480,5837000002</text:p>
          </table:table-cell>
          <table:table-cell office:value-type="float" office:value="89.455065459099" calcext:value-type="float">
            <text:p>89,455065459099</text:p>
          </table:table-cell>
          <table:table-cell office:value-type="float" office:value="258.018503427505" calcext:value-type="float">
            <text:p>258,01850342750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/>
          <table:table-cell table:formula="of:=[.C24]-[.M24]" office:value-type="float" office:value="-6000.06310000019" calcext:value-type="float">
            <text:p>-6000,06310000019</text:p>
          </table:table-cell>
          <table:table-cell table:formula="of:=IF([.V24]&gt;0;1;0)" office:value-type="float" office:value="0" calcext:value-type="float">
            <text:p>0</text:p>
          </table:table-cell>
          <table:table-cell table:formula="of:=IF([.V24]&lt;0;1;0)" office:value-type="float" office:value="1" calcext:value-type="float">
            <text:p>1</text:p>
          </table:table-cell>
          <table:table-cell table:formula="of:=IF([.V24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24.txt</text:p>
          </table:table-cell>
          <table:table-cell office:value-type="float" office:value="1005809.1316" calcext:value-type="float">
            <text:p>1005809,1316</text:p>
          </table:table-cell>
          <table:table-cell office:value-type="float" office:value="73019.4144" calcext:value-type="float">
            <text:p>73019,4144</text:p>
          </table:table-cell>
          <table:table-cell office:value-type="float" office:value="92.7402315105408" calcext:value-type="float">
            <text:p>92,7402315105408</text:p>
          </table:table-cell>
          <table:table-cell office:value-type="float" office:value="258.015606641769" calcext:value-type="float">
            <text:p>258,015606641769</text:p>
          </table:table-cell>
          <table:table-cell office:value-type="string" calcext:value-type="string">
            <text:p>RUPTURE_COST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24.txt</text:p>
          </table:table-cell>
          <table:table-cell office:value-type="float" office:value="1005809.1316" calcext:value-type="float">
            <text:p>1005809,1316</text:p>
          </table:table-cell>
          <table:table-cell office:value-type="float" office:value="73561.7126" calcext:value-type="float">
            <text:p>73561,7126</text:p>
          </table:table-cell>
          <table:table-cell office:value-type="float" office:value="92.6863148992313" calcext:value-type="float">
            <text:p>92,6863148992313</text:p>
          </table:table-cell>
          <table:table-cell office:value-type="float" office:value="258.015621185303" calcext:value-type="float">
            <text:p>258,01562118530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table:formula="of:=[.C25]-[.M25]" office:value-type="float" office:value="-542.298200000019" calcext:value-type="float">
            <text:p>-542,298200000019</text:p>
          </table:table-cell>
          <table:table-cell table:formula="of:=IF([.V25]&gt;0;1;0)" office:value-type="float" office:value="0" calcext:value-type="float">
            <text:p>0</text:p>
          </table:table-cell>
          <table:table-cell table:formula="of:=IF([.V25]&lt;0;1;0)" office:value-type="float" office:value="1" calcext:value-type="float">
            <text:p>1</text:p>
          </table:table-cell>
          <table:table-cell table:formula="of:=IF([.V25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25.txt</text:p>
          </table:table-cell>
          <table:table-cell office:value-type="float" office:value="717861.3448" calcext:value-type="float">
            <text:p>717861,3448</text:p>
          </table:table-cell>
          <table:table-cell office:value-type="float" office:value="76878.6224" calcext:value-type="float">
            <text:p>76878,6224</text:p>
          </table:table-cell>
          <table:table-cell office:value-type="float" office:value="89.2906028501341" calcext:value-type="float">
            <text:p>89,2906028501341</text:p>
          </table:table-cell>
          <table:table-cell office:value-type="float" office:value="258.031248569489" calcext:value-type="float">
            <text:p>258,031248569489</text:p>
          </table:table-cell>
          <table:table-cell office:value-type="string" calcext:value-type="string">
            <text:p>WORKING_COST_SUM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25.txt</text:p>
          </table:table-cell>
          <table:table-cell office:value-type="float" office:value="717861.3448" calcext:value-type="float">
            <text:p>717861,3448</text:p>
          </table:table-cell>
          <table:table-cell office:value-type="float" office:value="79784.718500001" calcext:value-type="float">
            <text:p>79784,718500001</text:p>
          </table:table-cell>
          <table:table-cell office:value-type="float" office:value="88.8857759123067" calcext:value-type="float">
            <text:p>88,8857759123067</text:p>
          </table:table-cell>
          <table:table-cell office:value-type="float" office:value="258.020856142044" calcext:value-type="float">
            <text:p>258,02085614204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/>
          <table:table-cell table:formula="of:=[.C26]-[.M26]" office:value-type="float" office:value="-2906.09610000101" calcext:value-type="float">
            <text:p>-2906,09610000101</text:p>
          </table:table-cell>
          <table:table-cell table:formula="of:=IF([.V26]&gt;0;1;0)" office:value-type="float" office:value="0" calcext:value-type="float">
            <text:p>0</text:p>
          </table:table-cell>
          <table:table-cell table:formula="of:=IF([.V26]&lt;0;1;0)" office:value-type="float" office:value="1" calcext:value-type="float">
            <text:p>1</text:p>
          </table:table-cell>
          <table:table-cell table:formula="of:=IF([.V26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26.txt</text:p>
          </table:table-cell>
          <table:table-cell office:value-type="float" office:value="895407.7758" calcext:value-type="float">
            <text:p>895407,7758</text:p>
          </table:table-cell>
          <table:table-cell office:value-type="float" office:value="79970.7649999998" calcext:value-type="float">
            <text:p>79970,7649999998</text:p>
          </table:table-cell>
          <table:table-cell office:value-type="float" office:value="91.0687881922234" calcext:value-type="float">
            <text:p>91,0687881922234</text:p>
          </table:table-cell>
          <table:table-cell office:value-type="float" office:value="258.015624284744" calcext:value-type="float">
            <text:p>258,015624284744</text:p>
          </table:table-cell>
          <table:table-cell office:value-type="string" calcext:value-type="string">
            <text:p>TOTAL_PIECE_DURATION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26.txt</text:p>
          </table:table-cell>
          <table:table-cell office:value-type="float" office:value="895407.7758" calcext:value-type="float">
            <text:p>895407,7758</text:p>
          </table:table-cell>
          <table:table-cell office:value-type="float" office:value="79975.2065999998" calcext:value-type="float">
            <text:p>79975,2065999998</text:p>
          </table:table-cell>
          <table:table-cell office:value-type="float" office:value="91.0682921500714" calcext:value-type="float">
            <text:p>91,0682921500714</text:p>
          </table:table-cell>
          <table:table-cell office:value-type="float" office:value="258.018925189972" calcext:value-type="float">
            <text:p>258,01892518997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/>
          <table:table-cell table:formula="of:=[.C27]-[.M27]" office:value-type="float" office:value="-4.44160000000556" calcext:value-type="float">
            <text:p>-4,44160000000556</text:p>
          </table:table-cell>
          <table:table-cell table:formula="of:=IF([.V27]&gt;0;1;0)" office:value-type="float" office:value="0" calcext:value-type="float">
            <text:p>0</text:p>
          </table:table-cell>
          <table:table-cell table:formula="of:=IF([.V27]&lt;0;1;0)" office:value-type="float" office:value="1" calcext:value-type="float">
            <text:p>1</text:p>
          </table:table-cell>
          <table:table-cell table:formula="of:=IF([.V27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27.txt</text:p>
          </table:table-cell>
          <table:table-cell office:value-type="float" office:value="858738.8011" calcext:value-type="float">
            <text:p>858738,8011</text:p>
          </table:table-cell>
          <table:table-cell office:value-type="float" office:value="81487.3766" calcext:value-type="float">
            <text:p>81487,3766</text:p>
          </table:table-cell>
          <table:table-cell office:value-type="float" office:value="90.5108076523829" calcext:value-type="float">
            <text:p>90,5108076523829</text:p>
          </table:table-cell>
          <table:table-cell office:value-type="float" office:value="258.031248092651" calcext:value-type="float">
            <text:p>258,031248092651</text:p>
          </table:table-cell>
          <table:table-cell office:value-type="string" calcext:value-type="string">
            <text:p>RUPTURE_COST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27.txt</text:p>
          </table:table-cell>
          <table:table-cell office:value-type="float" office:value="858738.8011" calcext:value-type="float">
            <text:p>858738,8011</text:p>
          </table:table-cell>
          <table:table-cell office:value-type="float" office:value="85797.0438000001" calcext:value-type="float">
            <text:p>85797,0438000001</text:p>
          </table:table-cell>
          <table:table-cell office:value-type="float" office:value="90.0089475763645" calcext:value-type="float">
            <text:p>90,0089475763645</text:p>
          </table:table-cell>
          <table:table-cell office:value-type="float" office:value="258.018369197845" calcext:value-type="float">
            <text:p>258,01836919784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/>
          <table:table-cell table:formula="of:=[.C28]-[.M28]" office:value-type="float" office:value="-4309.66720000008" calcext:value-type="float">
            <text:p>-4309,66720000008</text:p>
          </table:table-cell>
          <table:table-cell table:formula="of:=IF([.V28]&gt;0;1;0)" office:value-type="float" office:value="0" calcext:value-type="float">
            <text:p>0</text:p>
          </table:table-cell>
          <table:table-cell table:formula="of:=IF([.V28]&lt;0;1;0)" office:value-type="float" office:value="1" calcext:value-type="float">
            <text:p>1</text:p>
          </table:table-cell>
          <table:table-cell table:formula="of:=IF([.V28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28.txt</text:p>
          </table:table-cell>
          <table:table-cell office:value-type="float" office:value="278697.261" calcext:value-type="float">
            <text:p>278697,261</text:p>
          </table:table-cell>
          <table:table-cell office:value-type="float" office:value="51324.096" calcext:value-type="float">
            <text:p>51324,096</text:p>
          </table:table-cell>
          <table:table-cell office:value-type="float" office:value="81.5842840306924" calcext:value-type="float">
            <text:p>81,5842840306924</text:p>
          </table:table-cell>
          <table:table-cell office:value-type="float" office:value="258.01562166214" calcext:value-type="float">
            <text:p>258,01562166214</text:p>
          </table:table-cell>
          <table:table-cell office:value-type="string" calcext:value-type="string">
            <text:p>TOTAL_PIECE_DURATION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28.txt</text:p>
          </table:table-cell>
          <table:table-cell office:value-type="float" office:value="278697.261" calcext:value-type="float">
            <text:p>278697,261</text:p>
          </table:table-cell>
          <table:table-cell office:value-type="float" office:value="51324.096" calcext:value-type="float">
            <text:p>51324,096</text:p>
          </table:table-cell>
          <table:table-cell office:value-type="float" office:value="81.5842840306924" calcext:value-type="float">
            <text:p>81,5842840306924</text:p>
          </table:table-cell>
          <table:table-cell office:value-type="float" office:value="258.008758306503" calcext:value-type="float">
            <text:p>258,00875830650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/>
          <table:table-cell table:formula="of:=[.C29]-[.M29]" office:value-type="float" office:value="0" calcext:value-type="float">
            <text:p>0</text:p>
          </table:table-cell>
          <table:table-cell table:formula="of:=IF([.V29]&gt;0;1;0)" office:value-type="float" office:value="0" calcext:value-type="float">
            <text:p>0</text:p>
          </table:table-cell>
          <table:table-cell table:formula="of:=IF([.V29]&lt;0;1;0)" office:value-type="float" office:value="0" calcext:value-type="float">
            <text:p>0</text:p>
          </table:table-cell>
          <table:table-cell table:formula="of:=IF([.V29]=0;1;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jemplar_calibrado_29.txt</text:p>
          </table:table-cell>
          <table:table-cell office:value-type="float" office:value="1507652.2001" calcext:value-type="float">
            <text:p>1507652,2001</text:p>
          </table:table-cell>
          <table:table-cell office:value-type="float" office:value="106921.0744" calcext:value-type="float">
            <text:p>106921,0744</text:p>
          </table:table-cell>
          <table:table-cell office:value-type="float" office:value="92.908107427369" calcext:value-type="float">
            <text:p>92,908107427369</text:p>
          </table:table-cell>
          <table:table-cell office:value-type="float" office:value="258.019232034683" calcext:value-type="float">
            <text:p>258,01923203468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29.txt</text:p>
          </table:table-cell>
          <table:table-cell office:value-type="float" office:value="1507652.2001" calcext:value-type="float">
            <text:p>1507652,2001</text:p>
          </table:table-cell>
          <table:table-cell office:value-type="float" office:value="106392.8853" calcext:value-type="float">
            <text:p>106392,8853</text:p>
          </table:table-cell>
          <table:table-cell office:value-type="float" office:value="92.9431413098497" calcext:value-type="float">
            <text:p>92,9431413098497</text:p>
          </table:table-cell>
          <table:table-cell office:value-type="float" office:value="258.035870790482" calcext:value-type="float">
            <text:p>258,03587079048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30]-[.M30]" office:value-type="float" office:value="528.189099999989" calcext:value-type="float">
            <text:p>528,189099999989</text:p>
          </table:table-cell>
          <table:table-cell table:formula="of:=IF([.V30]&gt;0;1;0)" office:value-type="float" office:value="1" calcext:value-type="float">
            <text:p>1</text:p>
          </table:table-cell>
          <table:table-cell table:formula="of:=IF([.V30]&lt;0;1;0)" office:value-type="float" office:value="0" calcext:value-type="float">
            <text:p>0</text:p>
          </table:table-cell>
          <table:table-cell table:formula="of:=IF([.V30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30.txt</text:p>
          </table:table-cell>
          <table:table-cell office:value-type="float" office:value="525251.4553" calcext:value-type="float">
            <text:p>525251,4553</text:p>
          </table:table-cell>
          <table:table-cell office:value-type="float" office:value="68429.461" calcext:value-type="float">
            <text:p>68429,461</text:p>
          </table:table-cell>
          <table:table-cell office:value-type="float" office:value="86.9720568482926" calcext:value-type="float">
            <text:p>86,9720568482926</text:p>
          </table:table-cell>
          <table:table-cell office:value-type="float" office:value="258.006487369537" calcext:value-type="float">
            <text:p>258,006487369537</text:p>
          </table:table-cell>
          <table:table-cell office:value-type="string" calcext:value-type="string">
            <text:p>WORKING_COST_RMS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30.txt</text:p>
          </table:table-cell>
          <table:table-cell office:value-type="float" office:value="525251.4553" calcext:value-type="float">
            <text:p>525251,4553</text:p>
          </table:table-cell>
          <table:table-cell office:value-type="float" office:value="69701.4961" calcext:value-type="float">
            <text:p>69701,4961</text:p>
          </table:table-cell>
          <table:table-cell office:value-type="float" office:value="86.7298804417039" calcext:value-type="float">
            <text:p>86,7298804417039</text:p>
          </table:table-cell>
          <table:table-cell office:value-type="float" office:value="258.005349874496" calcext:value-type="float">
            <text:p>258,00534987449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/>
          <table:table-cell table:formula="of:=[.C31]-[.M31]" office:value-type="float" office:value="-1272.03510000004" calcext:value-type="float">
            <text:p>-1272,03510000004</text:p>
          </table:table-cell>
          <table:table-cell table:formula="of:=IF([.V31]&gt;0;1;0)" office:value-type="float" office:value="0" calcext:value-type="float">
            <text:p>0</text:p>
          </table:table-cell>
          <table:table-cell table:formula="of:=IF([.V31]&lt;0;1;0)" office:value-type="float" office:value="1" calcext:value-type="float">
            <text:p>1</text:p>
          </table:table-cell>
          <table:table-cell table:formula="of:=IF([.V31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31.txt</text:p>
          </table:table-cell>
          <table:table-cell office:value-type="float" office:value="1043805.1777" calcext:value-type="float">
            <text:p>1043805,1777</text:p>
          </table:table-cell>
          <table:table-cell office:value-type="float" office:value="74754.4025" calcext:value-type="float">
            <text:p>74754,4025</text:p>
          </table:table-cell>
          <table:table-cell office:value-type="float" office:value="92.8382801602192" calcext:value-type="float">
            <text:p>92,8382801602192</text:p>
          </table:table-cell>
          <table:table-cell office:value-type="float" office:value="258.012633085251" calcext:value-type="float">
            <text:p>258,01263308525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31.txt</text:p>
          </table:table-cell>
          <table:table-cell office:value-type="float" office:value="1043805.1777" calcext:value-type="float">
            <text:p>1043805,1777</text:p>
          </table:table-cell>
          <table:table-cell office:value-type="float" office:value="75022.7048000001" calcext:value-type="float">
            <text:p>75022,7048000001</text:p>
          </table:table-cell>
          <table:table-cell office:value-type="float" office:value="92.8125759094901" calcext:value-type="float">
            <text:p>92,8125759094901</text:p>
          </table:table-cell>
          <table:table-cell office:value-type="float" office:value="258.032489299774" calcext:value-type="float">
            <text:p>258,03248929977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/>
          <table:table-cell table:formula="of:=[.C32]-[.M32]" office:value-type="float" office:value="-268.302300000098" calcext:value-type="float">
            <text:p>-268,302300000098</text:p>
          </table:table-cell>
          <table:table-cell table:formula="of:=IF([.V32]&gt;0;1;0)" office:value-type="float" office:value="0" calcext:value-type="float">
            <text:p>0</text:p>
          </table:table-cell>
          <table:table-cell table:formula="of:=IF([.V32]&lt;0;1;0)" office:value-type="float" office:value="1" calcext:value-type="float">
            <text:p>1</text:p>
          </table:table-cell>
          <table:table-cell table:formula="of:=IF([.V32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32.txt</text:p>
          </table:table-cell>
          <table:table-cell office:value-type="float" office:value="550796.6108" calcext:value-type="float">
            <text:p>550796,6108</text:p>
          </table:table-cell>
          <table:table-cell office:value-type="float" office:value="70435.2771" calcext:value-type="float">
            <text:p>70435,2771</text:p>
          </table:table-cell>
          <table:table-cell office:value-type="float" office:value="87.212107751045" calcext:value-type="float">
            <text:p>87,212107751045</text:p>
          </table:table-cell>
          <table:table-cell office:value-type="float" office:value="258.011958122253" calcext:value-type="float">
            <text:p>258,011958122253</text:p>
          </table:table-cell>
          <table:table-cell office:value-type="string" calcext:value-type="string">
            <text:p>WORKING_COST_RMS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32.txt</text:p>
          </table:table-cell>
          <table:table-cell office:value-type="float" office:value="550796.6108" calcext:value-type="float">
            <text:p>550796,6108</text:p>
          </table:table-cell>
          <table:table-cell office:value-type="float" office:value="70810.2298" calcext:value-type="float">
            <text:p>70810,2298</text:p>
          </table:table-cell>
          <table:table-cell office:value-type="float" office:value="87.1440331310042" calcext:value-type="float">
            <text:p>87,1440331310042</text:p>
          </table:table-cell>
          <table:table-cell office:value-type="float" office:value="258.007439851761" calcext:value-type="float">
            <text:p>258,00743985176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/>
          <table:table-cell table:formula="of:=[.C33]-[.M33]" office:value-type="float" office:value="-374.952699999965" calcext:value-type="float">
            <text:p>-374,952699999965</text:p>
          </table:table-cell>
          <table:table-cell table:formula="of:=IF([.V33]&gt;0;1;0)" office:value-type="float" office:value="0" calcext:value-type="float">
            <text:p>0</text:p>
          </table:table-cell>
          <table:table-cell table:formula="of:=IF([.V33]&lt;0;1;0)" office:value-type="float" office:value="1" calcext:value-type="float">
            <text:p>1</text:p>
          </table:table-cell>
          <table:table-cell table:formula="of:=IF([.V33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33.txt</text:p>
          </table:table-cell>
          <table:table-cell office:value-type="float" office:value="252872.4373" calcext:value-type="float">
            <text:p>252872,4373</text:p>
          </table:table-cell>
          <table:table-cell office:value-type="float" office:value="35689.3597" calcext:value-type="float">
            <text:p>35689,3597</text:p>
          </table:table-cell>
          <table:table-cell office:value-type="float" office:value="85.8864176416114" calcext:value-type="float">
            <text:p>85,8864176416114</text:p>
          </table:table-cell>
          <table:table-cell office:value-type="float" office:value="258.015622615814" calcext:value-type="float">
            <text:p>258,01562261581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33.txt</text:p>
          </table:table-cell>
          <table:table-cell office:value-type="float" office:value="252872.4373" calcext:value-type="float">
            <text:p>252872,4373</text:p>
          </table:table-cell>
          <table:table-cell office:value-type="float" office:value="35397.0144" calcext:value-type="float">
            <text:p>35397,0144</text:p>
          </table:table-cell>
          <table:table-cell office:value-type="float" office:value="86.0020274340908" calcext:value-type="float">
            <text:p>86,0020274340908</text:p>
          </table:table-cell>
          <table:table-cell office:value-type="float" office:value="258.008482217789" calcext:value-type="float">
            <text:p>258,00848221778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/>
          <table:table-cell table:formula="of:=[.C34]-[.M34]" office:value-type="float" office:value="292.34530000003" calcext:value-type="float">
            <text:p>292,34530000003</text:p>
          </table:table-cell>
          <table:table-cell table:formula="of:=IF([.V34]&gt;0;1;0)" office:value-type="float" office:value="1" calcext:value-type="float">
            <text:p>1</text:p>
          </table:table-cell>
          <table:table-cell table:formula="of:=IF([.V34]&lt;0;1;0)" office:value-type="float" office:value="0" calcext:value-type="float">
            <text:p>0</text:p>
          </table:table-cell>
          <table:table-cell table:formula="of:=IF([.V34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34.txt</text:p>
          </table:table-cell>
          <table:table-cell office:value-type="float" office:value="1438778.1795" calcext:value-type="float">
            <text:p>1438778,1795</text:p>
          </table:table-cell>
          <table:table-cell office:value-type="float" office:value="91447.3352999999" calcext:value-type="float">
            <text:p>91447,3352999999</text:p>
          </table:table-cell>
          <table:table-cell office:value-type="float" office:value="93.6440977071407" calcext:value-type="float">
            <text:p>93,6440977071407</text:p>
          </table:table-cell>
          <table:table-cell office:value-type="float" office:value="258.035731315613" calcext:value-type="float">
            <text:p>258,035731315613</text:p>
          </table:table-cell>
          <table:table-cell office:value-type="string" calcext:value-type="string">
            <text:p>TOTAL_PIECE_DURATION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34.txt</text:p>
          </table:table-cell>
          <table:table-cell office:value-type="float" office:value="1438778.1795" calcext:value-type="float">
            <text:p>1438778,1795</text:p>
          </table:table-cell>
          <table:table-cell office:value-type="float" office:value="94992.9673" calcext:value-type="float">
            <text:p>94992,9673</text:p>
          </table:table-cell>
          <table:table-cell office:value-type="float" office:value="93.3976641671747" calcext:value-type="float">
            <text:p>93,3976641671747</text:p>
          </table:table-cell>
          <table:table-cell office:value-type="float" office:value="258.031418085098" calcext:value-type="float">
            <text:p>258,03141808509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35]-[.M35]" office:value-type="float" office:value="-3545.63200000007" calcext:value-type="float">
            <text:p>-3545,63200000007</text:p>
          </table:table-cell>
          <table:table-cell table:formula="of:=IF([.V35]&gt;0;1;0)" office:value-type="float" office:value="0" calcext:value-type="float">
            <text:p>0</text:p>
          </table:table-cell>
          <table:table-cell table:formula="of:=IF([.V35]&lt;0;1;0)" office:value-type="float" office:value="1" calcext:value-type="float">
            <text:p>1</text:p>
          </table:table-cell>
          <table:table-cell table:formula="of:=IF([.V35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35.txt</text:p>
          </table:table-cell>
          <table:table-cell office:value-type="float" office:value="998551.468" calcext:value-type="float">
            <text:p>998551,468</text:p>
          </table:table-cell>
          <table:table-cell office:value-type="float" office:value="98605.8384000001" calcext:value-type="float">
            <text:p>98605,8384000001</text:p>
          </table:table-cell>
          <table:table-cell office:value-type="float" office:value="90.1251120688353" calcext:value-type="float">
            <text:p>90,1251120688353</text:p>
          </table:table-cell>
          <table:table-cell office:value-type="float" office:value="258.015149116516" calcext:value-type="float">
            <text:p>258,01514911651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35.txt</text:p>
          </table:table-cell>
          <table:table-cell office:value-type="float" office:value="998551.468" calcext:value-type="float">
            <text:p>998551,468</text:p>
          </table:table-cell>
          <table:table-cell office:value-type="float" office:value="97644.1930999999" calcext:value-type="float">
            <text:p>97644,1930999999</text:p>
          </table:table-cell>
          <table:table-cell office:value-type="float" office:value="90.2214160983037" calcext:value-type="float">
            <text:p>90,2214160983037</text:p>
          </table:table-cell>
          <table:table-cell office:value-type="float" office:value="258.040910482407" calcext:value-type="float">
            <text:p>258,04091048240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/>
          <table:table-cell table:formula="of:=[.C36]-[.M36]" office:value-type="float" office:value="961.645300000251" calcext:value-type="float">
            <text:p>961,645300000251</text:p>
          </table:table-cell>
          <table:table-cell table:formula="of:=IF([.V36]&gt;0;1;0)" office:value-type="float" office:value="1" calcext:value-type="float">
            <text:p>1</text:p>
          </table:table-cell>
          <table:table-cell table:formula="of:=IF([.V36]&lt;0;1;0)" office:value-type="float" office:value="0" calcext:value-type="float">
            <text:p>0</text:p>
          </table:table-cell>
          <table:table-cell table:formula="of:=IF([.V36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36.txt</text:p>
          </table:table-cell>
          <table:table-cell office:value-type="float" office:value="1489150.4385" calcext:value-type="float">
            <text:p>1489150,4385</text:p>
          </table:table-cell>
          <table:table-cell office:value-type="float" office:value="108458.5414" calcext:value-type="float">
            <text:p>108458,5414</text:p>
          </table:table-cell>
          <table:table-cell office:value-type="float" office:value="92.7167505313131" calcext:value-type="float">
            <text:p>92,7167505313131</text:p>
          </table:table-cell>
          <table:table-cell office:value-type="float" office:value="258.031352996826" calcext:value-type="float">
            <text:p>258,031352996826</text:p>
          </table:table-cell>
          <table:table-cell office:value-type="string" calcext:value-type="string">
            <text:p>WORKING_COST_AVERAGE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36.txt</text:p>
          </table:table-cell>
          <table:table-cell office:value-type="float" office:value="1489150.4385" calcext:value-type="float">
            <text:p>1489150,4385</text:p>
          </table:table-cell>
          <table:table-cell office:value-type="float" office:value="114441.8142" calcext:value-type="float">
            <text:p>114441,8142</text:p>
          </table:table-cell>
          <table:table-cell office:value-type="float" office:value="92.3149595070277" calcext:value-type="float">
            <text:p>92,3149595070277</text:p>
          </table:table-cell>
          <table:table-cell office:value-type="float" office:value="258.001307964325" calcext:value-type="float">
            <text:p>258,00130796432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table:formula="of:=[.C37]-[.M37]" office:value-type="float" office:value="-5983.27279999974" calcext:value-type="float">
            <text:p>-5983,27279999974</text:p>
          </table:table-cell>
          <table:table-cell table:formula="of:=IF([.V37]&gt;0;1;0)" office:value-type="float" office:value="0" calcext:value-type="float">
            <text:p>0</text:p>
          </table:table-cell>
          <table:table-cell table:formula="of:=IF([.V37]&lt;0;1;0)" office:value-type="float" office:value="1" calcext:value-type="float">
            <text:p>1</text:p>
          </table:table-cell>
          <table:table-cell table:formula="of:=IF([.V37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37.txt</text:p>
          </table:table-cell>
          <table:table-cell office:value-type="float" office:value="301481.7101" calcext:value-type="float">
            <text:p>301481,7101</text:p>
          </table:table-cell>
          <table:table-cell office:value-type="float" office:value="54701.3897" calcext:value-type="float">
            <text:p>54701,3897</text:p>
          </table:table-cell>
          <table:table-cell office:value-type="float" office:value="81.8558181583036" calcext:value-type="float">
            <text:p>81,8558181583036</text:p>
          </table:table-cell>
          <table:table-cell office:value-type="float" office:value="258.015573978424" calcext:value-type="float">
            <text:p>258,015573978424</text:p>
          </table:table-cell>
          <table:table-cell office:value-type="string" calcext:value-type="string">
            <text:p>WORKING_COST_AVERAGE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37.txt</text:p>
          </table:table-cell>
          <table:table-cell office:value-type="float" office:value="301481.7101" calcext:value-type="float">
            <text:p>301481,7101</text:p>
          </table:table-cell>
          <table:table-cell office:value-type="float" office:value="55634.1713" calcext:value-type="float">
            <text:p>55634,1713</text:p>
          </table:table-cell>
          <table:table-cell office:value-type="float" office:value="81.5464190907148" calcext:value-type="float">
            <text:p>81,5464190907148</text:p>
          </table:table-cell>
          <table:table-cell office:value-type="float" office:value="258.001848220825" calcext:value-type="float">
            <text:p>258,00184822082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/>
          <table:table-cell table:formula="of:=[.C38]-[.M38]" office:value-type="float" office:value="-932.781599999973" calcext:value-type="float">
            <text:p>-932,781599999973</text:p>
          </table:table-cell>
          <table:table-cell table:formula="of:=IF([.V38]&gt;0;1;0)" office:value-type="float" office:value="0" calcext:value-type="float">
            <text:p>0</text:p>
          </table:table-cell>
          <table:table-cell table:formula="of:=IF([.V38]&lt;0;1;0)" office:value-type="float" office:value="1" calcext:value-type="float">
            <text:p>1</text:p>
          </table:table-cell>
          <table:table-cell table:formula="of:=IF([.V38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38.txt</text:p>
          </table:table-cell>
          <table:table-cell office:value-type="float" office:value="774745.5486" calcext:value-type="float">
            <text:p>774745,5486</text:p>
          </table:table-cell>
          <table:table-cell office:value-type="float" office:value="93117.9340999999" calcext:value-type="float">
            <text:p>93117,9340999999</text:p>
          </table:table-cell>
          <table:table-cell office:value-type="float" office:value="87.9808365122887" calcext:value-type="float">
            <text:p>87,9808365122887</text:p>
          </table:table-cell>
          <table:table-cell office:value-type="float" office:value="258.015622854233" calcext:value-type="float">
            <text:p>258,015622854233</text:p>
          </table:table-cell>
          <table:table-cell office:value-type="string" calcext:value-type="string">
            <text:p>WORKING_COST_AVERAGE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38.txt</text:p>
          </table:table-cell>
          <table:table-cell office:value-type="float" office:value="774745.5486" calcext:value-type="float">
            <text:p>774745,5486</text:p>
          </table:table-cell>
          <table:table-cell office:value-type="float" office:value="95188.4141999999" calcext:value-type="float">
            <text:p>95188,4141999999</text:p>
          </table:table-cell>
          <table:table-cell office:value-type="float" office:value="87.7135900461759" calcext:value-type="float">
            <text:p>87,7135900461759</text:p>
          </table:table-cell>
          <table:table-cell office:value-type="float" office:value="258.033821821213" calcext:value-type="float">
            <text:p>258,03382182121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table:formula="of:=[.C39]-[.M39]" office:value-type="float" office:value="-2070.48009999996" calcext:value-type="float">
            <text:p>-2070,48009999996</text:p>
          </table:table-cell>
          <table:table-cell table:formula="of:=IF([.V39]&gt;0;1;0)" office:value-type="float" office:value="0" calcext:value-type="float">
            <text:p>0</text:p>
          </table:table-cell>
          <table:table-cell table:formula="of:=IF([.V39]&lt;0;1;0)" office:value-type="float" office:value="1" calcext:value-type="float">
            <text:p>1</text:p>
          </table:table-cell>
          <table:table-cell table:formula="of:=IF([.V39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39.txt</text:p>
          </table:table-cell>
          <table:table-cell office:value-type="float" office:value="440352.7384" calcext:value-type="float">
            <text:p>440352,7384</text:p>
          </table:table-cell>
          <table:table-cell office:value-type="float" office:value="67879.231" calcext:value-type="float">
            <text:p>67879,231</text:p>
          </table:table-cell>
          <table:table-cell office:value-type="float" office:value="84.5852597064263" calcext:value-type="float">
            <text:p>84,5852597064263</text:p>
          </table:table-cell>
          <table:table-cell office:value-type="float" office:value="258.01557302475" calcext:value-type="float">
            <text:p>258,0155730247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39.txt</text:p>
          </table:table-cell>
          <table:table-cell office:value-type="float" office:value="440352.7384" calcext:value-type="float">
            <text:p>440352,7384</text:p>
          </table:table-cell>
          <table:table-cell office:value-type="float" office:value="68670.6919" calcext:value-type="float">
            <text:p>68670,6919</text:p>
          </table:table-cell>
          <table:table-cell office:value-type="float" office:value="84.40552631749" calcext:value-type="float">
            <text:p>84,40552631749</text:p>
          </table:table-cell>
          <table:table-cell office:value-type="float" office:value="258.003625154495" calcext:value-type="float">
            <text:p>258,00362515449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/>
          <table:table-cell table:formula="of:=[.C40]-[.M40]" office:value-type="float" office:value="-791.460899999991" calcext:value-type="float">
            <text:p>-791,460899999991</text:p>
          </table:table-cell>
          <table:table-cell table:formula="of:=IF([.V40]&gt;0;1;0)" office:value-type="float" office:value="0" calcext:value-type="float">
            <text:p>0</text:p>
          </table:table-cell>
          <table:table-cell table:formula="of:=IF([.V40]&lt;0;1;0)" office:value-type="float" office:value="1" calcext:value-type="float">
            <text:p>1</text:p>
          </table:table-cell>
          <table:table-cell table:formula="of:=IF([.V40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40.txt</text:p>
          </table:table-cell>
          <table:table-cell office:value-type="float" office:value="496278.3812" calcext:value-type="float">
            <text:p>496278,3812</text:p>
          </table:table-cell>
          <table:table-cell office:value-type="float" office:value="69004.4788999999" calcext:value-type="float">
            <text:p>69004,4788999999</text:p>
          </table:table-cell>
          <table:table-cell office:value-type="float" office:value="86.095610545608" calcext:value-type="float">
            <text:p>86,095610545608</text:p>
          </table:table-cell>
          <table:table-cell office:value-type="float" office:value="258.015625476837" calcext:value-type="float">
            <text:p>258,01562547683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40.txt</text:p>
          </table:table-cell>
          <table:table-cell office:value-type="float" office:value="496278.3812" calcext:value-type="float">
            <text:p>496278,3812</text:p>
          </table:table-cell>
          <table:table-cell office:value-type="float" office:value="68906.4072999999" calcext:value-type="float">
            <text:p>68906,4072999999</text:p>
          </table:table-cell>
          <table:table-cell office:value-type="float" office:value="86.1153719544695" calcext:value-type="float">
            <text:p>86,1153719544695</text:p>
          </table:table-cell>
          <table:table-cell office:value-type="float" office:value="258.017559766769" calcext:value-type="float">
            <text:p>258,01755976676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/>
          <table:table-cell table:formula="of:=[.C41]-[.M41]" office:value-type="float" office:value="98.0716000000393" calcext:value-type="float">
            <text:p>98,0716000000393</text:p>
          </table:table-cell>
          <table:table-cell table:formula="of:=IF([.V41]&gt;0;1;0)" office:value-type="float" office:value="1" calcext:value-type="float">
            <text:p>1</text:p>
          </table:table-cell>
          <table:table-cell table:formula="of:=IF([.V41]&lt;0;1;0)" office:value-type="float" office:value="0" calcext:value-type="float">
            <text:p>0</text:p>
          </table:table-cell>
          <table:table-cell table:formula="of:=IF([.V41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41.txt</text:p>
          </table:table-cell>
          <table:table-cell office:value-type="float" office:value="1257699.2246" calcext:value-type="float">
            <text:p>1257699,2246</text:p>
          </table:table-cell>
          <table:table-cell office:value-type="float" office:value="100053.1179" calcext:value-type="float">
            <text:p>100053,1179</text:p>
          </table:table-cell>
          <table:table-cell office:value-type="float" office:value="92.0447499733634" calcext:value-type="float">
            <text:p>92,0447499733634</text:p>
          </table:table-cell>
          <table:table-cell office:value-type="float" office:value="258.031248092651" calcext:value-type="float">
            <text:p>258,031248092651</text:p>
          </table:table-cell>
          <table:table-cell office:value-type="string" calcext:value-type="string">
            <text:p>WORKING_COST_AVERAGE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41.txt</text:p>
          </table:table-cell>
          <table:table-cell office:value-type="float" office:value="1257699.2246" calcext:value-type="float">
            <text:p>1257699,2246</text:p>
          </table:table-cell>
          <table:table-cell office:value-type="float" office:value="96540.6637000004" calcext:value-type="float">
            <text:p>96540,6637000004</text:p>
          </table:table-cell>
          <table:table-cell office:value-type="float" office:value="92.3240261414088" calcext:value-type="float">
            <text:p>92,3240261414088</text:p>
          </table:table-cell>
          <table:table-cell office:value-type="float" office:value="258.033208608627" calcext:value-type="float">
            <text:p>258,03320860862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/>
          <table:table-cell table:formula="of:=[.C42]-[.M42]" office:value-type="float" office:value="3512.45419999973" calcext:value-type="float">
            <text:p>3512,45419999973</text:p>
          </table:table-cell>
          <table:table-cell table:formula="of:=IF([.V42]&gt;0;1;0)" office:value-type="float" office:value="1" calcext:value-type="float">
            <text:p>1</text:p>
          </table:table-cell>
          <table:table-cell table:formula="of:=IF([.V42]&lt;0;1;0)" office:value-type="float" office:value="0" calcext:value-type="float">
            <text:p>0</text:p>
          </table:table-cell>
          <table:table-cell table:formula="of:=IF([.V42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42.txt</text:p>
          </table:table-cell>
          <table:table-cell office:value-type="float" office:value="814145.7168" calcext:value-type="float">
            <text:p>814145,7168</text:p>
          </table:table-cell>
          <table:table-cell office:value-type="float" office:value="95258.8119000001" calcext:value-type="float">
            <text:p>95258,8119000001</text:p>
          </table:table-cell>
          <table:table-cell office:value-type="float" office:value="88.2995377935028" calcext:value-type="float">
            <text:p>88,2995377935028</text:p>
          </table:table-cell>
          <table:table-cell office:value-type="float" office:value="258.000000715256" calcext:value-type="float">
            <text:p>258,00000071525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42.txt</text:p>
          </table:table-cell>
          <table:table-cell office:value-type="float" office:value="814145.7168" calcext:value-type="float">
            <text:p>814145,7168</text:p>
          </table:table-cell>
          <table:table-cell office:value-type="float" office:value="96660.4692999999" calcext:value-type="float">
            <text:p>96660,4692999999</text:p>
          </table:table-cell>
          <table:table-cell office:value-type="float" office:value="88.1273748291738" calcext:value-type="float">
            <text:p>88,1273748291738</text:p>
          </table:table-cell>
          <table:table-cell office:value-type="float" office:value="258.001398801804" calcext:value-type="float">
            <text:p>258,00139880180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43]-[.M43]" office:value-type="float" office:value="-1401.65739999978" calcext:value-type="float">
            <text:p>-1401,65739999978</text:p>
          </table:table-cell>
          <table:table-cell table:formula="of:=IF([.V43]&gt;0;1;0)" office:value-type="float" office:value="0" calcext:value-type="float">
            <text:p>0</text:p>
          </table:table-cell>
          <table:table-cell table:formula="of:=IF([.V43]&lt;0;1;0)" office:value-type="float" office:value="1" calcext:value-type="float">
            <text:p>1</text:p>
          </table:table-cell>
          <table:table-cell table:formula="of:=IF([.V43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43.txt</text:p>
          </table:table-cell>
          <table:table-cell office:value-type="float" office:value="1042440.229" calcext:value-type="float">
            <text:p>1042440,229</text:p>
          </table:table-cell>
          <table:table-cell office:value-type="float" office:value="107302.7689" calcext:value-type="float">
            <text:p>107302,7689</text:p>
          </table:table-cell>
          <table:table-cell office:value-type="float" office:value="89.7065782847872" calcext:value-type="float">
            <text:p>89,7065782847872</text:p>
          </table:table-cell>
          <table:table-cell office:value-type="float" office:value="258.022073745728" calcext:value-type="float">
            <text:p>258,022073745728</text:p>
          </table:table-cell>
          <table:table-cell office:value-type="string" calcext:value-type="string">
            <text:p>RUPTURE_COST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43.txt</text:p>
          </table:table-cell>
          <table:table-cell office:value-type="float" office:value="1042440.229" calcext:value-type="float">
            <text:p>1042440,229</text:p>
          </table:table-cell>
          <table:table-cell office:value-type="float" office:value="105487.7911" calcext:value-type="float">
            <text:p>105487,7911</text:p>
          </table:table-cell>
          <table:table-cell office:value-type="float" office:value="89.8806868571071" calcext:value-type="float">
            <text:p>89,8806868571071</text:p>
          </table:table-cell>
          <table:table-cell office:value-type="float" office:value="258.007529735565" calcext:value-type="float">
            <text:p>258,00752973556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/>
          <table:table-cell table:formula="of:=[.C44]-[.M44]" office:value-type="float" office:value="1814.97779999995" calcext:value-type="float">
            <text:p>1814,97779999995</text:p>
          </table:table-cell>
          <table:table-cell table:formula="of:=IF([.V44]&gt;0;1;0)" office:value-type="float" office:value="1" calcext:value-type="float">
            <text:p>1</text:p>
          </table:table-cell>
          <table:table-cell table:formula="of:=IF([.V44]&lt;0;1;0)" office:value-type="float" office:value="0" calcext:value-type="float">
            <text:p>0</text:p>
          </table:table-cell>
          <table:table-cell table:formula="of:=IF([.V44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44.txt</text:p>
          </table:table-cell>
          <table:table-cell office:value-type="float" office:value="564481.543200001" calcext:value-type="float">
            <text:p>564481,543200001</text:p>
          </table:table-cell>
          <table:table-cell office:value-type="float" office:value="70066.5543" calcext:value-type="float">
            <text:p>70066,5543</text:p>
          </table:table-cell>
          <table:table-cell office:value-type="float" office:value="87.5874499097352" calcext:value-type="float">
            <text:p>87,5874499097352</text:p>
          </table:table-cell>
          <table:table-cell office:value-type="float" office:value="258.031200885773" calcext:value-type="float">
            <text:p>258,03120088577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44.txt</text:p>
          </table:table-cell>
          <table:table-cell office:value-type="float" office:value="564481.543200001" calcext:value-type="float">
            <text:p>564481,543200001</text:p>
          </table:table-cell>
          <table:table-cell office:value-type="float" office:value="69343.9061" calcext:value-type="float">
            <text:p>69343,9061</text:p>
          </table:table-cell>
          <table:table-cell office:value-type="float" office:value="87.7154697198964" calcext:value-type="float">
            <text:p>87,7154697198964</text:p>
          </table:table-cell>
          <table:table-cell office:value-type="float" office:value="258.022894144058" calcext:value-type="float">
            <text:p>258,02289414405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table:formula="of:=[.C45]-[.M45]" office:value-type="float" office:value="722.648199999981" calcext:value-type="float">
            <text:p>722,648199999981</text:p>
          </table:table-cell>
          <table:table-cell table:formula="of:=IF([.V45]&gt;0;1;0)" office:value-type="float" office:value="1" calcext:value-type="float">
            <text:p>1</text:p>
          </table:table-cell>
          <table:table-cell table:formula="of:=IF([.V45]&lt;0;1;0)" office:value-type="float" office:value="0" calcext:value-type="float">
            <text:p>0</text:p>
          </table:table-cell>
          <table:table-cell table:formula="of:=IF([.V45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45.txt</text:p>
          </table:table-cell>
          <table:table-cell office:value-type="float" office:value="465924.9654" calcext:value-type="float">
            <text:p>465924,9654</text:p>
          </table:table-cell>
          <table:table-cell office:value-type="float" office:value="69526.6485999999" calcext:value-type="float">
            <text:p>69526,6485999999</text:p>
          </table:table-cell>
          <table:table-cell office:value-type="float" office:value="85.0777155629961" calcext:value-type="float">
            <text:p>85,0777155629961</text:p>
          </table:table-cell>
          <table:table-cell office:value-type="float" office:value="258.015623569488" calcext:value-type="float">
            <text:p>258,01562356948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45.txt</text:p>
          </table:table-cell>
          <table:table-cell office:value-type="float" office:value="465924.9654" calcext:value-type="float">
            <text:p>465924,9654</text:p>
          </table:table-cell>
          <table:table-cell office:value-type="float" office:value="70071.6096000001" calcext:value-type="float">
            <text:p>70071,6096000001</text:p>
          </table:table-cell>
          <table:table-cell office:value-type="float" office:value="84.9607523091528" calcext:value-type="float">
            <text:p>84,9607523091528</text:p>
          </table:table-cell>
          <table:table-cell office:value-type="float" office:value="258.023508548737" calcext:value-type="float">
            <text:p>258,02350854873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46]-[.M46]" office:value-type="float" office:value="-544.961000000156" calcext:value-type="float">
            <text:p>-544,961000000156</text:p>
          </table:table-cell>
          <table:table-cell table:formula="of:=IF([.V46]&gt;0;1;0)" office:value-type="float" office:value="0" calcext:value-type="float">
            <text:p>0</text:p>
          </table:table-cell>
          <table:table-cell table:formula="of:=IF([.V46]&lt;0;1;0)" office:value-type="float" office:value="1" calcext:value-type="float">
            <text:p>1</text:p>
          </table:table-cell>
          <table:table-cell table:formula="of:=IF([.V46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46.txt</text:p>
          </table:table-cell>
          <table:table-cell office:value-type="float" office:value="402744.7818" calcext:value-type="float">
            <text:p>402744,7818</text:p>
          </table:table-cell>
          <table:table-cell office:value-type="float" office:value="63475.5345" calcext:value-type="float">
            <text:p>63475,5345</text:p>
          </table:table-cell>
          <table:table-cell office:value-type="float" office:value="84.2392658158582" calcext:value-type="float">
            <text:p>84,2392658158582</text:p>
          </table:table-cell>
          <table:table-cell office:value-type="float" office:value="258.015622138977" calcext:value-type="float">
            <text:p>258,015622138977</text:p>
          </table:table-cell>
          <table:table-cell office:value-type="string" calcext:value-type="string">
            <text:p>NUM_OPERATIONS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46.txt</text:p>
          </table:table-cell>
          <table:table-cell office:value-type="float" office:value="402744.7818" calcext:value-type="float">
            <text:p>402744,7818</text:p>
          </table:table-cell>
          <table:table-cell office:value-type="float" office:value="64044.2389" calcext:value-type="float">
            <text:p>64044,2389</text:p>
          </table:table-cell>
          <table:table-cell office:value-type="float" office:value="84.0980586728486" calcext:value-type="float">
            <text:p>84,0980586728486</text:p>
          </table:table-cell>
          <table:table-cell office:value-type="float" office:value="258.004322290421" calcext:value-type="float">
            <text:p>258,00432229042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47]-[.M47]" office:value-type="float" office:value="-568.704400000031" calcext:value-type="float">
            <text:p>-568,704400000031</text:p>
          </table:table-cell>
          <table:table-cell table:formula="of:=IF([.V47]&gt;0;1;0)" office:value-type="float" office:value="0" calcext:value-type="float">
            <text:p>0</text:p>
          </table:table-cell>
          <table:table-cell table:formula="of:=IF([.V47]&lt;0;1;0)" office:value-type="float" office:value="1" calcext:value-type="float">
            <text:p>1</text:p>
          </table:table-cell>
          <table:table-cell table:formula="of:=IF([.V47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47.txt</text:p>
          </table:table-cell>
          <table:table-cell office:value-type="float" office:value="752054.356999999" calcext:value-type="float">
            <text:p>752054,356999999</text:p>
          </table:table-cell>
          <table:table-cell office:value-type="float" office:value="85942.9111999999" calcext:value-type="float">
            <text:p>85942,9111999999</text:p>
          </table:table-cell>
          <table:table-cell office:value-type="float" office:value="88.5722474180148" calcext:value-type="float">
            <text:p>88,5722474180148</text:p>
          </table:table-cell>
          <table:table-cell office:value-type="float" office:value="258.015624046326" calcext:value-type="float">
            <text:p>258,015624046326</text:p>
          </table:table-cell>
          <table:table-cell office:value-type="string" calcext:value-type="string">
            <text:p>WORKING_COST_AVERAGE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47.txt</text:p>
          </table:table-cell>
          <table:table-cell office:value-type="float" office:value="752054.356999999" calcext:value-type="float">
            <text:p>752054,356999999</text:p>
          </table:table-cell>
          <table:table-cell office:value-type="float" office:value="85585.1798999998" calcext:value-type="float">
            <text:p>85585,1798999998</text:p>
          </table:table-cell>
          <table:table-cell office:value-type="float" office:value="88.619814631298" calcext:value-type="float">
            <text:p>88,619814631298</text:p>
          </table:table-cell>
          <table:table-cell office:value-type="float" office:value="258.028567314148" calcext:value-type="float">
            <text:p>258,02856731414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48]-[.M48]" office:value-type="float" office:value="357.731300000145" calcext:value-type="float">
            <text:p>357,731300000145</text:p>
          </table:table-cell>
          <table:table-cell table:formula="of:=IF([.V48]&gt;0;1;0)" office:value-type="float" office:value="1" calcext:value-type="float">
            <text:p>1</text:p>
          </table:table-cell>
          <table:table-cell table:formula="of:=IF([.V48]&lt;0;1;0)" office:value-type="float" office:value="0" calcext:value-type="float">
            <text:p>0</text:p>
          </table:table-cell>
          <table:table-cell table:formula="of:=IF([.V48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48.txt</text:p>
          </table:table-cell>
          <table:table-cell office:value-type="float" office:value="778670.249999999" calcext:value-type="float">
            <text:p>778670,249999999</text:p>
          </table:table-cell>
          <table:table-cell office:value-type="float" office:value="83732.6344000001" calcext:value-type="float">
            <text:p>83732,6344000001</text:p>
          </table:table-cell>
          <table:table-cell office:value-type="float" office:value="89.2467145881071" calcext:value-type="float">
            <text:p>89,2467145881071</text:p>
          </table:table-cell>
          <table:table-cell office:value-type="float" office:value="258.03121638298" calcext:value-type="float">
            <text:p>258,03121638298</text:p>
          </table:table-cell>
          <table:table-cell office:value-type="string" calcext:value-type="string">
            <text:p>WORKING_COST_AVERAGE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48.txt</text:p>
          </table:table-cell>
          <table:table-cell office:value-type="float" office:value="778670.249999999" calcext:value-type="float">
            <text:p>778670,249999999</text:p>
          </table:table-cell>
          <table:table-cell office:value-type="float" office:value="83732.6344000001" calcext:value-type="float">
            <text:p>83732,6344000001</text:p>
          </table:table-cell>
          <table:table-cell office:value-type="float" office:value="89.2467145881071" calcext:value-type="float">
            <text:p>89,2467145881071</text:p>
          </table:table-cell>
          <table:table-cell office:value-type="float" office:value="258.001955032349" calcext:value-type="float">
            <text:p>258,00195503234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/>
          <table:table-cell table:formula="of:=[.C49]-[.M49]" office:value-type="float" office:value="0" calcext:value-type="float">
            <text:p>0</text:p>
          </table:table-cell>
          <table:table-cell table:formula="of:=IF([.V49]&gt;0;1;0)" office:value-type="float" office:value="0" calcext:value-type="float">
            <text:p>0</text:p>
          </table:table-cell>
          <table:table-cell table:formula="of:=IF([.V49]&lt;0;1;0)" office:value-type="float" office:value="0" calcext:value-type="float">
            <text:p>0</text:p>
          </table:table-cell>
          <table:table-cell table:formula="of:=IF([.V49]=0;1;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jemplar_calibrado_49.txt</text:p>
          </table:table-cell>
          <table:table-cell office:value-type="float" office:value="1195495.5863" calcext:value-type="float">
            <text:p>1195495,5863</text:p>
          </table:table-cell>
          <table:table-cell office:value-type="float" office:value="85822.0547" calcext:value-type="float">
            <text:p>85822,0547</text:p>
          </table:table-cell>
          <table:table-cell office:value-type="float" office:value="92.8212152613951" calcext:value-type="float">
            <text:p>92,8212152613951</text:p>
          </table:table-cell>
          <table:table-cell office:value-type="float" office:value="258.015572786331" calcext:value-type="float">
            <text:p>258,015572786331</text:p>
          </table:table-cell>
          <table:table-cell office:value-type="string" calcext:value-type="string">
            <text:p>WORKING_COST_SUM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49.txt</text:p>
          </table:table-cell>
          <table:table-cell office:value-type="float" office:value="1195495.5863" calcext:value-type="float">
            <text:p>1195495,5863</text:p>
          </table:table-cell>
          <table:table-cell office:value-type="float" office:value="92998.6627" calcext:value-type="float">
            <text:p>92998,6627</text:p>
          </table:table-cell>
          <table:table-cell office:value-type="float" office:value="92.2209112467051" calcext:value-type="float">
            <text:p>92,2209112467051</text:p>
          </table:table-cell>
          <table:table-cell office:value-type="float" office:value="258.004373073578" calcext:value-type="float">
            <text:p>258,00437307357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/>
          <table:table-cell table:formula="of:=[.C50]-[.M50]" office:value-type="float" office:value="-7176.60800000002" calcext:value-type="float">
            <text:p>-7176,60800000002</text:p>
          </table:table-cell>
          <table:table-cell table:formula="of:=IF([.V50]&gt;0;1;0)" office:value-type="float" office:value="0" calcext:value-type="float">
            <text:p>0</text:p>
          </table:table-cell>
          <table:table-cell table:formula="of:=IF([.V50]&lt;0;1;0)" office:value-type="float" office:value="1" calcext:value-type="float">
            <text:p>1</text:p>
          </table:table-cell>
          <table:table-cell table:formula="of:=IF([.V50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50.txt</text:p>
          </table:table-cell>
          <table:table-cell office:value-type="float" office:value="903827.117099999" calcext:value-type="float">
            <text:p>903827,117099999</text:p>
          </table:table-cell>
          <table:table-cell office:value-type="float" office:value="94942.2344" calcext:value-type="float">
            <text:p>94942,2344</text:p>
          </table:table-cell>
          <table:table-cell office:value-type="float" office:value="89.4955315453878" calcext:value-type="float">
            <text:p>89,4955315453878</text:p>
          </table:table-cell>
          <table:table-cell office:value-type="float" office:value="258.015568733215" calcext:value-type="float">
            <text:p>258,01556873321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50.txt</text:p>
          </table:table-cell>
          <table:table-cell office:value-type="float" office:value="903827.117099999" calcext:value-type="float">
            <text:p>903827,117099999</text:p>
          </table:table-cell>
          <table:table-cell office:value-type="float" office:value="93756.0058999999" calcext:value-type="float">
            <text:p>93756,0058999999</text:p>
          </table:table-cell>
          <table:table-cell office:value-type="float" office:value="89.6267766117902" calcext:value-type="float">
            <text:p>89,6267766117902</text:p>
          </table:table-cell>
          <table:table-cell office:value-type="float" office:value="258.019281864166" calcext:value-type="float">
            <text:p>258,01928186416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51]-[.M51]" office:value-type="float" office:value="1186.22850000007" calcext:value-type="float">
            <text:p>1186,22850000007</text:p>
          </table:table-cell>
          <table:table-cell table:formula="of:=IF([.V51]&gt;0;1;0)" office:value-type="float" office:value="1" calcext:value-type="float">
            <text:p>1</text:p>
          </table:table-cell>
          <table:table-cell table:formula="of:=IF([.V51]&lt;0;1;0)" office:value-type="float" office:value="0" calcext:value-type="float">
            <text:p>0</text:p>
          </table:table-cell>
          <table:table-cell table:formula="of:=IF([.V51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51.txt</text:p>
          </table:table-cell>
          <table:table-cell office:value-type="float" office:value="260667.9042" calcext:value-type="float">
            <text:p>260667,9042</text:p>
          </table:table-cell>
          <table:table-cell office:value-type="float" office:value="43059.2213" calcext:value-type="float">
            <text:p>43059,2213</text:p>
          </table:table-cell>
          <table:table-cell office:value-type="float" office:value="83.4811955725234" calcext:value-type="float">
            <text:p>83,4811955725234</text:p>
          </table:table-cell>
          <table:table-cell office:value-type="float" office:value="258.015572547913" calcext:value-type="float">
            <text:p>258,01557254791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51.txt</text:p>
          </table:table-cell>
          <table:table-cell office:value-type="float" office:value="260667.9042" calcext:value-type="float">
            <text:p>260667,9042</text:p>
          </table:table-cell>
          <table:table-cell office:value-type="float" office:value="42296.747" calcext:value-type="float">
            <text:p>42296,747</text:p>
          </table:table-cell>
          <table:table-cell office:value-type="float" office:value="83.7737035060721" calcext:value-type="float">
            <text:p>83,7737035060721</text:p>
          </table:table-cell>
          <table:table-cell office:value-type="float" office:value="258.000194549561" calcext:value-type="float">
            <text:p>258,00019454956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/>
          <table:table-cell table:formula="of:=[.C52]-[.M52]" office:value-type="float" office:value="762.474299999994" calcext:value-type="float">
            <text:p>762,474299999994</text:p>
          </table:table-cell>
          <table:table-cell table:formula="of:=IF([.V52]&gt;0;1;0)" office:value-type="float" office:value="1" calcext:value-type="float">
            <text:p>1</text:p>
          </table:table-cell>
          <table:table-cell table:formula="of:=IF([.V52]&lt;0;1;0)" office:value-type="float" office:value="0" calcext:value-type="float">
            <text:p>0</text:p>
          </table:table-cell>
          <table:table-cell table:formula="of:=IF([.V52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52.txt</text:p>
          </table:table-cell>
          <table:table-cell office:value-type="float" office:value="946887.164400001" calcext:value-type="float">
            <text:p>946887,164400001</text:p>
          </table:table-cell>
          <table:table-cell office:value-type="float" office:value="90713.8645999999" calcext:value-type="float">
            <text:p>90713,8645999999</text:p>
          </table:table-cell>
          <table:table-cell office:value-type="float" office:value="90.4197809400573" calcext:value-type="float">
            <text:p>90,4197809400573</text:p>
          </table:table-cell>
          <table:table-cell office:value-type="float" office:value="258.031249046326" calcext:value-type="float">
            <text:p>258,031249046326</text:p>
          </table:table-cell>
          <table:table-cell office:value-type="string" calcext:value-type="string">
            <text:p>WORKING_COST_RMS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52.txt</text:p>
          </table:table-cell>
          <table:table-cell office:value-type="float" office:value="946887.164400001" calcext:value-type="float">
            <text:p>946887,164400001</text:p>
          </table:table-cell>
          <table:table-cell office:value-type="float" office:value="94050.0739" calcext:value-type="float">
            <text:p>94050,0739</text:p>
          </table:table-cell>
          <table:table-cell office:value-type="float" office:value="90.0674465304855" calcext:value-type="float">
            <text:p>90,0674465304855</text:p>
          </table:table-cell>
          <table:table-cell office:value-type="float" office:value="258.026796340942" calcext:value-type="float">
            <text:p>258,02679634094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53]-[.M53]" office:value-type="float" office:value="-3336.20930000013" calcext:value-type="float">
            <text:p>-3336,20930000013</text:p>
          </table:table-cell>
          <table:table-cell table:formula="of:=IF([.V53]&gt;0;1;0)" office:value-type="float" office:value="0" calcext:value-type="float">
            <text:p>0</text:p>
          </table:table-cell>
          <table:table-cell table:formula="of:=IF([.V53]&lt;0;1;0)" office:value-type="float" office:value="1" calcext:value-type="float">
            <text:p>1</text:p>
          </table:table-cell>
          <table:table-cell table:formula="of:=IF([.V53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53.txt</text:p>
          </table:table-cell>
          <table:table-cell office:value-type="float" office:value="977483.5021" calcext:value-type="float">
            <text:p>977483,5021</text:p>
          </table:table-cell>
          <table:table-cell office:value-type="float" office:value="87104.8014999999" calcext:value-type="float">
            <text:p>87104,8014999999</text:p>
          </table:table-cell>
          <table:table-cell office:value-type="float" office:value="91.0888724655847" calcext:value-type="float">
            <text:p>91,0888724655847</text:p>
          </table:table-cell>
          <table:table-cell office:value-type="float" office:value="258.031199216843" calcext:value-type="float">
            <text:p>258,031199216843</text:p>
          </table:table-cell>
          <table:table-cell office:value-type="string" calcext:value-type="string">
            <text:p>WORKING_COST_AVERAGE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53.txt</text:p>
          </table:table-cell>
          <table:table-cell office:value-type="float" office:value="977483.5021" calcext:value-type="float">
            <text:p>977483,5021</text:p>
          </table:table-cell>
          <table:table-cell office:value-type="float" office:value="89185.3857999999" calcext:value-type="float">
            <text:p>89185,3857999999</text:p>
          </table:table-cell>
          <table:table-cell office:value-type="float" office:value="90.8760213744379" calcext:value-type="float">
            <text:p>90,8760213744379</text:p>
          </table:table-cell>
          <table:table-cell office:value-type="float" office:value="258.022951602936" calcext:value-type="float">
            <text:p>258,02295160293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table:formula="of:=[.C54]-[.M54]" office:value-type="float" office:value="-2080.58429999997" calcext:value-type="float">
            <text:p>-2080,58429999997</text:p>
          </table:table-cell>
          <table:table-cell table:formula="of:=IF([.V54]&gt;0;1;0)" office:value-type="float" office:value="0" calcext:value-type="float">
            <text:p>0</text:p>
          </table:table-cell>
          <table:table-cell table:formula="of:=IF([.V54]&lt;0;1;0)" office:value-type="float" office:value="1" calcext:value-type="float">
            <text:p>1</text:p>
          </table:table-cell>
          <table:table-cell table:formula="of:=IF([.V54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54.txt</text:p>
          </table:table-cell>
          <table:table-cell office:value-type="float" office:value="802659.861" calcext:value-type="float">
            <text:p>802659,861</text:p>
          </table:table-cell>
          <table:table-cell office:value-type="float" office:value="85992.1683999999" calcext:value-type="float">
            <text:p>85992,1683999999</text:p>
          </table:table-cell>
          <table:table-cell office:value-type="float" office:value="89.2865991463849" calcext:value-type="float">
            <text:p>89,2865991463849</text:p>
          </table:table-cell>
          <table:table-cell office:value-type="float" office:value="258.015573501587" calcext:value-type="float">
            <text:p>258,015573501587</text:p>
          </table:table-cell>
          <table:table-cell office:value-type="string" calcext:value-type="string">
            <text:p>WORKING_COST_SUM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54.txt</text:p>
          </table:table-cell>
          <table:table-cell office:value-type="float" office:value="802659.861" calcext:value-type="float">
            <text:p>802659,861</text:p>
          </table:table-cell>
          <table:table-cell office:value-type="float" office:value="87737.4633999999" calcext:value-type="float">
            <text:p>87737,4633999999</text:p>
          </table:table-cell>
          <table:table-cell office:value-type="float" office:value="89.0691602180416" calcext:value-type="float">
            <text:p>89,0691602180416</text:p>
          </table:table-cell>
          <table:table-cell office:value-type="float" office:value="258.006120204926" calcext:value-type="float">
            <text:p>258,00612020492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/>
          <table:table-cell table:formula="of:=[.C55]-[.M55]" office:value-type="float" office:value="-1745.29499999997" calcext:value-type="float">
            <text:p>-1745,29499999997</text:p>
          </table:table-cell>
          <table:table-cell table:formula="of:=IF([.V55]&gt;0;1;0)" office:value-type="float" office:value="0" calcext:value-type="float">
            <text:p>0</text:p>
          </table:table-cell>
          <table:table-cell table:formula="of:=IF([.V55]&lt;0;1;0)" office:value-type="float" office:value="1" calcext:value-type="float">
            <text:p>1</text:p>
          </table:table-cell>
          <table:table-cell table:formula="of:=IF([.V55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55.txt</text:p>
          </table:table-cell>
          <table:table-cell office:value-type="float" office:value="538588.831700002" calcext:value-type="float">
            <text:p>538588,831700002</text:p>
          </table:table-cell>
          <table:table-cell office:value-type="float" office:value="55567.987" calcext:value-type="float">
            <text:p>55567,987</text:p>
          </table:table-cell>
          <table:table-cell office:value-type="float" office:value="89.6826700203557" calcext:value-type="float">
            <text:p>89,6826700203557</text:p>
          </table:table-cell>
          <table:table-cell office:value-type="float" office:value="258.015569448471" calcext:value-type="float">
            <text:p>258,015569448471</text:p>
          </table:table-cell>
          <table:table-cell office:value-type="string" calcext:value-type="string">
            <text:p>WORKING_COST_AVERAGE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55.txt</text:p>
          </table:table-cell>
          <table:table-cell office:value-type="float" office:value="538588.831700002" calcext:value-type="float">
            <text:p>538588,831700002</text:p>
          </table:table-cell>
          <table:table-cell office:value-type="float" office:value="55405.565" calcext:value-type="float">
            <text:p>55405,565</text:p>
          </table:table-cell>
          <table:table-cell office:value-type="float" office:value="89.7128269769134" calcext:value-type="float">
            <text:p>89,7128269769134</text:p>
          </table:table-cell>
          <table:table-cell office:value-type="float" office:value="258.003489255905" calcext:value-type="float">
            <text:p>258,00348925590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/>
          <table:table-cell table:formula="of:=[.C56]-[.M56]" office:value-type="float" office:value="162.422000000021" calcext:value-type="float">
            <text:p>162,422000000021</text:p>
          </table:table-cell>
          <table:table-cell table:formula="of:=IF([.V56]&gt;0;1;0)" office:value-type="float" office:value="1" calcext:value-type="float">
            <text:p>1</text:p>
          </table:table-cell>
          <table:table-cell table:formula="of:=IF([.V56]&lt;0;1;0)" office:value-type="float" office:value="0" calcext:value-type="float">
            <text:p>0</text:p>
          </table:table-cell>
          <table:table-cell table:formula="of:=IF([.V56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56.txt</text:p>
          </table:table-cell>
          <table:table-cell office:value-type="float" office:value="873168.479600001" calcext:value-type="float">
            <text:p>873168,479600001</text:p>
          </table:table-cell>
          <table:table-cell office:value-type="float" office:value="91451.8684999998" calcext:value-type="float">
            <text:p>91451,8684999998</text:p>
          </table:table-cell>
          <table:table-cell office:value-type="float" office:value="89.5264349737071" calcext:value-type="float">
            <text:p>89,5264349737071</text:p>
          </table:table-cell>
          <table:table-cell office:value-type="float" office:value="258.015620946884" calcext:value-type="float">
            <text:p>258,015620946884</text:p>
          </table:table-cell>
          <table:table-cell office:value-type="string" calcext:value-type="string">
            <text:p>WORKING_COST_SUM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56.txt</text:p>
          </table:table-cell>
          <table:table-cell office:value-type="float" office:value="873168.479600001" calcext:value-type="float">
            <text:p>873168,479600001</text:p>
          </table:table-cell>
          <table:table-cell office:value-type="float" office:value="91937.0716" calcext:value-type="float">
            <text:p>91937,0716</text:p>
          </table:table-cell>
          <table:table-cell office:value-type="float" office:value="89.4708668775909" calcext:value-type="float">
            <text:p>89,4708668775909</text:p>
          </table:table-cell>
          <table:table-cell office:value-type="float" office:value="258.018586158752" calcext:value-type="float">
            <text:p>258,01858615875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/>
          <table:table-cell table:formula="of:=[.C57]-[.M57]" office:value-type="float" office:value="-485.203100000203" calcext:value-type="float">
            <text:p>-485,203100000203</text:p>
          </table:table-cell>
          <table:table-cell table:formula="of:=IF([.V57]&gt;0;1;0)" office:value-type="float" office:value="0" calcext:value-type="float">
            <text:p>0</text:p>
          </table:table-cell>
          <table:table-cell table:formula="of:=IF([.V57]&lt;0;1;0)" office:value-type="float" office:value="1" calcext:value-type="float">
            <text:p>1</text:p>
          </table:table-cell>
          <table:table-cell table:formula="of:=IF([.V57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57.txt</text:p>
          </table:table-cell>
          <table:table-cell office:value-type="float" office:value="873468.6658" calcext:value-type="float">
            <text:p>873468,6658</text:p>
          </table:table-cell>
          <table:table-cell office:value-type="float" office:value="91359.7435" calcext:value-type="float">
            <text:p>91359,7435</text:p>
          </table:table-cell>
          <table:table-cell office:value-type="float" office:value="89.5405814682173" calcext:value-type="float">
            <text:p>89,5405814682173</text:p>
          </table:table-cell>
          <table:table-cell office:value-type="float" office:value="258.03119468689" calcext:value-type="float">
            <text:p>258,03119468689</text:p>
          </table:table-cell>
          <table:table-cell office:value-type="string" calcext:value-type="string">
            <text:p>RUPTURE_COST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57.txt</text:p>
          </table:table-cell>
          <table:table-cell office:value-type="float" office:value="873468.6658" calcext:value-type="float">
            <text:p>873468,6658</text:p>
          </table:table-cell>
          <table:table-cell office:value-type="float" office:value="91779.2798" calcext:value-type="float">
            <text:p>91779,2798</text:p>
          </table:table-cell>
          <table:table-cell office:value-type="float" office:value="89.4925504035179" calcext:value-type="float">
            <text:p>89,4925504035179</text:p>
          </table:table-cell>
          <table:table-cell office:value-type="float" office:value="258.012816667557" calcext:value-type="float">
            <text:p>258,01281666755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58]-[.M58]" office:value-type="float" office:value="-419.536300000007" calcext:value-type="float">
            <text:p>-419,536300000007</text:p>
          </table:table-cell>
          <table:table-cell table:formula="of:=IF([.V58]&gt;0;1;0)" office:value-type="float" office:value="0" calcext:value-type="float">
            <text:p>0</text:p>
          </table:table-cell>
          <table:table-cell table:formula="of:=IF([.V58]&lt;0;1;0)" office:value-type="float" office:value="1" calcext:value-type="float">
            <text:p>1</text:p>
          </table:table-cell>
          <table:table-cell table:formula="of:=IF([.V58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58.txt</text:p>
          </table:table-cell>
          <table:table-cell office:value-type="float" office:value="469989.345400001" calcext:value-type="float">
            <text:p>469989,345400001</text:p>
          </table:table-cell>
          <table:table-cell office:value-type="float" office:value="71454.74" calcext:value-type="float">
            <text:p>71454,74</text:p>
          </table:table-cell>
          <table:table-cell office:value-type="float" office:value="84.7965191765813" calcext:value-type="float">
            <text:p>84,7965191765813</text:p>
          </table:table-cell>
          <table:table-cell office:value-type="float" office:value="258.015573740005" calcext:value-type="float">
            <text:p>258,01557374000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58.txt</text:p>
          </table:table-cell>
          <table:table-cell office:value-type="float" office:value="469989.345400001" calcext:value-type="float">
            <text:p>469989,345400001</text:p>
          </table:table-cell>
          <table:table-cell office:value-type="float" office:value="70773.3083" calcext:value-type="float">
            <text:p>70773,3083</text:p>
          </table:table-cell>
          <table:table-cell office:value-type="float" office:value="84.941507931469" calcext:value-type="float">
            <text:p>84,941507931469</text:p>
          </table:table-cell>
          <table:table-cell office:value-type="float" office:value="258.034299612045" calcext:value-type="float">
            <text:p>258,03429961204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59]-[.M59]" office:value-type="float" office:value="681.431700000016" calcext:value-type="float">
            <text:p>681,431700000016</text:p>
          </table:table-cell>
          <table:table-cell table:formula="of:=IF([.V59]&gt;0;1;0)" office:value-type="float" office:value="1" calcext:value-type="float">
            <text:p>1</text:p>
          </table:table-cell>
          <table:table-cell table:formula="of:=IF([.V59]&lt;0;1;0)" office:value-type="float" office:value="0" calcext:value-type="float">
            <text:p>0</text:p>
          </table:table-cell>
          <table:table-cell table:formula="of:=IF([.V59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59.txt</text:p>
          </table:table-cell>
          <table:table-cell office:value-type="float" office:value="832316.701799999" calcext:value-type="float">
            <text:p>832316,701799999</text:p>
          </table:table-cell>
          <table:table-cell office:value-type="float" office:value="98377.0775000002" calcext:value-type="float">
            <text:p>98377,0775000002</text:p>
          </table:table-cell>
          <table:table-cell office:value-type="float" office:value="88.1803312023841" calcext:value-type="float">
            <text:p>88,1803312023841</text:p>
          </table:table-cell>
          <table:table-cell office:value-type="float" office:value="258.015074729919" calcext:value-type="float">
            <text:p>258,015074729919</text:p>
          </table:table-cell>
          <table:table-cell office:value-type="string" calcext:value-type="string">
            <text:p>TOTAL_PIECE_DURATION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59.txt</text:p>
          </table:table-cell>
          <table:table-cell office:value-type="float" office:value="832316.701799999" calcext:value-type="float">
            <text:p>832316,701799999</text:p>
          </table:table-cell>
          <table:table-cell office:value-type="float" office:value="99398.1624" calcext:value-type="float">
            <text:p>99398,1624</text:p>
          </table:table-cell>
          <table:table-cell office:value-type="float" office:value="88.0576513501366" calcext:value-type="float">
            <text:p>88,0576513501366</text:p>
          </table:table-cell>
          <table:table-cell office:value-type="float" office:value="258.016866207123" calcext:value-type="float">
            <text:p>258,01686620712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/>
          <table:table-cell table:formula="of:=[.C60]-[.M60]" office:value-type="float" office:value="-1021.08489999984" calcext:value-type="float">
            <text:p>-1021,08489999984</text:p>
          </table:table-cell>
          <table:table-cell table:formula="of:=IF([.V60]&gt;0;1;0)" office:value-type="float" office:value="0" calcext:value-type="float">
            <text:p>0</text:p>
          </table:table-cell>
          <table:table-cell table:formula="of:=IF([.V60]&lt;0;1;0)" office:value-type="float" office:value="1" calcext:value-type="float">
            <text:p>1</text:p>
          </table:table-cell>
          <table:table-cell table:formula="of:=IF([.V60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60.txt</text:p>
          </table:table-cell>
          <table:table-cell office:value-type="float" office:value="434683.861" calcext:value-type="float">
            <text:p>434683,861</text:p>
          </table:table-cell>
          <table:table-cell office:value-type="float" office:value="57024.9923" calcext:value-type="float">
            <text:p>57024,9923</text:p>
          </table:table-cell>
          <table:table-cell office:value-type="float" office:value="86.8812722494889" calcext:value-type="float">
            <text:p>86,8812722494889</text:p>
          </table:table-cell>
          <table:table-cell office:value-type="float" office:value="258.015624046326" calcext:value-type="float">
            <text:p>258,015624046326</text:p>
          </table:table-cell>
          <table:table-cell office:value-type="string" calcext:value-type="string">
            <text:p>NUM_OPERATIONS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60.txt</text:p>
          </table:table-cell>
          <table:table-cell office:value-type="float" office:value="434683.861" calcext:value-type="float">
            <text:p>434683,861</text:p>
          </table:table-cell>
          <table:table-cell office:value-type="float" office:value="57024.9923" calcext:value-type="float">
            <text:p>57024,9923</text:p>
          </table:table-cell>
          <table:table-cell office:value-type="float" office:value="86.8812722494889" calcext:value-type="float">
            <text:p>86,8812722494889</text:p>
          </table:table-cell>
          <table:table-cell office:value-type="float" office:value="258.009230136871" calcext:value-type="float">
            <text:p>258,00923013687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/>
          <table:table-cell table:formula="of:=[.C61]-[.M61]" office:value-type="float" office:value="0" calcext:value-type="float">
            <text:p>0</text:p>
          </table:table-cell>
          <table:table-cell table:formula="of:=IF([.V61]&gt;0;1;0)" office:value-type="float" office:value="0" calcext:value-type="float">
            <text:p>0</text:p>
          </table:table-cell>
          <table:table-cell table:formula="of:=IF([.V61]&lt;0;1;0)" office:value-type="float" office:value="0" calcext:value-type="float">
            <text:p>0</text:p>
          </table:table-cell>
          <table:table-cell table:formula="of:=IF([.V61]=0;1;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jemplar_calibrado_61.txt</text:p>
          </table:table-cell>
          <table:table-cell office:value-type="float" office:value="586310.1736" calcext:value-type="float">
            <text:p>586310,1736</text:p>
          </table:table-cell>
          <table:table-cell office:value-type="float" office:value="63000.8352" calcext:value-type="float">
            <text:p>63000,8352</text:p>
          </table:table-cell>
          <table:table-cell office:value-type="float" office:value="89.2546917933951" calcext:value-type="float">
            <text:p>89,2546917933951</text:p>
          </table:table-cell>
          <table:table-cell office:value-type="float" office:value="258.014972448349" calcext:value-type="float">
            <text:p>258,014972448349</text:p>
          </table:table-cell>
          <table:table-cell office:value-type="string" calcext:value-type="string">
            <text:p>NUM_OPERATIONS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61.txt</text:p>
          </table:table-cell>
          <table:table-cell office:value-type="float" office:value="586310.1736" calcext:value-type="float">
            <text:p>586310,1736</text:p>
          </table:table-cell>
          <table:table-cell office:value-type="float" office:value="63138.2163" calcext:value-type="float">
            <text:p>63138,2163</text:p>
          </table:table-cell>
          <table:table-cell office:value-type="float" office:value="89.2312603221047" calcext:value-type="float">
            <text:p>89,2312603221047</text:p>
          </table:table-cell>
          <table:table-cell office:value-type="float" office:value="258.001434087753" calcext:value-type="float">
            <text:p>258,00143408775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/>
          <table:table-cell table:formula="of:=[.C62]-[.M62]" office:value-type="float" office:value="-137.381099999977" calcext:value-type="float">
            <text:p>-137,381099999977</text:p>
          </table:table-cell>
          <table:table-cell table:formula="of:=IF([.V62]&gt;0;1;0)" office:value-type="float" office:value="0" calcext:value-type="float">
            <text:p>0</text:p>
          </table:table-cell>
          <table:table-cell table:formula="of:=IF([.V62]&lt;0;1;0)" office:value-type="float" office:value="1" calcext:value-type="float">
            <text:p>1</text:p>
          </table:table-cell>
          <table:table-cell table:formula="of:=IF([.V62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62.txt</text:p>
          </table:table-cell>
          <table:table-cell office:value-type="float" office:value="588349.4559" calcext:value-type="float">
            <text:p>588349,4559</text:p>
          </table:table-cell>
          <table:table-cell office:value-type="float" office:value="72660.2893" calcext:value-type="float">
            <text:p>72660,2893</text:p>
          </table:table-cell>
          <table:table-cell office:value-type="float" office:value="87.6501476169717" calcext:value-type="float">
            <text:p>87,6501476169717</text:p>
          </table:table-cell>
          <table:table-cell office:value-type="float" office:value="258.031247377396" calcext:value-type="float">
            <text:p>258,03124737739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62.txt</text:p>
          </table:table-cell>
          <table:table-cell office:value-type="float" office:value="588349.4559" calcext:value-type="float">
            <text:p>588349,4559</text:p>
          </table:table-cell>
          <table:table-cell office:value-type="float" office:value="73941.1102" calcext:value-type="float">
            <text:p>73941,1102</text:p>
          </table:table-cell>
          <table:table-cell office:value-type="float" office:value="87.4324503135824" calcext:value-type="float">
            <text:p>87,4324503135824</text:p>
          </table:table-cell>
          <table:table-cell office:value-type="float" office:value="258.012943506241" calcext:value-type="float">
            <text:p>258,01294350624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63]-[.M63]" office:value-type="float" office:value="-1280.82089999996" calcext:value-type="float">
            <text:p>-1280,82089999996</text:p>
          </table:table-cell>
          <table:table-cell table:formula="of:=IF([.V63]&gt;0;1;0)" office:value-type="float" office:value="0" calcext:value-type="float">
            <text:p>0</text:p>
          </table:table-cell>
          <table:table-cell table:formula="of:=IF([.V63]&lt;0;1;0)" office:value-type="float" office:value="1" calcext:value-type="float">
            <text:p>1</text:p>
          </table:table-cell>
          <table:table-cell table:formula="of:=IF([.V63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63.txt</text:p>
          </table:table-cell>
          <table:table-cell office:value-type="float" office:value="1015455.1966" calcext:value-type="float">
            <text:p>1015455,1966</text:p>
          </table:table-cell>
          <table:table-cell office:value-type="float" office:value="109165.0694" calcext:value-type="float">
            <text:p>109165,0694</text:p>
          </table:table-cell>
          <table:table-cell office:value-type="float" office:value="89.2496419570738" calcext:value-type="float">
            <text:p>89,2496419570738</text:p>
          </table:table-cell>
          <table:table-cell office:value-type="float" office:value="258.03119802475" calcext:value-type="float">
            <text:p>258,03119802475</text:p>
          </table:table-cell>
          <table:table-cell office:value-type="string" calcext:value-type="string">
            <text:p>WORKING_COST_AVERAGE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63.txt</text:p>
          </table:table-cell>
          <table:table-cell office:value-type="float" office:value="1015455.1966" calcext:value-type="float">
            <text:p>1015455,1966</text:p>
          </table:table-cell>
          <table:table-cell office:value-type="float" office:value="111160.1284" calcext:value-type="float">
            <text:p>111160,1284</text:p>
          </table:table-cell>
          <table:table-cell office:value-type="float" office:value="89.0531725306846" calcext:value-type="float">
            <text:p>89,0531725306846</text:p>
          </table:table-cell>
          <table:table-cell office:value-type="float" office:value="258.025106191635" calcext:value-type="float">
            <text:p>258,02510619163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/>
          <table:table-cell table:formula="of:=[.C64]-[.M64]" office:value-type="float" office:value="-1995.05899999992" calcext:value-type="float">
            <text:p>-1995,05899999992</text:p>
          </table:table-cell>
          <table:table-cell table:formula="of:=IF([.V64]&gt;0;1;0)" office:value-type="float" office:value="0" calcext:value-type="float">
            <text:p>0</text:p>
          </table:table-cell>
          <table:table-cell table:formula="of:=IF([.V64]&lt;0;1;0)" office:value-type="float" office:value="1" calcext:value-type="float">
            <text:p>1</text:p>
          </table:table-cell>
          <table:table-cell table:formula="of:=IF([.V64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64.txt</text:p>
          </table:table-cell>
          <table:table-cell office:value-type="float" office:value="849291.3008" calcext:value-type="float">
            <text:p>849291,3008</text:p>
          </table:table-cell>
          <table:table-cell office:value-type="float" office:value="82118.8535" calcext:value-type="float">
            <text:p>82118,8535</text:p>
          </table:table-cell>
          <table:table-cell office:value-type="float" office:value="90.3308966637658" calcext:value-type="float">
            <text:p>90,3308966637658</text:p>
          </table:table-cell>
          <table:table-cell office:value-type="float" office:value="258.015624523163" calcext:value-type="float">
            <text:p>258,015624523163</text:p>
          </table:table-cell>
          <table:table-cell office:value-type="string" calcext:value-type="string">
            <text:p>RUPTURE_COST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64.txt</text:p>
          </table:table-cell>
          <table:table-cell office:value-type="float" office:value="849291.3008" calcext:value-type="float">
            <text:p>849291,3008</text:p>
          </table:table-cell>
          <table:table-cell office:value-type="float" office:value="82118.8535" calcext:value-type="float">
            <text:p>82118,8535</text:p>
          </table:table-cell>
          <table:table-cell office:value-type="float" office:value="90.3308966637658" calcext:value-type="float">
            <text:p>90,3308966637658</text:p>
          </table:table-cell>
          <table:table-cell office:value-type="float" office:value="258.001554965973" calcext:value-type="float">
            <text:p>258,00155496597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table:formula="of:=[.C65]-[.M65]" office:value-type="float" office:value="0" calcext:value-type="float">
            <text:p>0</text:p>
          </table:table-cell>
          <table:table-cell table:formula="of:=IF([.V65]&gt;0;1;0)" office:value-type="float" office:value="0" calcext:value-type="float">
            <text:p>0</text:p>
          </table:table-cell>
          <table:table-cell table:formula="of:=IF([.V65]&lt;0;1;0)" office:value-type="float" office:value="0" calcext:value-type="float">
            <text:p>0</text:p>
          </table:table-cell>
          <table:table-cell table:formula="of:=IF([.V65]=0;1;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jemplar_calibrado_65.txt</text:p>
          </table:table-cell>
          <table:table-cell office:value-type="float" office:value="1117646.9849" calcext:value-type="float">
            <text:p>1117646,9849</text:p>
          </table:table-cell>
          <table:table-cell office:value-type="float" office:value="91039.0734000001" calcext:value-type="float">
            <text:p>91039,0734000001</text:p>
          </table:table-cell>
          <table:table-cell office:value-type="float" office:value="91.8543981570222" calcext:value-type="float">
            <text:p>91,8543981570222</text:p>
          </table:table-cell>
          <table:table-cell office:value-type="float" office:value="258.031248807907" calcext:value-type="float">
            <text:p>258,031248807907</text:p>
          </table:table-cell>
          <table:table-cell office:value-type="string" calcext:value-type="string">
            <text:p>WORKING_COST_RMS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65.txt</text:p>
          </table:table-cell>
          <table:table-cell office:value-type="float" office:value="1117646.9849" calcext:value-type="float">
            <text:p>1117646,9849</text:p>
          </table:table-cell>
          <table:table-cell office:value-type="float" office:value="100949.2697" calcext:value-type="float">
            <text:p>100949,2697</text:p>
          </table:table-cell>
          <table:table-cell office:value-type="float" office:value="90.9676963241634" calcext:value-type="float">
            <text:p>90,9676963241634</text:p>
          </table:table-cell>
          <table:table-cell office:value-type="float" office:value="258.015720367432" calcext:value-type="float">
            <text:p>258,01572036743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/>
          <table:table-cell table:formula="of:=[.C66]-[.M66]" office:value-type="float" office:value="-9910.19629999991" calcext:value-type="float">
            <text:p>-9910,19629999991</text:p>
          </table:table-cell>
          <table:table-cell table:formula="of:=IF([.V66]&gt;0;1;0)" office:value-type="float" office:value="0" calcext:value-type="float">
            <text:p>0</text:p>
          </table:table-cell>
          <table:table-cell table:formula="of:=IF([.V66]&lt;0;1;0)" office:value-type="float" office:value="1" calcext:value-type="float">
            <text:p>1</text:p>
          </table:table-cell>
          <table:table-cell table:formula="of:=IF([.V66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66.txt</text:p>
          </table:table-cell>
          <table:table-cell office:value-type="float" office:value="922863.516999997" calcext:value-type="float">
            <text:p>922863,516999997</text:p>
          </table:table-cell>
          <table:table-cell office:value-type="float" office:value="94052.5437" calcext:value-type="float">
            <text:p>94052,5437</text:p>
          </table:table-cell>
          <table:table-cell office:value-type="float" office:value="89.8086182878112" calcext:value-type="float">
            <text:p>89,8086182878112</text:p>
          </table:table-cell>
          <table:table-cell office:value-type="float" office:value="258.002245664597" calcext:value-type="float">
            <text:p>258,00224566459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66.txt</text:p>
          </table:table-cell>
          <table:table-cell office:value-type="float" office:value="922863.516999997" calcext:value-type="float">
            <text:p>922863,516999997</text:p>
          </table:table-cell>
          <table:table-cell office:value-type="float" office:value="94532.2973" calcext:value-type="float">
            <text:p>94532,2973</text:p>
          </table:table-cell>
          <table:table-cell office:value-type="float" office:value="89.7566329626615" calcext:value-type="float">
            <text:p>89,7566329626615</text:p>
          </table:table-cell>
          <table:table-cell office:value-type="float" office:value="258.01972079277" calcext:value-type="float">
            <text:p>258,0197207927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/>
          <table:table-cell table:formula="of:=[.C67]-[.M67]" office:value-type="float" office:value="-479.753599999996" calcext:value-type="float">
            <text:p>-479,753599999996</text:p>
          </table:table-cell>
          <table:table-cell table:formula="of:=IF([.V67]&gt;0;1;0)" office:value-type="float" office:value="0" calcext:value-type="float">
            <text:p>0</text:p>
          </table:table-cell>
          <table:table-cell table:formula="of:=IF([.V67]&lt;0;1;0)" office:value-type="float" office:value="1" calcext:value-type="float">
            <text:p>1</text:p>
          </table:table-cell>
          <table:table-cell table:formula="of:=IF([.V67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67.txt</text:p>
          </table:table-cell>
          <table:table-cell office:value-type="float" office:value="596156.289199999" calcext:value-type="float">
            <text:p>596156,289199999</text:p>
          </table:table-cell>
          <table:table-cell office:value-type="float" office:value="79476.6825999999" calcext:value-type="float">
            <text:p>79476,6825999999</text:p>
          </table:table-cell>
          <table:table-cell office:value-type="float" office:value="86.6684820675712" calcext:value-type="float">
            <text:p>86,6684820675712</text:p>
          </table:table-cell>
          <table:table-cell office:value-type="float" office:value="258.015624761581" calcext:value-type="float">
            <text:p>258,015624761581</text:p>
          </table:table-cell>
          <table:table-cell office:value-type="string" calcext:value-type="string">
            <text:p>WORKING_COST_SU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67.txt</text:p>
          </table:table-cell>
          <table:table-cell office:value-type="float" office:value="596156.289199999" calcext:value-type="float">
            <text:p>596156,289199999</text:p>
          </table:table-cell>
          <table:table-cell office:value-type="float" office:value="78561.9458000001" calcext:value-type="float">
            <text:p>78561,9458000001</text:p>
          </table:table-cell>
          <table:table-cell office:value-type="float" office:value="86.8219211600661" calcext:value-type="float">
            <text:p>86,8219211600661</text:p>
          </table:table-cell>
          <table:table-cell office:value-type="float" office:value="258.021888971329" calcext:value-type="float">
            <text:p>258,02188897132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/>
          <table:table-cell table:formula="of:=[.C68]-[.M68]" office:value-type="float" office:value="914.736799999795" calcext:value-type="float">
            <text:p>914,736799999795</text:p>
          </table:table-cell>
          <table:table-cell table:formula="of:=IF([.V68]&gt;0;1;0)" office:value-type="float" office:value="1" calcext:value-type="float">
            <text:p>1</text:p>
          </table:table-cell>
          <table:table-cell table:formula="of:=IF([.V68]&lt;0;1;0)" office:value-type="float" office:value="0" calcext:value-type="float">
            <text:p>0</text:p>
          </table:table-cell>
          <table:table-cell table:formula="of:=IF([.V68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68.txt</text:p>
          </table:table-cell>
          <table:table-cell office:value-type="float" office:value="511371.5915" calcext:value-type="float">
            <text:p>511371,5915</text:p>
          </table:table-cell>
          <table:table-cell office:value-type="float" office:value="67074.5695" calcext:value-type="float">
            <text:p>67074,5695</text:p>
          </table:table-cell>
          <table:table-cell office:value-type="float" office:value="86.8833993489449" calcext:value-type="float">
            <text:p>86,8833993489449</text:p>
          </table:table-cell>
          <table:table-cell office:value-type="float" office:value="258.015623807907" calcext:value-type="float">
            <text:p>258,015623807907</text:p>
          </table:table-cell>
          <table:table-cell office:value-type="string" calcext:value-type="string">
            <text:p>RUPTURE_COST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68.txt</text:p>
          </table:table-cell>
          <table:table-cell office:value-type="float" office:value="511371.5915" calcext:value-type="float">
            <text:p>511371,5915</text:p>
          </table:table-cell>
          <table:table-cell office:value-type="float" office:value="70885.5572" calcext:value-type="float">
            <text:p>70885,5572</text:p>
          </table:table-cell>
          <table:table-cell office:value-type="float" office:value="86.1381511256673" calcext:value-type="float">
            <text:p>86,1381511256673</text:p>
          </table:table-cell>
          <table:table-cell office:value-type="float" office:value="258.005038261414" calcext:value-type="float">
            <text:p>258,00503826141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69]-[.M69]" office:value-type="float" office:value="-3810.98769999997" calcext:value-type="float">
            <text:p>-3810,98769999997</text:p>
          </table:table-cell>
          <table:table-cell table:formula="of:=IF([.V69]&gt;0;1;0)" office:value-type="float" office:value="0" calcext:value-type="float">
            <text:p>0</text:p>
          </table:table-cell>
          <table:table-cell table:formula="of:=IF([.V69]&lt;0;1;0)" office:value-type="float" office:value="1" calcext:value-type="float">
            <text:p>1</text:p>
          </table:table-cell>
          <table:table-cell table:formula="of:=IF([.V69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69.txt</text:p>
          </table:table-cell>
          <table:table-cell office:value-type="float" office:value="801600.3429" calcext:value-type="float">
            <text:p>801600,3429</text:p>
          </table:table-cell>
          <table:table-cell office:value-type="float" office:value="92297.5431000001" calcext:value-type="float">
            <text:p>92297,5431000001</text:p>
          </table:table-cell>
          <table:table-cell office:value-type="float" office:value="88.4858403670226" calcext:value-type="float">
            <text:p>88,4858403670226</text:p>
          </table:table-cell>
          <table:table-cell office:value-type="float" office:value="258.031251430511" calcext:value-type="float">
            <text:p>258,03125143051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69.txt</text:p>
          </table:table-cell>
          <table:table-cell office:value-type="float" office:value="801600.3429" calcext:value-type="float">
            <text:p>801600,3429</text:p>
          </table:table-cell>
          <table:table-cell office:value-type="float" office:value="91965.5001" calcext:value-type="float">
            <text:p>91965,5001</text:p>
          </table:table-cell>
          <table:table-cell office:value-type="float" office:value="88.5272628792435" calcext:value-type="float">
            <text:p>88,5272628792435</text:p>
          </table:table-cell>
          <table:table-cell office:value-type="float" office:value="258.035045623779" calcext:value-type="float">
            <text:p>258,03504562377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/>
          <table:table-cell table:formula="of:=[.C70]-[.M70]" office:value-type="float" office:value="332.043000000122" calcext:value-type="float">
            <text:p>332,043000000122</text:p>
          </table:table-cell>
          <table:table-cell table:formula="of:=IF([.V70]&gt;0;1;0)" office:value-type="float" office:value="1" calcext:value-type="float">
            <text:p>1</text:p>
          </table:table-cell>
          <table:table-cell table:formula="of:=IF([.V70]&lt;0;1;0)" office:value-type="float" office:value="0" calcext:value-type="float">
            <text:p>0</text:p>
          </table:table-cell>
          <table:table-cell table:formula="of:=IF([.V70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70.txt</text:p>
          </table:table-cell>
          <table:table-cell office:value-type="float" office:value="506388.0928" calcext:value-type="float">
            <text:p>506388,0928</text:p>
          </table:table-cell>
          <table:table-cell office:value-type="float" office:value="70596.1755" calcext:value-type="float">
            <text:p>70596,1755</text:p>
          </table:table-cell>
          <table:table-cell office:value-type="float" office:value="86.0588792462223" calcext:value-type="float">
            <text:p>86,0588792462223</text:p>
          </table:table-cell>
          <table:table-cell office:value-type="float" office:value="258.015569210052" calcext:value-type="float">
            <text:p>258,01556921005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70.txt</text:p>
          </table:table-cell>
          <table:table-cell office:value-type="float" office:value="506388.0928" calcext:value-type="float">
            <text:p>506388,0928</text:p>
          </table:table-cell>
          <table:table-cell office:value-type="float" office:value="71031.0963" calcext:value-type="float">
            <text:p>71031,0963</text:p>
          </table:table-cell>
          <table:table-cell office:value-type="float" office:value="85.9729923926047" calcext:value-type="float">
            <text:p>85,9729923926047</text:p>
          </table:table-cell>
          <table:table-cell office:value-type="float" office:value="258.012606859207" calcext:value-type="float">
            <text:p>258,01260685920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/>
          <table:table-cell table:formula="of:=[.C71]-[.M71]" office:value-type="float" office:value="-434.920800000036" calcext:value-type="float">
            <text:p>-434,920800000036</text:p>
          </table:table-cell>
          <table:table-cell table:formula="of:=IF([.V71]&gt;0;1;0)" office:value-type="float" office:value="0" calcext:value-type="float">
            <text:p>0</text:p>
          </table:table-cell>
          <table:table-cell table:formula="of:=IF([.V71]&lt;0;1;0)" office:value-type="float" office:value="1" calcext:value-type="float">
            <text:p>1</text:p>
          </table:table-cell>
          <table:table-cell table:formula="of:=IF([.V71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71.txt</text:p>
          </table:table-cell>
          <table:table-cell office:value-type="float" office:value="327594.3562" calcext:value-type="float">
            <text:p>327594,3562</text:p>
          </table:table-cell>
          <table:table-cell office:value-type="float" office:value="51442.3767" calcext:value-type="float">
            <text:p>51442,3767</text:p>
          </table:table-cell>
          <table:table-cell office:value-type="float" office:value="84.2969282814525" calcext:value-type="float">
            <text:p>84,2969282814525</text:p>
          </table:table-cell>
          <table:table-cell office:value-type="float" office:value="258.005076646805" calcext:value-type="float">
            <text:p>258,00507664680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71.txt</text:p>
          </table:table-cell>
          <table:table-cell office:value-type="float" office:value="327594.3562" calcext:value-type="float">
            <text:p>327594,3562</text:p>
          </table:table-cell>
          <table:table-cell office:value-type="float" office:value="52090.6898" calcext:value-type="float">
            <text:p>52090,6898</text:p>
          </table:table-cell>
          <table:table-cell office:value-type="float" office:value="84.0990271003942" calcext:value-type="float">
            <text:p>84,0990271003942</text:p>
          </table:table-cell>
          <table:table-cell office:value-type="float" office:value="258.006307840347" calcext:value-type="float">
            <text:p>258,00630784034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/>
          <table:table-cell table:formula="of:=[.C72]-[.M72]" office:value-type="float" office:value="-648.313099999999" calcext:value-type="float">
            <text:p>-648,313099999999</text:p>
          </table:table-cell>
          <table:table-cell table:formula="of:=IF([.V72]&gt;0;1;0)" office:value-type="float" office:value="0" calcext:value-type="float">
            <text:p>0</text:p>
          </table:table-cell>
          <table:table-cell table:formula="of:=IF([.V72]&lt;0;1;0)" office:value-type="float" office:value="1" calcext:value-type="float">
            <text:p>1</text:p>
          </table:table-cell>
          <table:table-cell table:formula="of:=IF([.V72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72.txt</text:p>
          </table:table-cell>
          <table:table-cell office:value-type="float" office:value="727903.424000001" calcext:value-type="float">
            <text:p>727903,424000001</text:p>
          </table:table-cell>
          <table:table-cell office:value-type="float" office:value="86388.8370999999" calcext:value-type="float">
            <text:p>86388,8370999999</text:p>
          </table:table-cell>
          <table:table-cell office:value-type="float" office:value="88.1318270732575" calcext:value-type="float">
            <text:p>88,1318270732575</text:p>
          </table:table-cell>
          <table:table-cell office:value-type="float" office:value="258.01562333107" calcext:value-type="float">
            <text:p>258,01562333107</text:p>
          </table:table-cell>
          <table:table-cell office:value-type="string" calcext:value-type="string">
            <text:p>NUM_OPERATIONS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72.txt</text:p>
          </table:table-cell>
          <table:table-cell office:value-type="float" office:value="727903.424000001" calcext:value-type="float">
            <text:p>727903,424000001</text:p>
          </table:table-cell>
          <table:table-cell office:value-type="float" office:value="88774.4695" calcext:value-type="float">
            <text:p>88774,4695</text:p>
          </table:table-cell>
          <table:table-cell office:value-type="float" office:value="87.8040868372121" calcext:value-type="float">
            <text:p>87,8040868372121</text:p>
          </table:table-cell>
          <table:table-cell office:value-type="float" office:value="258.010079860687" calcext:value-type="float">
            <text:p>258,01007986068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table:formula="of:=[.C73]-[.M73]" office:value-type="float" office:value="-2385.63240000012" calcext:value-type="float">
            <text:p>-2385,63240000012</text:p>
          </table:table-cell>
          <table:table-cell table:formula="of:=IF([.V73]&gt;0;1;0)" office:value-type="float" office:value="0" calcext:value-type="float">
            <text:p>0</text:p>
          </table:table-cell>
          <table:table-cell table:formula="of:=IF([.V73]&lt;0;1;0)" office:value-type="float" office:value="1" calcext:value-type="float">
            <text:p>1</text:p>
          </table:table-cell>
          <table:table-cell table:formula="of:=IF([.V73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73.txt</text:p>
          </table:table-cell>
          <table:table-cell office:value-type="float" office:value="607271.0842" calcext:value-type="float">
            <text:p>607271,0842</text:p>
          </table:table-cell>
          <table:table-cell office:value-type="float" office:value="67284.3494" calcext:value-type="float">
            <text:p>67284,3494</text:p>
          </table:table-cell>
          <table:table-cell office:value-type="float" office:value="88.9202118871446" calcext:value-type="float">
            <text:p>88,9202118871446</text:p>
          </table:table-cell>
          <table:table-cell office:value-type="float" office:value="258.015622615814" calcext:value-type="float">
            <text:p>258,015622615814</text:p>
          </table:table-cell>
          <table:table-cell office:value-type="string" calcext:value-type="string">
            <text:p>TOTAL_PIECE_DURATION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73.txt</text:p>
          </table:table-cell>
          <table:table-cell office:value-type="float" office:value="607271.0842" calcext:value-type="float">
            <text:p>607271,0842</text:p>
          </table:table-cell>
          <table:table-cell office:value-type="float" office:value="67418.9426999999" calcext:value-type="float">
            <text:p>67418,9426999999</text:p>
          </table:table-cell>
          <table:table-cell office:value-type="float" office:value="88.8980482598121" calcext:value-type="float">
            <text:p>88,8980482598121</text:p>
          </table:table-cell>
          <table:table-cell office:value-type="float" office:value="258.019112825394" calcext:value-type="float">
            <text:p>258,01911282539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/>
          <table:table-cell table:formula="of:=[.C74]-[.M74]" office:value-type="float" office:value="-134.59329999995" calcext:value-type="float">
            <text:p>-134,59329999995</text:p>
          </table:table-cell>
          <table:table-cell table:formula="of:=IF([.V74]&gt;0;1;0)" office:value-type="float" office:value="0" calcext:value-type="float">
            <text:p>0</text:p>
          </table:table-cell>
          <table:table-cell table:formula="of:=IF([.V74]&lt;0;1;0)" office:value-type="float" office:value="1" calcext:value-type="float">
            <text:p>1</text:p>
          </table:table-cell>
          <table:table-cell table:formula="of:=IF([.V74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74.txt</text:p>
          </table:table-cell>
          <table:table-cell office:value-type="float" office:value="692069.529999999" calcext:value-type="float">
            <text:p>692069,529999999</text:p>
          </table:table-cell>
          <table:table-cell office:value-type="float" office:value="73959.9670000001" calcext:value-type="float">
            <text:p>73959,9670000001</text:p>
          </table:table-cell>
          <table:table-cell office:value-type="float" office:value="89.3132172716808" calcext:value-type="float">
            <text:p>89,3132172716808</text:p>
          </table:table-cell>
          <table:table-cell office:value-type="float" office:value="258.015621900558" calcext:value-type="float">
            <text:p>258,01562190055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74.txt</text:p>
          </table:table-cell>
          <table:table-cell office:value-type="float" office:value="692069.529999999" calcext:value-type="float">
            <text:p>692069,529999999</text:p>
          </table:table-cell>
          <table:table-cell office:value-type="float" office:value="75958.7329" calcext:value-type="float">
            <text:p>75958,7329</text:p>
          </table:table-cell>
          <table:table-cell office:value-type="float" office:value="89.0244072875163" calcext:value-type="float">
            <text:p>89,0244072875163</text:p>
          </table:table-cell>
          <table:table-cell office:value-type="float" office:value="258.009632110596" calcext:value-type="float">
            <text:p>258,00963211059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/>
          <table:table-cell table:formula="of:=[.C75]-[.M75]" office:value-type="float" office:value="-1998.76589999994" calcext:value-type="float">
            <text:p>-1998,76589999994</text:p>
          </table:table-cell>
          <table:table-cell table:formula="of:=IF([.V75]&gt;0;1;0)" office:value-type="float" office:value="0" calcext:value-type="float">
            <text:p>0</text:p>
          </table:table-cell>
          <table:table-cell table:formula="of:=IF([.V75]&lt;0;1;0)" office:value-type="float" office:value="1" calcext:value-type="float">
            <text:p>1</text:p>
          </table:table-cell>
          <table:table-cell table:formula="of:=IF([.V75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75.txt</text:p>
          </table:table-cell>
          <table:table-cell office:value-type="float" office:value="978561.350199999" calcext:value-type="float">
            <text:p>978561,350199999</text:p>
          </table:table-cell>
          <table:table-cell office:value-type="float" office:value="97187.4338000023" calcext:value-type="float">
            <text:p>97187,4338000023</text:p>
          </table:table-cell>
          <table:table-cell office:value-type="float" office:value="90.0683351350287" calcext:value-type="float">
            <text:p>90,0683351350287</text:p>
          </table:table-cell>
          <table:table-cell office:value-type="float" office:value="258.03119468689" calcext:value-type="float">
            <text:p>258,03119468689</text:p>
          </table:table-cell>
          <table:table-cell office:value-type="string" calcext:value-type="string">
            <text:p>NUM_OPERATIONS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75.txt</text:p>
          </table:table-cell>
          <table:table-cell office:value-type="float" office:value="978561.350199999" calcext:value-type="float">
            <text:p>978561,350199999</text:p>
          </table:table-cell>
          <table:table-cell office:value-type="float" office:value="94468.8501999999" calcext:value-type="float">
            <text:p>94468,8501999999</text:p>
          </table:table-cell>
          <table:table-cell office:value-type="float" office:value="90.3461494590306" calcext:value-type="float">
            <text:p>90,3461494590306</text:p>
          </table:table-cell>
          <table:table-cell office:value-type="float" office:value="258.003541469574" calcext:value-type="float">
            <text:p>258,00354146957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76]-[.M76]" office:value-type="float" office:value="2718.58360000244" calcext:value-type="float">
            <text:p>2718,58360000244</text:p>
          </table:table-cell>
          <table:table-cell table:formula="of:=IF([.V76]&gt;0;1;0)" office:value-type="float" office:value="1" calcext:value-type="float">
            <text:p>1</text:p>
          </table:table-cell>
          <table:table-cell table:formula="of:=IF([.V76]&lt;0;1;0)" office:value-type="float" office:value="0" calcext:value-type="float">
            <text:p>0</text:p>
          </table:table-cell>
          <table:table-cell table:formula="of:=IF([.V76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76.txt</text:p>
          </table:table-cell>
          <table:table-cell office:value-type="float" office:value="718001.175800001" calcext:value-type="float">
            <text:p>718001,175800001</text:p>
          </table:table-cell>
          <table:table-cell office:value-type="float" office:value="75735.0357" calcext:value-type="float">
            <text:p>75735,0357</text:p>
          </table:table-cell>
          <table:table-cell office:value-type="float" office:value="89.4519621620932" calcext:value-type="float">
            <text:p>89,4519621620932</text:p>
          </table:table-cell>
          <table:table-cell office:value-type="float" office:value="258.015623092651" calcext:value-type="float">
            <text:p>258,01562309265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76.txt</text:p>
          </table:table-cell>
          <table:table-cell office:value-type="float" office:value="718001.175800001" calcext:value-type="float">
            <text:p>718001,175800001</text:p>
          </table:table-cell>
          <table:table-cell office:value-type="float" office:value="74304.0797" calcext:value-type="float">
            <text:p>74304,0797</text:p>
          </table:table-cell>
          <table:table-cell office:value-type="float" office:value="89.6512593287595" calcext:value-type="float">
            <text:p>89,6512593287595</text:p>
          </table:table-cell>
          <table:table-cell office:value-type="float" office:value="258.022018909454" calcext:value-type="float">
            <text:p>258,02201890945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/>
          <table:table-cell table:formula="of:=[.C77]-[.M77]" office:value-type="float" office:value="1430.95599999999" calcext:value-type="float">
            <text:p>1430,95599999999</text:p>
          </table:table-cell>
          <table:table-cell table:formula="of:=IF([.V77]&gt;0;1;0)" office:value-type="float" office:value="1" calcext:value-type="float">
            <text:p>1</text:p>
          </table:table-cell>
          <table:table-cell table:formula="of:=IF([.V77]&lt;0;1;0)" office:value-type="float" office:value="0" calcext:value-type="float">
            <text:p>0</text:p>
          </table:table-cell>
          <table:table-cell table:formula="of:=IF([.V77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77.txt</text:p>
          </table:table-cell>
          <table:table-cell office:value-type="float" office:value="1078202.938" calcext:value-type="float">
            <text:p>1078202,938</text:p>
          </table:table-cell>
          <table:table-cell office:value-type="float" office:value="99041.7731999998" calcext:value-type="float">
            <text:p>99041,7731999998</text:p>
          </table:table-cell>
          <table:table-cell office:value-type="float" office:value="90.8141807344992" calcext:value-type="float">
            <text:p>90,8141807344992</text:p>
          </table:table-cell>
          <table:table-cell office:value-type="float" office:value="258.015577077866" calcext:value-type="float">
            <text:p>258,015577077866</text:p>
          </table:table-cell>
          <table:table-cell office:value-type="string" calcext:value-type="string">
            <text:p>RUPTURE_COST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77.txt</text:p>
          </table:table-cell>
          <table:table-cell office:value-type="float" office:value="1078202.938" calcext:value-type="float">
            <text:p>1078202,938</text:p>
          </table:table-cell>
          <table:table-cell office:value-type="float" office:value="99679.8405999998" calcext:value-type="float">
            <text:p>99679,8405999998</text:p>
          </table:table-cell>
          <table:table-cell office:value-type="float" office:value="90.755001949364" calcext:value-type="float">
            <text:p>90,755001949364</text:p>
          </table:table-cell>
          <table:table-cell office:value-type="float" office:value="258.040568351746" calcext:value-type="float">
            <text:p>258,04056835174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/>
          <table:table-cell table:formula="of:=[.C78]-[.M78]" office:value-type="float" office:value="-638.067399999985" calcext:value-type="float">
            <text:p>-638,067399999985</text:p>
          </table:table-cell>
          <table:table-cell table:formula="of:=IF([.V78]&gt;0;1;0)" office:value-type="float" office:value="0" calcext:value-type="float">
            <text:p>0</text:p>
          </table:table-cell>
          <table:table-cell table:formula="of:=IF([.V78]&lt;0;1;0)" office:value-type="float" office:value="1" calcext:value-type="float">
            <text:p>1</text:p>
          </table:table-cell>
          <table:table-cell table:formula="of:=IF([.V78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78.txt</text:p>
          </table:table-cell>
          <table:table-cell office:value-type="float" office:value="705143.7953" calcext:value-type="float">
            <text:p>705143,7953</text:p>
          </table:table-cell>
          <table:table-cell office:value-type="float" office:value="62607.9812000001" calcext:value-type="float">
            <text:p>62607,9812000001</text:p>
          </table:table-cell>
          <table:table-cell office:value-type="float" office:value="91.1212462454748" calcext:value-type="float">
            <text:p>91,1212462454748</text:p>
          </table:table-cell>
          <table:table-cell office:value-type="float" office:value="258.015622138977" calcext:value-type="float">
            <text:p>258,01562213897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78.txt</text:p>
          </table:table-cell>
          <table:table-cell office:value-type="float" office:value="705143.7953" calcext:value-type="float">
            <text:p>705143,7953</text:p>
          </table:table-cell>
          <table:table-cell office:value-type="float" office:value="63175.0880999999" calcext:value-type="float">
            <text:p>63175,0880999999</text:p>
          </table:table-cell>
          <table:table-cell office:value-type="float" office:value="91.0408219541771" calcext:value-type="float">
            <text:p>91,0408219541771</text:p>
          </table:table-cell>
          <table:table-cell office:value-type="float" office:value="258.006786108017" calcext:value-type="float">
            <text:p>258,00678610801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table:formula="of:=[.C79]-[.M79]" office:value-type="float" office:value="-567.106899999846" calcext:value-type="float">
            <text:p>-567,106899999846</text:p>
          </table:table-cell>
          <table:table-cell table:formula="of:=IF([.V79]&gt;0;1;0)" office:value-type="float" office:value="0" calcext:value-type="float">
            <text:p>0</text:p>
          </table:table-cell>
          <table:table-cell table:formula="of:=IF([.V79]&lt;0;1;0)" office:value-type="float" office:value="1" calcext:value-type="float">
            <text:p>1</text:p>
          </table:table-cell>
          <table:table-cell table:formula="of:=IF([.V79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79.txt</text:p>
          </table:table-cell>
          <table:table-cell office:value-type="float" office:value="384483.738399999" calcext:value-type="float">
            <text:p>384483,738399999</text:p>
          </table:table-cell>
          <table:table-cell office:value-type="float" office:value="53721.2387" calcext:value-type="float">
            <text:p>53721,2387</text:p>
          </table:table-cell>
          <table:table-cell office:value-type="float" office:value="86.0276954953786" calcext:value-type="float">
            <text:p>86,0276954953786</text:p>
          </table:table-cell>
          <table:table-cell office:value-type="float" office:value="258.015601873398" calcext:value-type="float">
            <text:p>258,01560187339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79.txt</text:p>
          </table:table-cell>
          <table:table-cell office:value-type="float" office:value="384483.738399999" calcext:value-type="float">
            <text:p>384483,738399999</text:p>
          </table:table-cell>
          <table:table-cell office:value-type="float" office:value="53660.6753999999" calcext:value-type="float">
            <text:p>53660,6753999999</text:p>
          </table:table-cell>
          <table:table-cell office:value-type="float" office:value="86.0434473449242" calcext:value-type="float">
            <text:p>86,0434473449242</text:p>
          </table:table-cell>
          <table:table-cell office:value-type="float" office:value="258.007158279419" calcext:value-type="float">
            <text:p>258,00715827941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/>
          <table:table-cell table:formula="of:=[.C80]-[.M80]" office:value-type="float" office:value="60.5633000000889" calcext:value-type="float">
            <text:p>60,5633000000889</text:p>
          </table:table-cell>
          <table:table-cell table:formula="of:=IF([.V80]&gt;0;1;0)" office:value-type="float" office:value="1" calcext:value-type="float">
            <text:p>1</text:p>
          </table:table-cell>
          <table:table-cell table:formula="of:=IF([.V80]&lt;0;1;0)" office:value-type="float" office:value="0" calcext:value-type="float">
            <text:p>0</text:p>
          </table:table-cell>
          <table:table-cell table:formula="of:=IF([.V80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80.txt</text:p>
          </table:table-cell>
          <table:table-cell office:value-type="float" office:value="946581.429599999" calcext:value-type="float">
            <text:p>946581,429599999</text:p>
          </table:table-cell>
          <table:table-cell office:value-type="float" office:value="91850.6349999999" calcext:value-type="float">
            <text:p>91850,6349999999</text:p>
          </table:table-cell>
          <table:table-cell office:value-type="float" office:value="90.2965944473669" calcext:value-type="float">
            <text:p>90,2965944473669</text:p>
          </table:table-cell>
          <table:table-cell office:value-type="float" office:value="258.031232833862" calcext:value-type="float">
            <text:p>258,03123283386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80.txt</text:p>
          </table:table-cell>
          <table:table-cell office:value-type="float" office:value="946581.429599999" calcext:value-type="float">
            <text:p>946581,429599999</text:p>
          </table:table-cell>
          <table:table-cell office:value-type="float" office:value="91591.6181999999" calcext:value-type="float">
            <text:p>91591,6181999999</text:p>
          </table:table-cell>
          <table:table-cell office:value-type="float" office:value="90.3239578407212" calcext:value-type="float">
            <text:p>90,3239578407212</text:p>
          </table:table-cell>
          <table:table-cell office:value-type="float" office:value="258.001442432404" calcext:value-type="float">
            <text:p>258,00144243240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/>
          <table:table-cell table:formula="of:=[.C81]-[.M81]" office:value-type="float" office:value="259.016800000027" calcext:value-type="float">
            <text:p>259,016800000027</text:p>
          </table:table-cell>
          <table:table-cell table:formula="of:=IF([.V81]&gt;0;1;0)" office:value-type="float" office:value="1" calcext:value-type="float">
            <text:p>1</text:p>
          </table:table-cell>
          <table:table-cell table:formula="of:=IF([.V81]&lt;0;1;0)" office:value-type="float" office:value="0" calcext:value-type="float">
            <text:p>0</text:p>
          </table:table-cell>
          <table:table-cell table:formula="of:=IF([.V81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81.txt</text:p>
          </table:table-cell>
          <table:table-cell office:value-type="float" office:value="594280.4174" calcext:value-type="float">
            <text:p>594280,4174</text:p>
          </table:table-cell>
          <table:table-cell office:value-type="float" office:value="63892.9128000001" calcext:value-type="float">
            <text:p>63892,9128000001</text:p>
          </table:table-cell>
          <table:table-cell office:value-type="float" office:value="89.248692884828" calcext:value-type="float">
            <text:p>89,248692884828</text:p>
          </table:table-cell>
          <table:table-cell office:value-type="float" office:value="258.015624046326" calcext:value-type="float">
            <text:p>258,01562404632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81.txt</text:p>
          </table:table-cell>
          <table:table-cell office:value-type="float" office:value="594280.4174" calcext:value-type="float">
            <text:p>594280,4174</text:p>
          </table:table-cell>
          <table:table-cell office:value-type="float" office:value="64851.0204000001" calcext:value-type="float">
            <text:p>64851,0204000001</text:p>
          </table:table-cell>
          <table:table-cell office:value-type="float" office:value="89.0874714190103" calcext:value-type="float">
            <text:p>89,0874714190103</text:p>
          </table:table-cell>
          <table:table-cell office:value-type="float" office:value="258.000797510147" calcext:value-type="float">
            <text:p>258,00079751014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/>
          <table:table-cell table:formula="of:=[.C82]-[.M82]" office:value-type="float" office:value="-958.10760000001" calcext:value-type="float">
            <text:p>-958,10760000001</text:p>
          </table:table-cell>
          <table:table-cell table:formula="of:=IF([.V82]&gt;0;1;0)" office:value-type="float" office:value="0" calcext:value-type="float">
            <text:p>0</text:p>
          </table:table-cell>
          <table:table-cell table:formula="of:=IF([.V82]&lt;0;1;0)" office:value-type="float" office:value="1" calcext:value-type="float">
            <text:p>1</text:p>
          </table:table-cell>
          <table:table-cell table:formula="of:=IF([.V82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82.txt</text:p>
          </table:table-cell>
          <table:table-cell office:value-type="float" office:value="556017.9421" calcext:value-type="float">
            <text:p>556017,9421</text:p>
          </table:table-cell>
          <table:table-cell office:value-type="float" office:value="67219.7091999999" calcext:value-type="float">
            <text:p>67219,7091999999</text:p>
          </table:table-cell>
          <table:table-cell office:value-type="float" office:value="87.9105143718707" calcext:value-type="float">
            <text:p>87,9105143718707</text:p>
          </table:table-cell>
          <table:table-cell office:value-type="float" office:value="258.015623092651" calcext:value-type="float">
            <text:p>258,015623092651</text:p>
          </table:table-cell>
          <table:table-cell office:value-type="string" calcext:value-type="string">
            <text:p>NUM_OPERATIONS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82.txt</text:p>
          </table:table-cell>
          <table:table-cell office:value-type="float" office:value="556017.9421" calcext:value-type="float">
            <text:p>556017,9421</text:p>
          </table:table-cell>
          <table:table-cell office:value-type="float" office:value="68270.7038999999" calcext:value-type="float">
            <text:p>68270,7038999999</text:p>
          </table:table-cell>
          <table:table-cell office:value-type="float" office:value="87.7214926478539" calcext:value-type="float">
            <text:p>87,7214926478539</text:p>
          </table:table-cell>
          <table:table-cell office:value-type="float" office:value="258.013934850693" calcext:value-type="float">
            <text:p>258,01393485069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/>
          <table:table-cell table:formula="of:=[.C83]-[.M83]" office:value-type="float" office:value="-1050.99469999997" calcext:value-type="float">
            <text:p>-1050,99469999997</text:p>
          </table:table-cell>
          <table:table-cell table:formula="of:=IF([.V83]&gt;0;1;0)" office:value-type="float" office:value="0" calcext:value-type="float">
            <text:p>0</text:p>
          </table:table-cell>
          <table:table-cell table:formula="of:=IF([.V83]&lt;0;1;0)" office:value-type="float" office:value="1" calcext:value-type="float">
            <text:p>1</text:p>
          </table:table-cell>
          <table:table-cell table:formula="of:=IF([.V83]=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jemplar_calibrado_83.txt</text:p>
          </table:table-cell>
          <table:table-cell office:value-type="float" office:value="605577.4526" calcext:value-type="float">
            <text:p>605577,4526</text:p>
          </table:table-cell>
          <table:table-cell office:value-type="float" office:value="68373.267" calcext:value-type="float">
            <text:p>68373,267</text:p>
          </table:table-cell>
          <table:table-cell office:value-type="float" office:value="88.7094100504494" calcext:value-type="float">
            <text:p>88,7094100504494</text:p>
          </table:table-cell>
          <table:table-cell office:value-type="float" office:value="258.015623092651" calcext:value-type="float">
            <text:p>258,015623092651</text:p>
          </table:table-cell>
          <table:table-cell office:value-type="string" calcext:value-type="string">
            <text:p>RUPTURE_COST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83.txt</text:p>
          </table:table-cell>
          <table:table-cell office:value-type="float" office:value="605577.4526" calcext:value-type="float">
            <text:p>605577,4526</text:p>
          </table:table-cell>
          <table:table-cell office:value-type="float" office:value="68560.8051000001" calcext:value-type="float">
            <text:p>68560,8051000001</text:p>
          </table:table-cell>
          <table:table-cell office:value-type="float" office:value="88.678441575782" calcext:value-type="float">
            <text:p>88,678441575782</text:p>
          </table:table-cell>
          <table:table-cell office:value-type="float" office:value="258.027931690216" calcext:value-type="float">
            <text:p>258,02793169021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/>
          <table:table-cell table:formula="of:=[.C84]-[.M84]" office:value-type="float" office:value="-187.538100000122" calcext:value-type="float">
            <text:p>-187,538100000122</text:p>
          </table:table-cell>
          <table:table-cell table:formula="of:=IF([.V84]&gt;0;1;0)" office:value-type="float" office:value="0" calcext:value-type="float">
            <text:p>0</text:p>
          </table:table-cell>
          <table:table-cell table:formula="of:=IF([.V84]&lt;0;1;0)" office:value-type="float" office:value="1" calcext:value-type="float">
            <text:p>1</text:p>
          </table:table-cell>
          <table:table-cell table:formula="of:=IF([.V84]=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jemplar_calibrado_84.txt</text:p>
          </table:table-cell>
          <table:table-cell office:value-type="float" office:value="315766.0676" calcext:value-type="float">
            <text:p>315766,0676</text:p>
          </table:table-cell>
          <table:table-cell office:value-type="float" office:value="59111.5063" calcext:value-type="float">
            <text:p>59111,5063</text:p>
          </table:table-cell>
          <table:table-cell office:value-type="float" office:value="81.2799688233505" calcext:value-type="float">
            <text:p>81,2799688233505</text:p>
          </table:table-cell>
          <table:table-cell office:value-type="float" office:value="258.01561498642" calcext:value-type="float">
            <text:p>258,0156149864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84.txt</text:p>
          </table:table-cell>
          <table:table-cell office:value-type="float" office:value="315766.0676" calcext:value-type="float">
            <text:p>315766,0676</text:p>
          </table:table-cell>
          <table:table-cell office:value-type="float" office:value="59090.2108" calcext:value-type="float">
            <text:p>59090,2108</text:p>
          </table:table-cell>
          <table:table-cell office:value-type="float" office:value="81.2867128982164" calcext:value-type="float">
            <text:p>81,2867128982164</text:p>
          </table:table-cell>
          <table:table-cell office:value-type="float" office:value="258.024365186691" calcext:value-type="float">
            <text:p>258,02436518669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85]-[.M85]" office:value-type="float" office:value="21.295500000022" calcext:value-type="float">
            <text:p>21,295500000022</text:p>
          </table:table-cell>
          <table:table-cell table:formula="of:=IF([.V85]&gt;0;1;0)" office:value-type="float" office:value="1" calcext:value-type="float">
            <text:p>1</text:p>
          </table:table-cell>
          <table:table-cell table:formula="of:=IF([.V85]&lt;0;1;0)" office:value-type="float" office:value="0" calcext:value-type="float">
            <text:p>0</text:p>
          </table:table-cell>
          <table:table-cell table:formula="of:=IF([.V85]=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jemplar_calibrado_85.txt</text:p>
          </table:table-cell>
          <table:table-cell office:value-type="float" office:value="349019.648" calcext:value-type="float">
            <text:p>349019,648</text:p>
          </table:table-cell>
          <table:table-cell office:value-type="float" office:value="54304.4762" calcext:value-type="float">
            <text:p>54304,4762</text:p>
          </table:table-cell>
          <table:table-cell office:value-type="float" office:value="84.440854114895" calcext:value-type="float">
            <text:p>84,440854114895</text:p>
          </table:table-cell>
          <table:table-cell office:value-type="float" office:value="258.015622854233" calcext:value-type="float">
            <text:p>258,015622854233</text:p>
          </table:table-cell>
          <table:table-cell office:value-type="string" calcext:value-type="string">
            <text:p>RUPTURE_COST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85.txt</text:p>
          </table:table-cell>
          <table:table-cell office:value-type="float" office:value="349019.648" calcext:value-type="float">
            <text:p>349019,648</text:p>
          </table:table-cell>
          <table:table-cell office:value-type="float" office:value="54345.0223" calcext:value-type="float">
            <text:p>54345,0223</text:p>
          </table:table-cell>
          <table:table-cell office:value-type="float" office:value="84.4292369752204" calcext:value-type="float">
            <text:p>84,4292369752204</text:p>
          </table:table-cell>
          <table:table-cell office:value-type="float" office:value="258.010540008545" calcext:value-type="float">
            <text:p>258,01054000854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/>
          <table:table-cell table:formula="of:=[.C86]-[.M86]" office:value-type="float" office:value="-40.5461000000287" calcext:value-type="float">
            <text:p>-40,5461000000287</text:p>
          </table:table-cell>
          <table:table-cell table:formula="of:=IF([.V86]&gt;0;1;0)" office:value-type="float" office:value="0" calcext:value-type="float">
            <text:p>0</text:p>
          </table:table-cell>
          <table:table-cell table:formula="of:=IF([.V86]&lt;0;1;0)" office:value-type="float" office:value="1" calcext:value-type="float">
            <text:p>1</text:p>
          </table:table-cell>
          <table:table-cell table:formula="of:=IF([.V86]=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jemplar_calibrado_86.txt</text:p>
          </table:table-cell>
          <table:table-cell office:value-type="float" office:value="1242736.15119999" calcext:value-type="float">
            <text:p>1242736,15119999</text:p>
          </table:table-cell>
          <table:table-cell office:value-type="float" office:value="105524.899500001" calcext:value-type="float">
            <text:p>105524,899500001</text:p>
          </table:table-cell>
          <table:table-cell office:value-type="float" office:value="91.5086642166074" calcext:value-type="float">
            <text:p>91,5086642166074</text:p>
          </table:table-cell>
          <table:table-cell office:value-type="float" office:value="258.015623807907" calcext:value-type="float">
            <text:p>258,015623807907</text:p>
          </table:table-cell>
          <table:table-cell office:value-type="string" calcext:value-type="string">
            <text:p>WORKING_COST_SUM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86.txt</text:p>
          </table:table-cell>
          <table:table-cell office:value-type="float" office:value="1242736.15119999" calcext:value-type="float">
            <text:p>1242736,15119999</text:p>
          </table:table-cell>
          <table:table-cell office:value-type="float" office:value="105827.149900001" calcext:value-type="float">
            <text:p>105827,149900001</text:p>
          </table:table-cell>
          <table:table-cell office:value-type="float" office:value="91.4843428512308" calcext:value-type="float">
            <text:p>91,4843428512308</text:p>
          </table:table-cell>
          <table:table-cell office:value-type="float" office:value="258.008702754974" calcext:value-type="float">
            <text:p>258,00870275497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/>
          <table:table-cell table:formula="of:=[.C87]-[.M87]" office:value-type="float" office:value="-302.250399999655" calcext:value-type="float">
            <text:p>-302,250399999655</text:p>
          </table:table-cell>
          <table:table-cell table:formula="of:=IF([.V87]&gt;0;1;0)" office:value-type="float" office:value="0" calcext:value-type="float">
            <text:p>0</text:p>
          </table:table-cell>
          <table:table-cell table:formula="of:=IF([.V87]&lt;0;1;0)" office:value-type="float" office:value="1" calcext:value-type="float">
            <text:p>1</text:p>
          </table:table-cell>
          <table:table-cell table:formula="of:=IF([.V87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87.txt</text:p>
          </table:table-cell>
          <table:table-cell office:value-type="float" office:value="399972.447699999" calcext:value-type="float">
            <text:p>399972,447699999</text:p>
          </table:table-cell>
          <table:table-cell office:value-type="float" office:value="47779.3853" calcext:value-type="float">
            <text:p>47779,3853</text:p>
          </table:table-cell>
          <table:table-cell office:value-type="float" office:value="88.0543308483496" calcext:value-type="float">
            <text:p>88,0543308483496</text:p>
          </table:table-cell>
          <table:table-cell office:value-type="float" office:value="258.015622615814" calcext:value-type="float">
            <text:p>258,01562261581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87.txt</text:p>
          </table:table-cell>
          <table:table-cell office:value-type="float" office:value="399972.447699999" calcext:value-type="float">
            <text:p>399972,447699999</text:p>
          </table:table-cell>
          <table:table-cell office:value-type="float" office:value="47142.744" calcext:value-type="float">
            <text:p>47142,744</text:p>
          </table:table-cell>
          <table:table-cell office:value-type="float" office:value="88.2135021371873" calcext:value-type="float">
            <text:p>88,2135021371873</text:p>
          </table:table-cell>
          <table:table-cell office:value-type="float" office:value="258.01701259613" calcext:value-type="float">
            <text:p>258,0170125961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/>
          <table:table-cell table:formula="of:=[.C88]-[.M88]" office:value-type="float" office:value="636.64130000001" calcext:value-type="float">
            <text:p>636,64130000001</text:p>
          </table:table-cell>
          <table:table-cell table:formula="of:=IF([.V88]&gt;0;1;0)" office:value-type="float" office:value="1" calcext:value-type="float">
            <text:p>1</text:p>
          </table:table-cell>
          <table:table-cell table:formula="of:=IF([.V88]&lt;0;1;0)" office:value-type="float" office:value="0" calcext:value-type="float">
            <text:p>0</text:p>
          </table:table-cell>
          <table:table-cell table:formula="of:=IF([.V88]=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jemplar_calibrado_88.txt</text:p>
          </table:table-cell>
          <table:table-cell office:value-type="float" office:value="785345.4278" calcext:value-type="float">
            <text:p>785345,4278</text:p>
          </table:table-cell>
          <table:table-cell office:value-type="float" office:value="94910.6861" calcext:value-type="float">
            <text:p>94910,6861</text:p>
          </table:table-cell>
          <table:table-cell office:value-type="float" office:value="87.9147846615884" calcext:value-type="float">
            <text:p>87,9147846615884</text:p>
          </table:table-cell>
          <table:table-cell office:value-type="float" office:value="258.015575647354" calcext:value-type="float">
            <text:p>258,01557564735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88.txt</text:p>
          </table:table-cell>
          <table:table-cell office:value-type="float" office:value="785345.4278" calcext:value-type="float">
            <text:p>785345,4278</text:p>
          </table:table-cell>
          <table:table-cell office:value-type="float" office:value="94240.8929" calcext:value-type="float">
            <text:p>94240,8929</text:p>
          </table:table-cell>
          <table:table-cell office:value-type="float" office:value="88.0000711070543" calcext:value-type="float">
            <text:p>88,0000711070543</text:p>
          </table:table-cell>
          <table:table-cell office:value-type="float" office:value="258.036774396896" calcext:value-type="float">
            <text:p>258,03677439689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table:formula="of:=[.C89]-[.M89]" office:value-type="float" office:value="669.793200000015" calcext:value-type="float">
            <text:p>669,793200000015</text:p>
          </table:table-cell>
          <table:table-cell table:formula="of:=IF([.V89]&gt;0;1;0)" office:value-type="float" office:value="1" calcext:value-type="float">
            <text:p>1</text:p>
          </table:table-cell>
          <table:table-cell table:formula="of:=IF([.V89]&lt;0;1;0)" office:value-type="float" office:value="0" calcext:value-type="float">
            <text:p>0</text:p>
          </table:table-cell>
          <table:table-cell table:formula="of:=IF([.V89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89.txt</text:p>
          </table:table-cell>
          <table:table-cell office:value-type="float" office:value="555008.5342" calcext:value-type="float">
            <text:p>555008,5342</text:p>
          </table:table-cell>
          <table:table-cell office:value-type="float" office:value="55644.8651" calcext:value-type="float">
            <text:p>55644,8651</text:p>
          </table:table-cell>
          <table:table-cell office:value-type="float" office:value="89.9740523485449" calcext:value-type="float">
            <text:p>89,9740523485449</text:p>
          </table:table-cell>
          <table:table-cell office:value-type="float" office:value="258.015650272369" calcext:value-type="float">
            <text:p>258,015650272369</text:p>
          </table:table-cell>
          <table:table-cell office:value-type="string" calcext:value-type="string">
            <text:p>NUM_OPERATIONS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89.txt</text:p>
          </table:table-cell>
          <table:table-cell office:value-type="float" office:value="555008.5342" calcext:value-type="float">
            <text:p>555008,5342</text:p>
          </table:table-cell>
          <table:table-cell office:value-type="float" office:value="55453.3134" calcext:value-type="float">
            <text:p>55453,3134</text:p>
          </table:table-cell>
          <table:table-cell office:value-type="float" office:value="90.0085656376561" calcext:value-type="float">
            <text:p>90,0085656376561</text:p>
          </table:table-cell>
          <table:table-cell office:value-type="float" office:value="258.011958122253" calcext:value-type="float">
            <text:p>258,01195812225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table:formula="of:=[.C90]-[.M90]" office:value-type="float" office:value="191.551700000033" calcext:value-type="float">
            <text:p>191,551700000033</text:p>
          </table:table-cell>
          <table:table-cell table:formula="of:=IF([.V90]&gt;0;1;0)" office:value-type="float" office:value="1" calcext:value-type="float">
            <text:p>1</text:p>
          </table:table-cell>
          <table:table-cell table:formula="of:=IF([.V90]&lt;0;1;0)" office:value-type="float" office:value="0" calcext:value-type="float">
            <text:p>0</text:p>
          </table:table-cell>
          <table:table-cell table:formula="of:=IF([.V90]=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jemplar_calibrado_90.txt</text:p>
          </table:table-cell>
          <table:table-cell office:value-type="float" office:value="516886.925800001" calcext:value-type="float">
            <text:p>516886,925800001</text:p>
          </table:table-cell>
          <table:table-cell office:value-type="float" office:value="60718.9017999999" calcext:value-type="float">
            <text:p>60718,9017999999</text:p>
          </table:table-cell>
          <table:table-cell office:value-type="float" office:value="88.2529623464506" calcext:value-type="float">
            <text:p>88,2529623464506</text:p>
          </table:table-cell>
          <table:table-cell office:value-type="float" office:value="258.015624284744" calcext:value-type="float">
            <text:p>258,01562428474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90.txt</text:p>
          </table:table-cell>
          <table:table-cell office:value-type="float" office:value="516886.925800001" calcext:value-type="float">
            <text:p>516886,925800001</text:p>
          </table:table-cell>
          <table:table-cell office:value-type="float" office:value="60833.6913000001" calcext:value-type="float">
            <text:p>60833,6913000001</text:p>
          </table:table-cell>
          <table:table-cell office:value-type="float" office:value="88.2307544912563" calcext:value-type="float">
            <text:p>88,2307544912563</text:p>
          </table:table-cell>
          <table:table-cell office:value-type="float" office:value="258.029321432114" calcext:value-type="float">
            <text:p>258,02932143211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/>
          <table:table-cell table:formula="of:=[.C91]-[.M91]" office:value-type="float" office:value="-114.789500000166" calcext:value-type="float">
            <text:p>-114,789500000166</text:p>
          </table:table-cell>
          <table:table-cell table:formula="of:=IF([.V91]&gt;0;1;0)" office:value-type="float" office:value="0" calcext:value-type="float">
            <text:p>0</text:p>
          </table:table-cell>
          <table:table-cell table:formula="of:=IF([.V91]&lt;0;1;0)" office:value-type="float" office:value="1" calcext:value-type="float">
            <text:p>1</text:p>
          </table:table-cell>
          <table:table-cell table:formula="of:=IF([.V91]=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jemplar_calibrado_91.txt</text:p>
          </table:table-cell>
          <table:table-cell office:value-type="float" office:value="1070304.8058" calcext:value-type="float">
            <text:p>1070304,8058</text:p>
          </table:table-cell>
          <table:table-cell office:value-type="float" office:value="100168.0235" calcext:value-type="float">
            <text:p>100168,0235</text:p>
          </table:table-cell>
          <table:table-cell office:value-type="float" office:value="90.6411684823624" calcext:value-type="float">
            <text:p>90,6411684823624</text:p>
          </table:table-cell>
          <table:table-cell office:value-type="float" office:value="258.046874284744" calcext:value-type="float">
            <text:p>258,046874284744</text:p>
          </table:table-cell>
          <table:table-cell office:value-type="string" calcext:value-type="string">
            <text:p>NUM_OPERATIONS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91.txt</text:p>
          </table:table-cell>
          <table:table-cell office:value-type="float" office:value="1070304.8058" calcext:value-type="float">
            <text:p>1070304,8058</text:p>
          </table:table-cell>
          <table:table-cell office:value-type="float" office:value="103081.3093" calcext:value-type="float">
            <text:p>103081,3093</text:p>
          </table:table-cell>
          <table:table-cell office:value-type="float" office:value="90.3689763195119" calcext:value-type="float">
            <text:p>90,3689763195119</text:p>
          </table:table-cell>
          <table:table-cell office:value-type="float" office:value="258.038292646408" calcext:value-type="float">
            <text:p>258,03829264640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/>
          <table:table-cell table:formula="of:=[.C92]-[.M92]" office:value-type="float" office:value="-2913.28580000003" calcext:value-type="float">
            <text:p>-2913,28580000003</text:p>
          </table:table-cell>
          <table:table-cell table:formula="of:=IF([.V92]&gt;0;1;0)" office:value-type="float" office:value="0" calcext:value-type="float">
            <text:p>0</text:p>
          </table:table-cell>
          <table:table-cell table:formula="of:=IF([.V92]&lt;0;1;0)" office:value-type="float" office:value="1" calcext:value-type="float">
            <text:p>1</text:p>
          </table:table-cell>
          <table:table-cell table:formula="of:=IF([.V92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92.txt</text:p>
          </table:table-cell>
          <table:table-cell office:value-type="float" office:value="361638.6729" calcext:value-type="float">
            <text:p>361638,6729</text:p>
          </table:table-cell>
          <table:table-cell office:value-type="float" office:value="57043.1405" calcext:value-type="float">
            <text:p>57043,1405</text:p>
          </table:table-cell>
          <table:table-cell office:value-type="float" office:value="84.2264821838417" calcext:value-type="float">
            <text:p>84,2264821838417</text:p>
          </table:table-cell>
          <table:table-cell office:value-type="float" office:value="258.015568971634" calcext:value-type="float">
            <text:p>258,01556897163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92.txt</text:p>
          </table:table-cell>
          <table:table-cell office:value-type="float" office:value="361638.6729" calcext:value-type="float">
            <text:p>361638,6729</text:p>
          </table:table-cell>
          <table:table-cell office:value-type="float" office:value="57054.8007" calcext:value-type="float">
            <text:p>57054,8007</text:p>
          </table:table-cell>
          <table:table-cell office:value-type="float" office:value="84.2232579158433" calcext:value-type="float">
            <text:p>84,2232579158433</text:p>
          </table:table-cell>
          <table:table-cell office:value-type="float" office:value="258.016361236572" calcext:value-type="float">
            <text:p>258,01636123657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/>
          <table:table-cell table:formula="of:=[.C93]-[.M93]" office:value-type="float" office:value="-11.6601999999839" calcext:value-type="float">
            <text:p>-11,6601999999839</text:p>
          </table:table-cell>
          <table:table-cell table:formula="of:=IF([.V93]&gt;0;1;0)" office:value-type="float" office:value="0" calcext:value-type="float">
            <text:p>0</text:p>
          </table:table-cell>
          <table:table-cell table:formula="of:=IF([.V93]&lt;0;1;0)" office:value-type="float" office:value="1" calcext:value-type="float">
            <text:p>1</text:p>
          </table:table-cell>
          <table:table-cell table:formula="of:=IF([.V93]=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jemplar_calibrado_93.txt</text:p>
          </table:table-cell>
          <table:table-cell office:value-type="float" office:value="1393647.1004" calcext:value-type="float">
            <text:p>1393647,1004</text:p>
          </table:table-cell>
          <table:table-cell office:value-type="float" office:value="120802.5756" calcext:value-type="float">
            <text:p>120802,5756</text:p>
          </table:table-cell>
          <table:table-cell office:value-type="float" office:value="91.3319106705473" calcext:value-type="float">
            <text:p>91,3319106705473</text:p>
          </table:table-cell>
          <table:table-cell office:value-type="float" office:value="258.02006316185" calcext:value-type="float">
            <text:p>258,0200631618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93.txt</text:p>
          </table:table-cell>
          <table:table-cell office:value-type="float" office:value="1393647.1004" calcext:value-type="float">
            <text:p>1393647,1004</text:p>
          </table:table-cell>
          <table:table-cell office:value-type="float" office:value="118665.1168" calcext:value-type="float">
            <text:p>118665,1168</text:p>
          </table:table-cell>
          <table:table-cell office:value-type="float" office:value="91.485282266512" calcext:value-type="float">
            <text:p>91,485282266512</text:p>
          </table:table-cell>
          <table:table-cell office:value-type="float" office:value="258.037979841232" calcext:value-type="float">
            <text:p>258,03797984123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table:formula="of:=[.C94]-[.M94]" office:value-type="float" office:value="2137.45879999998" calcext:value-type="float">
            <text:p>2137,45879999998</text:p>
          </table:table-cell>
          <table:table-cell table:formula="of:=IF([.V94]&gt;0;1;0)" office:value-type="float" office:value="1" calcext:value-type="float">
            <text:p>1</text:p>
          </table:table-cell>
          <table:table-cell table:formula="of:=IF([.V94]&lt;0;1;0)" office:value-type="float" office:value="0" calcext:value-type="float">
            <text:p>0</text:p>
          </table:table-cell>
          <table:table-cell table:formula="of:=IF([.V94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94.txt</text:p>
          </table:table-cell>
          <table:table-cell office:value-type="float" office:value="1234482.5338" calcext:value-type="float">
            <text:p>1234482,5338</text:p>
          </table:table-cell>
          <table:table-cell office:value-type="float" office:value="104120.3661" calcext:value-type="float">
            <text:p>104120,3661</text:p>
          </table:table-cell>
          <table:table-cell office:value-type="float" office:value="91.565667131839" calcext:value-type="float">
            <text:p>91,565667131839</text:p>
          </table:table-cell>
          <table:table-cell office:value-type="float" office:value="258.046827793121" calcext:value-type="float">
            <text:p>258,046827793121</text:p>
          </table:table-cell>
          <table:table-cell office:value-type="string" calcext:value-type="string">
            <text:p>WORKING_COST_SUM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jemplar_calibrado_94.txt</text:p>
          </table:table-cell>
          <table:table-cell office:value-type="float" office:value="1234482.5338" calcext:value-type="float">
            <text:p>1234482,5338</text:p>
          </table:table-cell>
          <table:table-cell office:value-type="float" office:value="99734.9313000001" calcext:value-type="float">
            <text:p>99734,9313000001</text:p>
          </table:table-cell>
          <table:table-cell office:value-type="float" office:value="91.920911914971" calcext:value-type="float">
            <text:p>91,920911914971</text:p>
          </table:table-cell>
          <table:table-cell office:value-type="float" office:value="258.027349472046" calcext:value-type="float">
            <text:p>258,02734947204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table:formula="of:=[.C95]-[.M95]" office:value-type="float" office:value="4385.43480000006" calcext:value-type="float">
            <text:p>4385,43480000006</text:p>
          </table:table-cell>
          <table:table-cell table:formula="of:=IF([.V95]&gt;0;1;0)" office:value-type="float" office:value="1" calcext:value-type="float">
            <text:p>1</text:p>
          </table:table-cell>
          <table:table-cell table:formula="of:=IF([.V95]&lt;0;1;0)" office:value-type="float" office:value="0" calcext:value-type="float">
            <text:p>0</text:p>
          </table:table-cell>
          <table:table-cell table:formula="of:=IF([.V95]=0;1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mplar_calibrado_95.txt</text:p>
          </table:table-cell>
          <table:table-cell office:value-type="float" office:value="544726.5135" calcext:value-type="float">
            <text:p>544726,5135</text:p>
          </table:table-cell>
          <table:table-cell office:value-type="float" office:value="74866.1593000001" calcext:value-type="float">
            <text:p>74866,1593000001</text:p>
          </table:table-cell>
          <table:table-cell office:value-type="float" office:value="86.256193255774" calcext:value-type="float">
            <text:p>86,256193255774</text:p>
          </table:table-cell>
          <table:table-cell office:value-type="float" office:value="258.015573501587" calcext:value-type="float">
            <text:p>258,01557350158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95.txt</text:p>
          </table:table-cell>
          <table:table-cell office:value-type="float" office:value="544726.5135" calcext:value-type="float">
            <text:p>544726,5135</text:p>
          </table:table-cell>
          <table:table-cell office:value-type="float" office:value="73252.2594" calcext:value-type="float">
            <text:p>73252,2594</text:p>
          </table:table-cell>
          <table:table-cell office:value-type="float" office:value="86.5524703526295" calcext:value-type="float">
            <text:p>86,5524703526295</text:p>
          </table:table-cell>
          <table:table-cell office:value-type="float" office:value="258.011257886887" calcext:value-type="float">
            <text:p>258,01125788688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/>
          <table:table-cell table:formula="of:=[.C96]-[.M96]" office:value-type="float" office:value="1613.89990000006" calcext:value-type="float">
            <text:p>1613,89990000006</text:p>
          </table:table-cell>
          <table:table-cell table:formula="of:=IF([.V96]&gt;0;1;0)" office:value-type="float" office:value="1" calcext:value-type="float">
            <text:p>1</text:p>
          </table:table-cell>
          <table:table-cell table:formula="of:=IF([.V96]&lt;0;1;0)" office:value-type="float" office:value="0" calcext:value-type="float">
            <text:p>0</text:p>
          </table:table-cell>
          <table:table-cell table:formula="of:=IF([.V96]=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jemplar_calibrado_96.txt</text:p>
          </table:table-cell>
          <table:table-cell office:value-type="float" office:value="512795.6924" calcext:value-type="float">
            <text:p>512795,6924</text:p>
          </table:table-cell>
          <table:table-cell office:value-type="float" office:value="63485.4587000001" calcext:value-type="float">
            <text:p>63485,4587000001</text:p>
          </table:table-cell>
          <table:table-cell office:value-type="float" office:value="87.6197363509678" calcext:value-type="float">
            <text:p>87,6197363509678</text:p>
          </table:table-cell>
          <table:table-cell office:value-type="float" office:value="258.015598297119" calcext:value-type="float">
            <text:p>258,01559829711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96.txt</text:p>
          </table:table-cell>
          <table:table-cell office:value-type="float" office:value="512795.6924" calcext:value-type="float">
            <text:p>512795,6924</text:p>
          </table:table-cell>
          <table:table-cell office:value-type="float" office:value="63439.9798000001" calcext:value-type="float">
            <text:p>63439,9798000001</text:p>
          </table:table-cell>
          <table:table-cell office:value-type="float" office:value="87.6286051657169" calcext:value-type="float">
            <text:p>87,6286051657169</text:p>
          </table:table-cell>
          <table:table-cell office:value-type="float" office:value="258.006236314774" calcext:value-type="float">
            <text:p>258,00623631477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/>
          <table:table-cell table:formula="of:=[.C97]-[.M97]" office:value-type="float" office:value="45.4788999999655" calcext:value-type="float">
            <text:p>45,4788999999655</text:p>
          </table:table-cell>
          <table:table-cell table:formula="of:=IF([.V97]&gt;0;1;0)" office:value-type="float" office:value="1" calcext:value-type="float">
            <text:p>1</text:p>
          </table:table-cell>
          <table:table-cell table:formula="of:=IF([.V97]&lt;0;1;0)" office:value-type="float" office:value="0" calcext:value-type="float">
            <text:p>0</text:p>
          </table:table-cell>
          <table:table-cell table:formula="of:=IF([.V97]=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jemplar_calibrado_97.txt</text:p>
          </table:table-cell>
          <table:table-cell office:value-type="float" office:value="683834.0136" calcext:value-type="float">
            <text:p>683834,0136</text:p>
          </table:table-cell>
          <table:table-cell office:value-type="float" office:value="82977.5456000001" calcext:value-type="float">
            <text:p>82977,5456000001</text:p>
          </table:table-cell>
          <table:table-cell office:value-type="float" office:value="87.8658352831603" calcext:value-type="float">
            <text:p>87,8658352831603</text:p>
          </table:table-cell>
          <table:table-cell office:value-type="float" office:value="258.015610456467" calcext:value-type="float">
            <text:p>258,015610456467</text:p>
          </table:table-cell>
          <table:table-cell office:value-type="string" calcext:value-type="string">
            <text:p>RUPTURE_COST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97.txt</text:p>
          </table:table-cell>
          <table:table-cell office:value-type="float" office:value="683834.0136" calcext:value-type="float">
            <text:p>683834,0136</text:p>
          </table:table-cell>
          <table:table-cell office:value-type="float" office:value="82977.5456000001" calcext:value-type="float">
            <text:p>82977,5456000001</text:p>
          </table:table-cell>
          <table:table-cell office:value-type="float" office:value="87.8658352831603" calcext:value-type="float">
            <text:p>87,8658352831603</text:p>
          </table:table-cell>
          <table:table-cell office:value-type="float" office:value="258.009551048279" calcext:value-type="float">
            <text:p>258,00955104827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table:formula="of:=[.C98]-[.M98]" office:value-type="float" office:value="0" calcext:value-type="float">
            <text:p>0</text:p>
          </table:table-cell>
          <table:table-cell table:formula="of:=IF([.V98]&gt;0;1;0)" office:value-type="float" office:value="0" calcext:value-type="float">
            <text:p>0</text:p>
          </table:table-cell>
          <table:table-cell table:formula="of:=IF([.V98]&lt;0;1;0)" office:value-type="float" office:value="0" calcext:value-type="float">
            <text:p>0</text:p>
          </table:table-cell>
          <table:table-cell table:formula="of:=IF([.V98]=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jemplar_calibrado_98.txt</text:p>
          </table:table-cell>
          <table:table-cell office:value-type="float" office:value="1184346.1499" calcext:value-type="float">
            <text:p>1184346,1499</text:p>
          </table:table-cell>
          <table:table-cell office:value-type="float" office:value="91815.711" calcext:value-type="float">
            <text:p>91815,711</text:p>
          </table:table-cell>
          <table:table-cell office:value-type="float" office:value="92.2475611536583" calcext:value-type="float">
            <text:p>92,2475611536583</text:p>
          </table:table-cell>
          <table:table-cell office:value-type="float" office:value="258.015624046326" calcext:value-type="float">
            <text:p>258,015624046326</text:p>
          </table:table-cell>
          <table:table-cell office:value-type="string" calcext:value-type="string">
            <text:p>WORKING_COST_SU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98.txt</text:p>
          </table:table-cell>
          <table:table-cell office:value-type="float" office:value="1184346.1499" calcext:value-type="float">
            <text:p>1184346,1499</text:p>
          </table:table-cell>
          <table:table-cell office:value-type="float" office:value="92468.827" calcext:value-type="float">
            <text:p>92468,827</text:p>
          </table:table-cell>
          <table:table-cell office:value-type="float" office:value="92.1924154515293" calcext:value-type="float">
            <text:p>92,1924154515293</text:p>
          </table:table-cell>
          <table:table-cell office:value-type="float" office:value="258.026914596558" calcext:value-type="float">
            <text:p>258,02691459655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/>
          <table:table-cell table:formula="of:=[.C99]-[.M99]" office:value-type="float" office:value="-653.115999999965" calcext:value-type="float">
            <text:p>-653,115999999965</text:p>
          </table:table-cell>
          <table:table-cell table:formula="of:=IF([.V99]&gt;0;1;0)" office:value-type="float" office:value="0" calcext:value-type="float">
            <text:p>0</text:p>
          </table:table-cell>
          <table:table-cell table:formula="of:=IF([.V99]&lt;0;1;0)" office:value-type="float" office:value="1" calcext:value-type="float">
            <text:p>1</text:p>
          </table:table-cell>
          <table:table-cell table:formula="of:=IF([.V99]=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jemplar_calibrado_99.txt</text:p>
          </table:table-cell>
          <table:table-cell office:value-type="float" office:value="383061.7163" calcext:value-type="float">
            <text:p>383061,7163</text:p>
          </table:table-cell>
          <table:table-cell office:value-type="float" office:value="55762.7043" calcext:value-type="float">
            <text:p>55762,7043</text:p>
          </table:table-cell>
          <table:table-cell office:value-type="float" office:value="85.4428929002321" calcext:value-type="float">
            <text:p>85,4428929002321</text:p>
          </table:table-cell>
          <table:table-cell office:value-type="float" office:value="258.015572786331" calcext:value-type="float">
            <text:p>258,015572786331</text:p>
          </table:table-cell>
          <table:table-cell office:value-type="string" calcext:value-type="string">
            <text:p>RUPTURE_COST_INV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99.txt</text:p>
          </table:table-cell>
          <table:table-cell office:value-type="float" office:value="383061.7163" calcext:value-type="float">
            <text:p>383061,7163</text:p>
          </table:table-cell>
          <table:table-cell office:value-type="float" office:value="58020.7432" calcext:value-type="float">
            <text:p>58020,7432</text:p>
          </table:table-cell>
          <table:table-cell office:value-type="float" office:value="84.8534215947176" calcext:value-type="float">
            <text:p>84,8534215947176</text:p>
          </table:table-cell>
          <table:table-cell office:value-type="float" office:value="258.013506650925" calcext:value-type="float">
            <text:p>258,01350665092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/>
          <table:table-cell table:formula="of:=[.C100]-[.M100]" office:value-type="float" office:value="-2258.03890000001" calcext:value-type="float">
            <text:p>-2258,03890000001</text:p>
          </table:table-cell>
          <table:table-cell table:formula="of:=IF([.V100]&gt;0;1;0)" office:value-type="float" office:value="0" calcext:value-type="float">
            <text:p>0</text:p>
          </table:table-cell>
          <table:table-cell table:formula="of:=IF([.V100]&lt;0;1;0)" office:value-type="float" office:value="1" calcext:value-type="float">
            <text:p>1</text:p>
          </table:table-cell>
          <table:table-cell table:formula="of:=IF([.V100]=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jemplar_calibrado_100.txt</text:p>
          </table:table-cell>
          <table:table-cell office:value-type="float" office:value="364195.2275" calcext:value-type="float">
            <text:p>364195,2275</text:p>
          </table:table-cell>
          <table:table-cell office:value-type="float" office:value="56095.2994" calcext:value-type="float">
            <text:p>56095,2994</text:p>
          </table:table-cell>
          <table:table-cell office:value-type="float" office:value="84.5974644464554" calcext:value-type="float">
            <text:p>84,5974644464554</text:p>
          </table:table-cell>
          <table:table-cell office:value-type="float" office:value="258.008123636246" calcext:value-type="float">
            <text:p>258,008123636246</text:p>
          </table:table-cell>
          <table:table-cell office:value-type="string" calcext:value-type="string">
            <text:p>RUPTURE_COST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jemplar_calibrado_100.txt</text:p>
          </table:table-cell>
          <table:table-cell office:value-type="float" office:value="364195.2275" calcext:value-type="float">
            <text:p>364195,2275</text:p>
          </table:table-cell>
          <table:table-cell office:value-type="float" office:value="56641.5068" calcext:value-type="float">
            <text:p>56641,5068</text:p>
          </table:table-cell>
          <table:table-cell office:value-type="float" office:value="84.4474879067436" calcext:value-type="float">
            <text:p>84,4474879067436</text:p>
          </table:table-cell>
          <table:table-cell office:value-type="float" office:value="258.013642549515" calcext:value-type="float">
            <text:p>258,01364254951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POT_INV</text:p>
          </table:table-cell>
          <table:table-cell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/>
          <table:table-cell table:formula="of:=[.C101]-[.M101]" office:value-type="float" office:value="-546.207400000021" calcext:value-type="float">
            <text:p>-546,207400000021</text:p>
          </table:table-cell>
          <table:table-cell table:formula="of:=IF([.V101]&gt;0;1;0)" office:value-type="float" office:value="0" calcext:value-type="float">
            <text:p>0</text:p>
          </table:table-cell>
          <table:table-cell table:formula="of:=IF([.V101]&lt;0;1;0)" office:value-type="float" office:value="1" calcext:value-type="float">
            <text:p>1</text:p>
          </table:table-cell>
          <table:table-cell table:formula="of:=IF([.V101]=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1"/>
          <table:table-cell table:formula="of:=SUM([.V2:.V101])" office:value-type="float" office:value="-72192.6898999977" calcext:value-type="float">
            <text:p>-72192,6898999977</text:p>
          </table:table-cell>
          <table:table-cell table:style-name="Default" table:formula="of:=SUM([.W2:.W101])" office:value-type="float" office:value="34" calcext:value-type="float">
            <text:p>34</text:p>
          </table:table-cell>
          <table:table-cell table:style-name="Default" table:formula="of:=SUM([.X2:.X101])" office:value-type="float" office:value="60" calcext:value-type="float">
            <text:p>60</text:p>
          </table:table-cell>
          <table:table-cell table:style-name="Default" table:formula="of:=SUM([.Y2:.Y101])" office:value-type="float" office:value="6" calcext:value-type="float">
            <text:p>6</text:p>
          </table:table-cell>
          <table:table-cell/>
        </table:table-row>
        <table:table-row table:style-name="ro1" table:number-rows-repeated="4">
          <table:table-cell table:number-columns-repeated="22"/>
          <table:table-cell table:style-name="Default" table:number-columns-repeated="3"/>
          <table:table-cell/>
        </table:table-row>
        <table:table-row table:style-name="ro1">
          <table:table-cell table:number-columns-repeated="12"/>
          <table:table-cell office:value-type="string" calcext:value-type="string">
            <text:p>Metodo Random</text:p>
          </table:table-cell>
          <table:table-cell office:value-type="string" calcext:value-type="string">
            <text:p>Los 5 minutos prueba posicion de piezas aleatorias</text:p>
          </table:table-cell>
          <table:table-cell table:number-columns-repeated="8"/>
          <table:table-cell table:style-name="Default" table:number-columns-repeated="3"/>
          <table:table-cell/>
        </table:table-row>
        <table:table-row table:style-name="ro1">
          <table:table-cell table:number-columns-repeated="12"/>
          <table:table-cell office:value-type="string" calcext:value-type="string">
            <text:p>Obser</text:p>
          </table:table-cell>
          <table:table-cell office:value-type="string" calcext:value-type="string">
            <text:p>Solución inicial: Todas las combinaciones de ordenación y colocación</text:p>
          </table:table-cell>
          <table:table-cell table:number-columns-repeated="8"/>
          <table:table-cell table:style-name="Default" table:number-columns-repeated="3"/>
          <table:table-cell/>
        </table:table-row>
        <table:table-row table:style-name="ro1">
          <table:table-cell table:number-columns-repeated="13"/>
          <table:table-cell office:value-type="string" calcext:value-type="string">
            <text:p>De la mejor, se comienza a optimizar localmente</text:p>
          </table:table-cell>
          <table:table-cell table:number-columns-repeated="8"/>
          <table:table-cell table:style-name="Default" table:number-columns-repeated="3"/>
          <table:table-cell/>
        </table:table-row>
        <table:table-row table:style-name="ro1" table:number-rows-repeated="2">
          <table:table-cell table:number-columns-repeated="22"/>
          <table:table-cell table:style-name="Default" table:number-columns-repeated="3"/>
          <table:table-cell/>
        </table:table-row>
        <table:table-row table:style-name="ro1">
          <table:table-cell table:number-columns-repeated="12"/>
          <table:table-cell office:value-type="string" calcext:value-type="string">
            <text:p>De 20 muestras, de las que random gana, el 50% el norandom ha dejado de optimizar bastante rato.</text:p>
          </table:table-cell>
          <table:table-cell table:number-columns-repeated="9"/>
          <table:table-cell table:style-name="Default" table:number-columns-repeated="3"/>
          <table:table-cell/>
        </table:table-row>
        <table:table-row table:style-name="ro1">
          <table:table-cell table:number-columns-repeated="22"/>
          <table:table-cell table:style-name="Default" table:number-columns-repeated="3"/>
          <table:table-cell/>
        </table:table-row>
        <table:table-row table:style-name="ro1">
          <table:table-cell table:number-columns-repeated="12"/>
          <table:table-cell office:value-type="string" calcext:value-type="string">
            <text:p>Tercer algoritmo: Fusión de los metodos</text:p>
          </table:table-cell>
          <table:table-cell table:number-columns-repeated="9"/>
          <table:table-cell table:style-name="Default" table:number-columns-repeated="3"/>
          <table:table-cell/>
        </table:table-row>
        <table:table-row table:style-name="ro1">
          <table:table-cell table:number-columns-repeated="13"/>
          <table:table-cell office:value-type="string" calcext:value-type="string">
            <text:p>En cuanto se deja de optimizar localmente, pasar a metodo Random y ver si mejora</text:p>
          </table:table-cell>
          <table:table-cell table:number-columns-repeated="8"/>
          <table:table-cell table:style-name="Default" table:number-columns-repeated="3"/>
          <table:table-cell/>
        </table:table-row>
      </table:table>
      <table:named-expressions/>
      <table:database-ranges>
        <table:database-range table:name="__Anonymous_Sheet_DB__0" table:target-range-address="Sheet1.A1:Sheet1.Y10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08:52:19.940449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3.6.2$Linux_X86_64 LibreOffice_project/30$Build-2</meta:generator>
    <dc:date>2020-06-13T09:07:07.178854631</dc:date>
    <meta:editing-duration>PT30M17S</meta:editing-duration>
    <meta:editing-cycles>3</meta:editing-cycles>
    <meta:document-statistic meta:table-count="1" meta:cell-count="2449" meta:object-count="0"/>
  </office:meta>
</office:document-meta>
</file>